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1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114.89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18.74pt"/>
    </style:style>
    <style:style style:name="co7" style:family="table-column">
      <style:table-column-properties fo:break-before="auto" style:column-width="29.2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21pt"/>
    </style:style>
    <style:style style:name="co10" style:family="table-column">
      <style:table-column-properties fo:break-before="auto" style:column-width="23.24pt"/>
    </style:style>
    <style:style style:name="co11" style:family="table-column">
      <style:table-column-properties fo:break-before="auto" style:column-width="13.49pt"/>
    </style:style>
    <style:style style:name="co12" style:family="table-column">
      <style:table-column-properties fo:break-before="auto" style:column-width="8.25pt"/>
    </style:style>
    <style:style style:name="co13" style:family="table-column">
      <style:table-column-properties fo:break-before="auto" style:column-width="20.24pt"/>
    </style:style>
    <style:style style:name="co14" style:family="table-column">
      <style:table-column-properties fo:break-before="auto" style:column-width="21.74pt"/>
    </style:style>
    <style:style style:name="co15" style:family="table-column">
      <style:table-column-properties fo:break-before="auto" style:column-width="19.5pt"/>
    </style:style>
    <style:style style:name="co16" style:family="table-column">
      <style:table-column-properties fo:break-before="auto" style:column-width="20.04pt"/>
    </style:style>
    <style:style style:name="co17" style:family="table-column">
      <style:table-column-properties fo:break-before="auto" style:column-width="26.25pt"/>
    </style:style>
    <style:style style:name="co18" style:family="table-column">
      <style:table-column-properties fo:break-before="auto" style:column-width="25.51pt"/>
    </style:style>
    <style:style style:name="co19" style:family="table-column">
      <style:table-column-properties fo:break-before="auto" style:column-width="27.75pt"/>
    </style:style>
    <style:style style:name="co20" style:family="table-column">
      <style:table-column-properties fo:break-before="auto" style:column-width="9.75pt"/>
    </style:style>
    <style:style style:name="co21" style:family="table-column">
      <style:table-column-properties fo:break-before="auto" style:column-width="47.25pt"/>
    </style:style>
    <style:style style:name="co22" style:family="table-column">
      <style:table-column-properties fo:break-before="auto" style:column-width="33.76pt"/>
    </style:style>
    <style:style style:name="co23" style:family="table-column">
      <style:table-column-properties fo:break-before="auto" style:column-width="14.26pt"/>
    </style:style>
    <style:style style:name="co24" style:family="table-column">
      <style:table-column-properties fo:break-before="auto" style:column-width="15pt"/>
    </style:style>
    <style:style style:name="co25" style:family="table-column">
      <style:table-column-properties fo:break-before="auto" style:column-width="24.01pt"/>
    </style:style>
    <style:style style:name="co26" style:family="table-column">
      <style:table-column-properties fo:break-before="auto" style:column-width="22.51pt"/>
    </style:style>
    <style:style style:name="co27" style:family="table-column">
      <style:table-column-properties fo:break-before="auto" style:column-width="15.76pt"/>
    </style:style>
    <style:style style:name="co28" style:family="table-column">
      <style:table-column-properties fo:break-before="auto" style:column-width="97.51pt"/>
    </style:style>
    <style:style style:name="co29" style:family="table-column">
      <style:table-column-properties fo:break-before="auto" style:column-width="95.24pt"/>
    </style:style>
    <style:style style:name="co30" style:family="table-column">
      <style:table-column-properties fo:break-before="auto" style:column-width="103.49pt"/>
    </style:style>
    <style:style style:name="co31" style:family="table-column">
      <style:table-column-properties fo:break-before="auto" style:column-width="83.25pt"/>
    </style:style>
    <style:style style:name="co32" style:family="table-column">
      <style:table-column-properties fo:break-before="auto" style:column-width="123.76pt"/>
    </style:style>
    <style:style style:name="co33" style:family="table-column">
      <style:table-column-properties fo:break-before="auto" style:column-width="6.01pt"/>
    </style:style>
    <style:style style:name="co34" style:family="table-column">
      <style:table-column-properties fo:break-before="auto" style:column-width="70.5pt"/>
    </style:style>
    <style:style style:name="co35" style:family="table-column">
      <style:table-column-properties fo:break-before="auto" style:column-width="65.25pt"/>
    </style:style>
    <style:style style:name="co36" style:family="table-column">
      <style:table-column-properties fo:break-before="auto" style:column-width="42.75pt"/>
    </style:style>
    <style:style style:name="co37" style:family="table-column">
      <style:table-column-properties fo:break-before="auto" style:column-width="24.75pt"/>
    </style:style>
    <style:style style:name="co38" style:family="table-column">
      <style:table-column-properties fo:break-before="auto" style:column-width="48.76pt"/>
    </style:style>
    <style:style style:name="co39" style:family="table-column">
      <style:table-column-properties fo:break-before="auto" style:column-width="126.74pt"/>
    </style:style>
    <style:style style:name="co40" style:family="table-column">
      <style:table-column-properties fo:break-before="auto" style:column-width="124.5pt"/>
    </style:style>
    <style:style style:name="co41" style:family="table-column">
      <style:table-column-properties fo:break-before="auto" style:column-width="28.49pt"/>
    </style:style>
    <style:style style:name="co42" style:family="table-column">
      <style:table-column-properties fo:break-before="auto" style:column-width="52.5pt"/>
    </style:style>
    <style:style style:name="co43" style:family="table-column">
      <style:table-column-properties fo:break-before="auto" style:column-width="13.44pt"/>
    </style:style>
    <style:style style:name="co44" style:family="table-column">
      <style:table-column-properties fo:break-before="auto" style:column-width="19.81pt"/>
    </style:style>
    <style:style style:name="co45" style:family="table-column">
      <style:table-column-properties fo:break-before="auto" style:column-width="30.9pt"/>
    </style:style>
    <style:style style:name="co46" style:family="table-column">
      <style:table-column-properties fo:break-before="auto" style:column-width="23.81pt"/>
    </style:style>
    <style:style style:name="co47" style:family="table-column">
      <style:table-column-properties fo:break-before="auto" style:column-width="28.54pt"/>
    </style:style>
    <style:style style:name="co48" style:family="table-column">
      <style:table-column-properties fo:break-before="auto" style:column-width="31.69pt"/>
    </style:style>
    <style:style style:name="co49" style:family="table-column">
      <style:table-column-properties fo:break-before="auto" style:column-width="24.55pt"/>
    </style:style>
    <style:style style:name="co50" style:family="table-column">
      <style:table-column-properties fo:break-before="auto" style:column-width="12.7pt"/>
    </style:style>
    <style:style style:name="co51" style:family="table-column">
      <style:table-column-properties fo:break-before="auto" style:column-width="18.99pt"/>
    </style:style>
    <style:style style:name="co52" style:family="table-column">
      <style:table-column-properties fo:break-before="auto" style:column-width="18.26pt"/>
    </style:style>
    <style:style style:name="co53" style:family="table-column">
      <style:table-column-properties fo:break-before="auto" style:column-width="26.96pt"/>
    </style:style>
    <style:style style:name="co54" style:family="table-column">
      <style:table-column-properties fo:break-before="auto" style:column-width="21.6pt"/>
    </style:style>
    <style:style style:name="co55" style:family="table-column">
      <style:table-column-properties fo:break-before="auto" style:column-width="49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3pt" fo:break-before="auto" style:use-optimal-row-height="fals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1.25pt" fo:break-before="auto" style:use-optimal-row-height="false"/>
    </style:style>
    <style:style style:name="ro11" style:family="table-row">
      <style:table-row-properties style:row-height="2.24pt" fo:break-before="auto" style:use-optimal-row-height="false"/>
    </style:style>
    <style:style style:name="ro12" style:family="table-row">
      <style:table-row-properties style:row-height="11.99pt" fo:break-before="auto" style:use-optimal-row-height="false"/>
    </style:style>
    <style:style style:name="ro13" style:family="table-row">
      <style:table-row-properties style:row-height="8.25pt" fo:break-before="auto" style:use-optimal-row-height="false"/>
    </style:style>
    <style:style style:name="ro14" style:family="table-row">
      <style:table-row-properties style:row-height="9.01pt" fo:break-before="auto" style:use-optimal-row-height="false"/>
    </style:style>
    <style:style style:name="ro15" style:family="table-row">
      <style:table-row-properties style:row-height="28.49pt" fo:break-before="auto" style:use-optimal-row-height="false"/>
    </style:style>
    <style:style style:name="ro16" style:family="table-row">
      <style:table-row-properties style:row-height="18.74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0.86pt" fo:break-before="auto" style:use-optimal-row-height="true"/>
    </style:style>
    <style:style style:name="ro19" style:family="table-row">
      <style:table-row-properties style:row-height="27.01pt" fo:break-before="auto" style:use-optimal-row-height="false"/>
    </style:style>
    <style:style style:name="ro20" style:family="table-row">
      <style:table-row-properties style:row-height="26.25pt" fo:break-before="auto" style:use-optimal-row-height="false"/>
    </style:style>
    <style:style style:name="ro21" style:family="table-row">
      <style:table-row-properties style:row-height="27.75pt" fo:break-before="auto" style:use-optimal-row-height="false"/>
    </style:style>
    <style:style style:name="ro22" style:family="table-row">
      <style:table-row-properties style:row-height="23.24pt" fo:break-before="auto" style:use-optimal-row-height="false"/>
    </style:style>
    <style:style style:name="ro23" style:family="table-row">
      <style:table-row-properties style:row-height="5.24pt" fo:break-before="auto" style:use-optimal-row-height="false"/>
    </style:style>
    <style:style style:name="ro24" style:family="table-row">
      <style:table-row-properties style:row-height="3.74pt" fo:break-before="auto" style:use-optimal-row-height="false"/>
    </style:style>
    <style:style style:name="ro25" style:family="table-row">
      <style:table-row-properties style:row-height="7.51pt" fo:break-before="auto" style:use-optimal-row-height="false"/>
    </style:style>
    <style:style style:name="ro26" style:family="table-row">
      <style:table-row-properties style:row-height="12.76pt" fo:break-before="auto" style:use-optimal-row-height="false"/>
    </style:style>
    <style:style style:name="ro27" style:family="table-row">
      <style:table-row-properties style:row-height="9.75pt" fo:break-before="auto" style:use-optimal-row-height="false"/>
    </style:style>
    <style:style style:name="ro28" style:family="table-row">
      <style:table-row-properties style:row-height="32.26pt" fo:break-before="auto" style:use-optimal-row-height="false"/>
    </style:style>
    <style:style style:name="ro29" style:family="table-row">
      <style:table-row-properties style:row-height="17.26pt" fo:break-before="auto" style:use-optimal-row-height="false"/>
    </style:style>
    <style:style style:name="ro30" style:family="table-row">
      <style:table-row-properties style:row-height="36.74pt" fo:break-before="auto" style:use-optimal-row-height="false"/>
    </style:style>
    <style:style style:name="ro31" style:family="table-row">
      <style:table-row-properties style:row-height="21.74pt" fo:break-before="auto" style:use-optimal-row-height="false"/>
    </style:style>
    <style:style style:name="ro32" style:family="table-row">
      <style:table-row-properties style:row-height="21pt" fo:break-before="auto" style:use-optimal-row-height="false"/>
    </style:style>
    <style:style style:name="ro33" style:family="table-row">
      <style:table-row-properties style:row-height="18pt" fo:break-before="auto" style:use-optimal-row-height="false"/>
    </style:style>
    <style:style style:name="ro34" style:family="table-row">
      <style:table-row-properties style:row-height="29.99pt" fo:break-before="auto" style:use-optimal-row-height="false"/>
    </style:style>
    <style:style style:name="ro35" style:family="table-row">
      <style:table-row-properties style:row-height="45.01pt" fo:break-before="auto" style:use-optimal-row-height="false"/>
    </style:style>
    <style:style style:name="ro36" style:family="table-row">
      <style:table-row-properties style:row-height="20.95pt" fo:break-before="auto" style:use-optimal-row-height="true"/>
    </style:style>
    <style:style style:name="ro37" style:family="table-row">
      <style:table-row-properties style:row-height="30.56pt" fo:break-before="auto" style:use-optimal-row-height="true"/>
    </style:style>
    <style:style style:name="ro38" style:family="table-row">
      <style:table-row-properties style:row-height="24.75pt" fo:break-before="auto" style:use-optimal-row-height="false"/>
    </style:style>
    <style:style style:name="ro39" style:family="table-row">
      <style:table-row-properties style:row-height="22.34pt" fo:break-before="auto" style:use-optimal-row-height="true"/>
    </style:style>
    <style:style style:name="ro4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  <style:style style:name="ta4" style:family="table" style:master-page-name="mp3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1010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0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fo:font-weight="bold" style:font-name-asian="Times New Roman" style:font-size-asian="12pt" style:font-weight-asian="bold" style:font-name-complex="Times New Roman1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1" style:font-size-complex="10pt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Default" style:data-style-name="N0">
      <style:table-cell-properties fo:border="0.06pt solid #000000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6pt solid #000000"/>
      <style:text-properties style:font-name="Times New Roman" fo:font-size="9pt" style:font-size-asian="9pt" style:font-size-complex="9pt"/>
    </style:style>
    <style:style style:name="ce11" style:family="table-cell" style:parent-style-name="Comma" style:data-style-name="N3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1pt" style:font-name-asian="Arial" style:font-size-asian="11pt" style:font-name-complex="Arial" style:font-size-complex="11pt"/>
    </style:style>
    <style:style style:name="ce12" style:family="table-cell" style:parent-style-name="Comma" style:data-style-name="N0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Times New Roman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</style:style>
    <style:style style:name="ce1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pt"/>
    </style:style>
    <style:style style:name="ce2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3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2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2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7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2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 style:data-style-name="N132">
      <style:table-cell-properties fo:border-bottom="0.06pt solid #000000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3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33" style:family="table-cell" style:parent-style-name="Default" style:data-style-name="N132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3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35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1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66cc" style:font-name="Times New Roman1" style:text-underline-style="solid" style:text-underline-width="auto" style:text-underline-color="font-color" style:font-name-asian="Times New Roman1" style:font-name-complex="Times New Roman1"/>
    </style:style>
    <style:style style:name="ce3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3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3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40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4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4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5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imes New Roman1" fo:font-size="11p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2" style:family="table-cell" style:parent-style-name="Default" style:data-style-name="N0">
      <style:table-cell-properties style:cell-protect="protected" style:print-content="true" fo:border="0.06pt solid #000000" style:vertical-align="middle"/>
      <style:text-properties fo:color="#000080" style:font-name="Tahoma" fo:font-size="8pt" style:font-name-asian="Tahoma" style:font-size-asian="8pt" style:font-name-complex="Tahoma" style:font-size-complex="8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top"/>
      <style:paragraph-properties fo:text-align="start" fo:margin-left="0pt"/>
    </style:style>
    <style:style style:name="ce54" style:family="table-cell" style:parent-style-name="Default" style:data-style-name="N129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5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pt"/>
      <style:text-properties style:font-name="Tahoma" fo:font-size="8pt" style:font-name-asian="Tahoma" style:font-size-asian="8pt" style:font-name-complex="Tahoma" style:font-size-complex="8pt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60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style="italic" fo:font-weight="bold" style:font-name-asian="Tahoma" style:font-size-asian="8pt" style:font-style-asian="italic" style:font-weight-asian="bold" style:font-name-complex="Tahoma" style:font-size-complex="8pt" style:font-style-complex="italic" style:font-weight-complex="bold"/>
    </style:style>
    <style:style style:name="ce6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6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fo:font-weight="bold" style:font-name-asian="Arial" style:font-size-asian="8pt" style:font-weight-asian="bold" style:font-name-complex="Tahoma" style:font-size-complex="8pt" style:font-weight-complex="bold"/>
    </style:style>
    <style:style style:name="ce63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style:font-name-asian="Tahoma" style:font-size-asian="8pt" style:font-name-complex="Tahoma" style:font-size-complex="8pt"/>
    </style:style>
    <style:style style:name="ce6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5" style:family="table-cell" style:parent-style-name="Default" style:data-style-name="N13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6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7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4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127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fo:color="#000080" style:font-name="Tahoma" fo:font-size="1pt" style:font-name-asian="Tahoma" style:font-size-asian="1pt" style:font-name-complex="Tahoma" style:font-size-complex="1pt"/>
    </style:style>
    <style:style style:name="ce76" style:family="table-cell" style:parent-style-name="Default" style:data-style-name="N127">
      <style:table-cell-properties fo:background-color="#ffffff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7" style:family="table-cell" style:parent-style-name="Default" style:data-style-name="N127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78" style:family="table-cell" style:parent-style-name="Default" style:data-style-name="N133">
      <style:table-cell-properties fo:background-color="#ffff99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79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2.01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0" style:family="table-cell" style:parent-style-name="Default" style:data-style-name="N127">
      <style:table-cell-properties fo:border-bottom="0.06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1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82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3" style:family="table-cell" style:parent-style-name="Default" style:data-style-name="N13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84" style:family="table-cell" style:parent-style-name="Default" style:data-style-name="N130">
      <style:table-cell-properties fo:background-color="#ffffff" style:cell-protect="protected" style:print-content="true" style:text-align-source="fix" style:repeat-content="false" fo:border="none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style:font-name-asian="Tahoma" style:font-size-asian="8pt" style:font-name-complex="Tahoma" style:font-size-complex="8pt"/>
    </style:style>
    <style:style style:name="ce8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6" style:family="table-cell" style:parent-style-name="Default" style:data-style-name="N128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87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993366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89" style:family="table-cell" style:parent-style-name="Default" style:data-style-name="N127">
      <style:table-cell-properties fo:background-color="#ffff99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90" style:family="table-cell" style:parent-style-name="Default" style:data-style-name="N129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9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96" style:family="table-cell" style:parent-style-name="Default" style:data-style-name="N0">
      <style:table-cell-properties style:cell-protect="protected" style:print-content="true" fo:border="2.01pt solid #000000" style:vertical-align="middle"/>
      <style:text-properties style:font-name="Tahoma" fo:font-size="8pt" style:font-name-asian="Tahoma" style:font-size-asian="8pt" style:font-name-complex="Tahoma" style:font-size-complex="8pt"/>
    </style:style>
    <style:style style:name="ce97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9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99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0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2.01pt solid #000000" fo:border-right="none" fo:border-top="none" style:vertical-align="middle"/>
      <style:paragraph-properties fo:text-align="start" fo:margin-left="0pt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01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02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03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style:font-name-asian="Tahoma" style:font-size-asian="8pt" style:font-name-complex="Tahoma" style:font-size-complex="8pt"/>
    </style:style>
    <style:style style:name="ce10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105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06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08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0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10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11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fo:font-weight="bold" style:font-weight-asian="bold" style:font-weight-complex="bold"/>
    </style:style>
    <style:style style:name="ce112" style:family="table-cell" style:parent-style-name="Default" style:data-style-name="N127">
      <style:table-cell-properties fo:border-bottom="2.01pt solid #000000" fo:background-color="#ffffff" style:cell-protect="protected" style:print-content="true" style:text-align-source="fix" style:repeat-content="false" fo:border-left="2.01pt solid #000000" fo:padding-bottom="0.99pt" fo:padding-left="0.99pt" fo:padding-right="0pt" fo:padding-top="0.99pt" fo:border-right="2.01pt solid #000000" fo:border-top="0.06pt solid #000000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13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114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15" style:family="table-cell" style:parent-style-name="Default" style:data-style-name="N127">
      <style:table-cell-properties fo:background-color="#ffffff" style:cell-protect="protected" style:print-content="true"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Tahoma" fo:font-size="8pt" style:font-name-asian="Tahoma" style:font-size-asian="8pt" style:font-name-complex="Tahoma" style:font-size-complex="8pt"/>
    </style:style>
    <style:style style:name="ce116" style:family="table-cell" style:parent-style-name="Default" style:data-style-name="N132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1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19" style:family="table-cell" style:parent-style-name="Default" style:data-style-name="N13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top"/>
      <style:paragraph-properties fo:text-align="start" fo:margin-left="0pt"/>
    </style:style>
    <style:style style:name="ce121" style:family="table-cell" style:parent-style-name="Default" style:data-style-name="N134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  <style:text-properties style:font-name="Tahoma" style:font-name-asian="Tahoma" style:font-name-complex="Tahoma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ahoma" style:font-name-asian="Tahoma" style:font-name-complex="Tahoma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133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26" style:family="table-cell" style:parent-style-name="Default" style:data-style-name="N13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27" style:family="table-cell" style:parent-style-name="Default" style:data-style-name="N13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</style:style>
    <style:style style:name="ce129" style:family="table-cell" style:parent-style-name="Default" style:data-style-name="N0">
      <style:table-cell-properties style:cell-protect="protected" style:print-content="true" style:text-align-source="fix" style:repeat-content="false" style:vertical-align="top"/>
      <style:paragraph-properties fo:text-align="start" fo:margin-left="0pt"/>
      <style:text-properties style:font-name="Tahoma" style:font-name-asian="Tahoma" style:font-name-complex="Tahoma"/>
    </style:style>
    <style:style style:name="ce13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middle"/>
      <style:paragraph-properties fo:text-align="start" fo:margin-left="0pt"/>
    </style:style>
    <style:style style:name="ce1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pt"/>
    </style:style>
    <style:style style:name="ce134" style:family="table-cell" style:parent-style-name="Default" style:data-style-name="N136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13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start" fo:margin-left="0pt"/>
      <style:text-properties fo:color="#000080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ahoma" style:font-name-asian="Tahoma" style:font-name-complex="Tahoma"/>
    </style:style>
    <style:style style:name="ce138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</style:style>
    <style:style style:name="ce13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141" style:family="table-cell" style:parent-style-name="Default" style:data-style-name="N132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42" style:family="table-cell" style:parent-style-name="Default" style:data-style-name="N132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4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8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66cc" style:font-name="Times New Roman1" style:text-underline-style="solid" style:text-underline-width="auto" style:text-underline-color="font-color" style:font-name-asian="Times New Roman1" style:font-name-complex="Times New Roman1"/>
    </style:style>
    <style:style style:name="ce14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46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center"/>
      <style:text-properties fo:color="#000080" style:font-name="Tahoma" fo:font-size="8pt" fo:font-style="italic" style:font-name-asian="Tahoma" style:font-size-asian="8pt" style:font-style-asian="italic" style:font-name-complex="Tahoma" style:font-size-complex="8pt" style:font-style-complex="italic"/>
    </style:style>
    <style:style style:name="ce14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14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pt"/>
      <style:text-properties fo:color="#000080"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4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pt"/>
      <style:text-properties fo:color="#000080" style:font-name="Tahoma" fo:font-size="8pt" fo:font-weight="bold" style:font-name-asian="Arial" style:font-size-asian="8pt" style:font-weight-asian="bold" style:font-name-complex="Tahoma" style:font-size-complex="8pt" style:font-weight-complex="bold"/>
    </style:style>
    <style:style style:name="ce150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pt"/>
      <style:text-properties style:font-name="Tahoma" fo:font-size="8pt" style:font-name-asian="Tahoma" style:font-size-asian="8pt" style:font-name-complex="Tahoma" style:font-size-complex="8pt"/>
    </style:style>
    <style:style style:name="ce151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none" style:vertical-align="top"/>
      <style:paragraph-properties fo:text-align="start" fo:margin-left="0pt"/>
      <style:text-properties fo:color="#000080" style:font-name="Tahoma" fo:font-size="8pt" style:font-name-asian="Tahoma" style:font-size-asian="8pt" style:font-name-complex="Tahoma" style:font-size-complex="8pt"/>
    </style:style>
    <style:style style:name="ce152" style:family="table-cell" style:parent-style-name="Default" style:data-style-name="N127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0080" style:font-name="Tahoma" fo:font-size="8pt" fo:font-weight="normal" style:font-name-asian="Times New Roman" style:font-size-asian="8pt" style:language-asian="none" style:country-asian="none" style:font-weight-asian="normal" style:font-name-complex="Tahoma" style:font-size-complex="8pt" style:language-complex="none" style:country-complex="none" style:font-weight-complex="normal"/>
    </style:style>
    <style:style style:name="ce153" style:family="table-cell" style:parent-style-name="Default" style:data-style-name="N127">
      <style:table-cell-properties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ahoma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15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55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6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  <style:style style:name="ce18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name-asian="Arial" style:font-size-asian="8pt" style:font-style-asian="normal" style:font-weight-asian="bold" style:font-name-complex="Tahoma" style:font-size-complex="8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name-asian="Tahoma" style:font-size-asian="8pt" style:font-style-asian="normal" style:font-weight-asian="bold" style:font-name-complex="Tahoma" style:font-size-complex="8pt" style:font-style-complex="normal" style:font-weight-complex="bold"/>
    </style:style>
    <style:style style:name="ce18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5" style:family="table-cell" style:parent-style-name="Default" style:data-style-name="N28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1010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9" style:family="table-cell" style:parent-style-name="Default" style:data-style-name="N10106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5" style:family="table-cell" style:parent-style-name="Default" style:data-style-name="N10106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6" style:family="table-cell" style:parent-style-name="Default" style:data-style-name="N279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8" style:family="table-cell" style:parent-style-name="Default" style:data-style-name="N281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1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Times New Roman" style:font-size-asian="10pt" style:font-size-complex="10pt"/>
    </style:style>
    <style:style style:name="T2" style:family="text">
      <style:text-properties style:font-name-asian="Calibri" style:font-size-asian="11pt" style:font-size-complex="11pt"/>
    </style:style>
    <style:style style:name="T3" style:family="text">
      <style:text-properties style:country-asian="none" style:country-complex="none" style:font-name-asian="Times New Roman"/>
    </style:style>
    <style:style style:name="T4" style:family="text">
      <style:text-properties style:font-name-asian="Arial" style:font-name-complex="Tahoma"/>
    </style:style>
    <style:style style:name="T5" style:family="text">
      <style:text-properties style:font-name-asian="Tahoma" style:font-name-complex="Tahoma"/>
    </style:style>
    <style:style style:name="T6" style:family="text">
      <style:text-properties style:font-name-complex="Tahoma" style:font-name-asian="Arial"/>
    </style:style>
    <style:style style:name="T7" style:family="text">
      <style:text-properties style:font-name-complex="Tahoma" style:font-name-asian="Tahoma"/>
    </style:style>
  </office:automatic-styles>
  <office:body>
    <office:spreadsheet>
      <table:calculation-settings table:case-sensitive="false" table:automatic-find-labels="false" table:use-regular-expressions="false"/>
      <table:table table:name=" Data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number-columns-repeated="2" table:default-cell-style-name="ce9"/>
        <table:table-column table:style-name="co4" table:number-columns-repeated="2" table:default-cell-style-name="ce13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rrent Value (<text:span text:style-name="T3"><text:a xlink:href="python://o.company_id.currency_id.name%20or%20''" xlink:type="simple">cur_comp</text:a></text:span>)</text:p>
          </table:table-cell>
          <table:table-cell office:value-type="string" calcext:value-type="string">
            <text:p>Compare Value (<text:span text:style-name="T3"><text:a xlink:href="python://o.company_id.currency_id.name%20or%20''" xlink:type="simple">cur_comp</text:a></text:span>)</text:p>
          </table:table-cell>
          <table:table-cell table:style-name="ce9" office:value-type="string" calcext:value-type="string">
            <text:p>Current Value (<text:span text:style-name="T3"><text:a xlink:href="python://o.company_id.second_currency_id%20and%20o.company_id.second_currency_id.name%20or%20''" xlink:type="simple">sec_comp</text:a></text:span>)</text:p>
          </table:table-cell>
          <table:table-cell table:style-name="ce9" office:value-type="string" calcext:value-type="string">
            <text:p>Compare Value (<text:a xlink:href="python://o.company_id.second_currency_id%20and%20o.company_id.second_currency_id.name%20or%20''" xlink:type="simple">sec_comp</text:a><text:span text:style-name="T3">)</text:span></text:p>
          </table:table-cell>
          <table:table-cell table:style-name="ce14" table:number-columns-repeated="1017"/>
        </table:table-row>
        <table:table-row table:style-name="ro2">
          <table:table-cell table:style-name="ce2" office:value-type="string" calcext:value-type="string">
            <text:p><text:span text:style-name="T1"><text:a xlink:href="python://for%20each=%22line%20in%20o.financial_report_ids%22" xlink:type="simple">For</text:a></text:span></text:p>
          </table:table-cell>
          <table:table-cell table:style-name="ce6"/>
          <table:table-cell table:style-name="ce10" table:number-columns-repeated="2"/>
          <table:table-cell table:style-name="ce6"/>
          <table:table-cell table:number-columns-repeated="1019"/>
        </table:table-row>
        <table:table-row table:style-name="ro3">
          <table:table-cell table:style-name="ce3" office:value-type="string" calcext:value-type="string">
            <text:p><text:a xlink:href="python://line.name" xlink:type="simple">Title</text:a></text:p>
          </table:table-cell>
          <table:table-cell table:style-name="ce7" office:value-type="string" calcext:value-type="string">
            <text:p><text:a xlink:href="python://line.ma_so" xlink:type="simple">Code</text:a></text:p>
          </table:table-cell>
          <table:table-cell table:style-name="ce7" office:value-type="string" calcext:value-type="string">
            <text:p><text:a xlink:href="python://line.thuyet_minh" xlink:type="simple">Desc</text:a></text:p>
          </table:table-cell>
          <table:table-cell table:style-name="ce12" office:value-type="string" calcext:value-type="string">
            <text:p><text:a xlink:href="python://round(line.curr_value,%20line.com_currency_id.decimal_places)" xlink:type="simple">Current</text:a></text:p>
          </table:table-cell>
          <table:table-cell table:style-name="ce12" office:value-type="string" calcext:value-type="string">
            <text:p><text:a xlink:href="python://round(line.prior_value,%20line.com_currency_id.decimal_places)" xlink:type="simple">Compare</text:a></text:p>
          </table:table-cell>
          <table:table-cell table:style-name="ce12" office:value-type="string" calcext:value-type="string">
            <text:p><text:a xlink:href="python://round(line.curr_value_2rd,%20line.second_currency_id.decimal_places)" xlink:type="simple">Current 2rd</text:a></text:p>
          </table:table-cell>
          <table:table-cell table:style-name="ce12" office:value-type="string" calcext:value-type="string">
            <text:p><text:a xlink:href="python://round(line.prior_value_2rd,%20line.second_currency_id.decimal_places)" xlink:type="simple">Compare 2rd</text:a></text:p>
          </table:table-cell>
          <table:table-cell table:style-name="ce15" table:number-columns-repeated="1017"/>
        </table:table-row>
        <table:table-row table:style-name="ro4">
          <table:table-cell table:style-name="ce4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8"/>
          <table:table-cell table:style-name="ce11" table:number-columns-repeated="3"/>
          <table:table-cell table:number-columns-repeated="1019"/>
        </table:table-row>
      </table:table>
      <table:table table:name="CĐKT" table:style-name="ta2">
        <table:table-column table:style-name="co5" table:default-cell-style-name="ce20"/>
        <table:table-column table:style-name="co6" table:visibility="collapse" table:default-cell-style-name="ce20"/>
        <table:table-column table:style-name="co7" table:default-cell-style-name="ce20"/>
        <table:table-column table:style-name="co6" table:number-columns-repeated="2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6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4" table:default-cell-style-name="ce20"/>
        <table:table-column table:style-name="co17" table:default-cell-style-name="ce20"/>
        <table:table-column table:style-name="co13" table:default-cell-style-name="ce20"/>
        <table:table-column table:style-name="co6" table:default-cell-style-name="ce20"/>
        <table:table-column table:style-name="co18" table:number-columns-repeated="2" table:default-cell-style-name="ce20"/>
        <table:table-column table:style-name="co19" table:default-cell-style-name="ce20"/>
        <table:table-column table:style-name="co18" table:default-cell-style-name="ce20"/>
        <table:table-column table:style-name="co20" table:number-columns-repeated="2" table:default-cell-style-name="ce20"/>
        <table:table-column table:style-name="co21" table:visibility="collapse" table:default-cell-style-name="ce20"/>
        <table:table-column table:style-name="co21" table:number-columns-repeated="995" table:default-cell-style-name="ce20"/>
        <table:table-row table:style-name="ro5">
          <table:table-cell table:style-name="ce16"/>
          <table:table-cell table:style-name="ce21"/>
          <table:table-cell table:style-name="ce35"/>
          <table:table-cell table:style-name="ce51"/>
          <table:table-cell table:style-name="ce21" table:number-columns-repeated="5"/>
          <table:table-cell table:style-name="ce64" office:value-type="string" calcext:value-type="string" table:number-columns-spanned="14" table:number-rows-spanned="1">
            <text:p>BẢNG CÂN ĐỐI KẾ TOÁN (Mẫu số B-01/DN)</text:p>
          </table:table-cell>
          <table:covered-table-cell table:number-columns-repeated="13"/>
          <table:table-cell table:style-name="ce21" table:number-columns-repeated="4"/>
          <table:table-cell table:style-name="ce16"/>
          <table:table-cell table:number-columns-repeated="996"/>
        </table:table-row>
        <table:table-row table:style-name="ro5">
          <table:table-cell table:style-name="ce16"/>
          <table:table-cell table:style-name="ce22"/>
          <table:table-cell table:style-name="ce36" table:number-columns-spanned="4" table:number-rows-spanned="1"/>
          <table:covered-table-cell table:number-columns-repeated="3"/>
          <table:table-cell table:style-name="ce60" office:value-type="string" calcext:value-type="string" table:number-columns-spanned="17" table:number-rows-spanned="1">
            <text:p>(Áp dụng cho doanh nghiệp đáp ứng giả định hoạt động liên tục)</text:p>
          </table:table-cell>
          <table:covered-table-cell table:number-columns-repeated="16"/>
          <table:table-cell table:style-name="ce37" table:number-columns-repeated="5"/>
          <table:table-cell table:number-columns-repeated="996"/>
        </table:table-row>
        <table:table-row table:style-name="ro5" table:visibility="collapse">
          <table:table-cell table:style-name="ce16"/>
          <table:table-cell table:style-name="ce22"/>
          <table:table-cell table:style-name="ce37" table:number-columns-repeated="4"/>
          <table:table-cell table:style-name="ce60" office:value-type="string" calcext:value-type="string" table:number-columns-spanned="17" table:number-rows-spanned="1">
            <text:p>(Áp dụng cho doanh nghiệp không đáp ứng giả định hoạt động liên tục)</text:p>
          </table:table-cell>
          <table:covered-table-cell table:number-columns-repeated="16"/>
          <table:table-cell table:style-name="ce37" table:number-columns-repeated="5"/>
          <table:table-cell table:number-columns-repeated="996"/>
        </table:table-row>
        <table:table-row table:style-name="ro5">
          <table:table-cell table:style-name="ce16"/>
          <table:table-cell table:style-name="ce23" table:number-columns-repeated="5"/>
          <table:table-cell table:style-name="ce61" office:value-type="string" calcext:value-type="string" table:number-columns-spanned="17" table:number-rows-spanned="1">
            <text:p><text:s/>(Ban hành theo Thông tư số 200/2014/TT-BTC Ngày 22/12/2014 của Bộ Tài chính)</text:p>
          </table:table-cell>
          <table:covered-table-cell table:number-columns-repeated="16"/>
          <table:table-cell table:style-name="ce23" table:number-columns-repeated="4"/>
          <table:table-cell table:style-name="ce91"/>
          <table:table-cell table:number-columns-repeated="996"/>
        </table:table-row>
        <table:table-row table:style-name="ro5">
          <table:table-cell table:style-name="ce17"/>
          <table:table-cell table:style-name="ce23" table:number-columns-repeated="11"/>
          <table:table-cell table:style-name="ce67" office:value-type="string" calcext:value-type="string" table:number-columns-spanned="7" table:number-rows-spanned="1">
            <text:p>Tại ngày tháng <text:s/>năm </text:p>
          </table:table-cell>
          <table:covered-table-cell table:number-columns-repeated="6"/>
          <table:table-cell table:style-name="ce23" table:number-columns-repeated="8"/>
          <table:table-cell table:style-name="ce91"/>
          <table:table-cell table:number-columns-repeated="996"/>
        </table:table-row>
        <table:table-row table:style-name="ro5">
          <table:table-cell table:style-name="ce17"/>
          <table:table-cell table:style-name="ce24"/>
          <table:table-cell table:style-name="ce24" office:value-type="string" calcext:value-type="string" table:number-columns-spanned="4" table:number-rows-spanned="1">
            <text:p>Người nộp thuế:</text:p>
          </table:table-cell>
          <table:covered-table-cell table:number-columns-repeated="3"/>
          <table:table-cell table:style-name="ce62" office:value-type="string" calcext:value-type="string" table:number-columns-spanned="21" table:number-rows-spanned="1">
            <text:p><text:span text:style-name="T4"><text:a xlink:href="python://get_company_name(o)" xlink:type="simple">company_name</text:a></text:span></text:p>
          </table:table-cell>
          <table:covered-table-cell table:number-columns-repeated="20"/>
          <table:table-cell table:style-name="ce91"/>
          <table:table-cell table:number-columns-repeated="996"/>
        </table:table-row>
        <table:table-row table:style-name="ro6">
          <table:table-cell table:style-name="ce18"/>
          <table:table-cell table:style-name="ce24"/>
          <table:table-cell table:style-name="ce24" office:value-type="string" calcext:value-type="string" table:number-columns-spanned="3" table:number-rows-spanned="1">
            <text:p>Mã số thuế:</text:p>
          </table:table-cell>
          <table:covered-table-cell table:number-columns-repeated="2"/>
          <table:table-cell table:style-name="ce24"/>
          <table:table-cell table:style-name="ce24" office:value-type="string" calcext:value-type="string" table:number-columns-spanned="21" table:number-rows-spanned="1">
            <text:p><text:span text:style-name="T5"><text:a xlink:href="python://get_company_vat()" xlink:type="simple">vat</text:a></text:span></text:p>
          </table:table-cell>
          <table:covered-table-cell table:number-columns-repeated="20"/>
          <table:table-cell table:style-name="ce18"/>
          <table:table-cell table:style-name="ce92" table:number-columns-repeated="996"/>
        </table:table-row>
        <table:table-row table:style-name="ro7">
          <table:table-cell table:style-name="ce16"/>
          <table:table-cell table:style-name="ce17" table:number-columns-spanned="5" table:number-rows-spanned="1"/>
          <table:covered-table-cell table:number-columns-repeated="4"/>
          <table:table-cell table:style-name="ce18" table:number-columns-spanned="21" table:number-rows-spanned="1"/>
          <table:covered-table-cell table:number-columns-repeated="20"/>
          <table:table-cell table:style-name="ce16"/>
          <table:table-cell table:style-name="ce93" table:number-columns-repeated="996"/>
        </table:table-row>
        <table:table-row table:style-name="ro5">
          <table:table-cell table:style-name="ce18"/>
          <table:table-cell table:style-name="ce24" office:value-type="string" calcext:value-type="string" table:number-columns-spanned="5" table:number-rows-spanned="1">
            <text:p>Tên đại lý thuế (nếu có):</text:p>
          </table:table-cell>
          <table:covered-table-cell table:number-columns-repeated="4"/>
          <table:table-cell table:style-name="ce24" table:number-columns-spanned="21" table:number-rows-spanned="1"/>
          <table:covered-table-cell table:number-columns-repeated="20"/>
          <table:table-cell table:style-name="ce16"/>
          <table:table-cell table:style-name="ce93" table:number-columns-repeated="996"/>
        </table:table-row>
        <table:table-row table:style-name="ro5">
          <table:table-cell table:style-name="ce18"/>
          <table:table-cell table:style-name="ce24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18"/>
          <table:table-cell table:style-name="ce24" table:number-columns-spanned="21" table:number-rows-spanned="1"/>
          <table:covered-table-cell table:number-columns-repeated="20"/>
          <table:table-cell table:style-name="ce16"/>
          <table:table-cell table:style-name="ce93" table:number-columns-repeated="996"/>
        </table:table-row>
        <table:table-row table:style-name="ro8" table:visibility="collapse">
          <table:table-cell table:style-name="ce18" table:number-columns-repeated="27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18"/>
          <table:table-cell table:style-name="ce63" table:number-columns-spanned="4" table:number-rows-spanned="1"/>
          <table:covered-table-cell table:number-columns-repeated="3"/>
          <table:table-cell table:style-name="ce18" table:number-columns-spanned="4" table:number-rows-spanned="1"/>
          <table:covered-table-cell table:number-columns-repeated="3"/>
          <table:table-cell table:style-name="ce18"/>
          <table:table-cell table:style-name="ce63" table:number-columns-spanned="4" table:number-rows-spanned="1"/>
          <table:covered-table-cell table:number-columns-repeated="3"/>
          <table:table-cell table:style-name="ce86" table:number-columns-spanned="6" table:number-rows-spanned="1"/>
          <table:covered-table-cell table:number-columns-repeated="5"/>
          <table:table-cell table:style-name="ce16"/>
          <table:table-cell table:style-name="ce93" table:number-columns-repeated="996"/>
        </table:table-row>
        <table:table-row table:style-name="ro10" table:visibility="collapse">
          <table:table-cell table:style-name="ce18" table:number-columns-repeated="12"/>
          <table:table-cell table:style-name="ce34" table:number-columns-spanned="4" table:number-rows-spanned="1"/>
          <table:covered-table-cell table:number-columns-repeated="3"/>
          <table:table-cell table:style-name="ce18" table:number-columns-repeated="11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54" table:number-columns-spanned="3" table:number-rows-spanned="1"/>
          <table:covered-table-cell table:number-columns-repeated="2"/>
          <table:table-cell table:style-name="ce18" table:number-columns-repeated="2"/>
          <table:table-cell table:style-name="ce63" table:number-columns-spanned="3" table:number-rows-spanned="1"/>
          <table:covered-table-cell table:number-columns-repeated="2"/>
          <table:table-cell table:style-name="ce54" table:number-columns-spanned="4" table:number-rows-spanned="1"/>
          <table:covered-table-cell table:number-columns-repeated="3"/>
          <table:table-cell table:style-name="ce18"/>
          <table:table-cell table:style-name="ce63" table:number-columns-spanned="4" table:number-rows-spanned="1"/>
          <table:covered-table-cell table:number-columns-repeated="3"/>
          <table:table-cell table:style-name="ce87" table:number-columns-spanned="6" table:number-rows-spanned="1"/>
          <table:covered-table-cell table:number-columns-repeated="5"/>
          <table:table-cell table:style-name="ce16"/>
          <table:table-cell table:style-name="ce93" table:number-columns-repeated="996"/>
        </table:table-row>
        <table:table-row table:style-name="ro11" table:visibility="collapse">
          <table:table-cell table:style-name="ce18" table:number-columns-repeated="12"/>
          <table:table-cell table:style-name="ce34"/>
          <table:table-cell table:style-name="ce18" table:number-columns-repeated="14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18" table:number-columns-repeated="5"/>
          <table:table-cell table:style-name="ce63" table:number-columns-spanned="3" table:number-rows-spanned="1"/>
          <table:covered-table-cell table:number-columns-repeated="2"/>
          <table:table-cell table:style-name="ce18" table:number-columns-spanned="15" table:number-rows-spanned="1"/>
          <table:covered-table-cell table:number-columns-repeated="14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 table:number-columns-repeated="27"/>
          <table:table-cell table:style-name="ce16"/>
          <table:table-cell table:style-name="ce93" table:number-columns-repeated="996"/>
        </table:table-row>
        <table:table-row table:style-name="ro12" table:visibility="collapse">
          <table:table-cell table:style-name="ce16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6" table:number-columns-repeated="16"/>
          <table:table-cell table:style-name="ce93" table:number-columns-repeated="996"/>
        </table:table-row>
        <table:table-row table:style-name="ro13" table:visibility="collapse">
          <table:table-cell table:style-name="ce16" table:number-columns-repeated="28"/>
          <table:table-cell table:style-name="ce93" table:number-columns-repeated="996"/>
        </table:table-row>
        <table:table-row table:style-name="ro9" table:visibility="collapse" table:number-rows-repeated="14">
          <table:table-cell table:style-name="ce16" table:number-columns-repeated="28"/>
          <table:table-cell table:style-name="ce93" table:number-columns-repeated="996"/>
        </table:table-row>
        <table:table-row table:style-name="ro6" table:visibility="collapse" table:number-rows-repeated="3">
          <table:table-cell table:style-name="ce18" table:number-columns-repeated="10"/>
          <table:table-cell table:style-name="ce65" table:number-columns-repeated="17"/>
          <table:table-cell table:style-name="ce18"/>
          <table:table-cell table:style-name="ce92" table:number-columns-repeated="996"/>
        </table:table-row>
        <table:table-row table:style-name="ro14">
          <table:table-cell table:style-name="ce18" table:number-columns-repeated="10"/>
          <table:table-cell table:style-name="ce65" table:number-columns-repeated="17"/>
          <table:table-cell table:style-name="ce18"/>
          <table:table-cell table:style-name="ce92" table:number-columns-repeated="996"/>
        </table:table-row>
        <table:table-row table:style-name="ro6">
          <table:table-cell table:style-name="ce18"/>
          <table:table-cell table:style-name="ce23"/>
          <table:table-cell table:style-name="ce38" office:value-type="string" calcext:value-type="string" table:number-columns-spanned="3" table:number-rows-spanned="1">
            <text:p>Đơn vị tính:</text:p>
          </table:table-cell>
          <table:covered-table-cell table:number-columns-repeated="2"/>
          <table:table-cell table:style-name="ce56" table:number-columns-spanned="5" table:number-rows-spanned="1"/>
          <table:covered-table-cell table:number-columns-repeated="4"/>
          <table:table-cell table:style-name="ce65"/>
          <table:table-cell table:style-name="ce38" table:number-columns-spanned="3" table:number-rows-spanned="1"/>
          <table:covered-table-cell table:number-columns-repeated="2"/>
          <table:table-cell table:style-name="ce75" office:value-type="float" office:value="0" calcext:value-type="float" table:number-columns-spanned="4" table:number-rows-spanned="1">
            <text:p>0 </text:p>
          </table:table-cell>
          <table:covered-table-cell table:number-columns-repeated="3"/>
          <table:table-cell table:style-name="ce65" table:number-columns-repeated="9"/>
          <table:table-cell table:style-name="ce18"/>
          <table:table-cell table:style-name="ce92" table:number-columns-repeated="996"/>
        </table:table-row>
        <table:table-row table:style-name="ro6" table:visibility="collapse">
          <table:table-cell table:style-name="ce18"/>
          <table:table-cell table:style-name="ce23" table:number-columns-repeated="6"/>
          <table:table-cell table:style-name="ce18" table:number-columns-repeated="3"/>
          <table:table-cell table:style-name="ce65" table:number-columns-repeated="18"/>
          <table:table-cell table:style-name="ce92" table:number-columns-repeated="996"/>
        </table:table-row>
        <table:table-row table:style-name="ro6" table:visibility="collapse">
          <table:table-cell table:style-name="ce18"/>
          <table:table-cell table:style-name="ce23"/>
          <table:table-cell table:style-name="ce39" office:value-type="string" calcext:value-type="string" table:number-columns-spanned="3" table:number-rows-spanned="1">
            <text:p>ma don vi tien</text:p>
          </table:table-cell>
          <table:covered-table-cell table:number-columns-repeated="2"/>
          <table:table-cell table:style-name="ce57" office:value-type="string" calcext:value-type="string" table:number-columns-spanned="5" table:number-rows-spanned="1">
            <text:p>VND</text:p>
          </table:table-cell>
          <table:covered-table-cell table:number-columns-repeated="4"/>
          <table:table-cell table:style-name="ce65" table:number-columns-repeated="9"/>
          <table:table-cell table:style-name="ce83" table:number-columns-spanned="3" table:number-rows-spanned="1"/>
          <table:covered-table-cell table:number-columns-repeated="2"/>
          <table:table-cell table:style-name="ce65" table:number-columns-repeated="6"/>
          <table:table-cell table:style-name="ce92" table:number-columns-repeated="996"/>
        </table:table-row>
        <table:table-row table:style-name="ro6">
          <table:table-cell table:style-name="ce18"/>
          <table:table-cell table:style-name="ce23" table:number-columns-repeated="6"/>
          <table:table-cell table:style-name="ce18" table:number-columns-repeated="3"/>
          <table:table-cell table:style-name="ce65" table:number-columns-repeated="18"/>
          <table:table-cell table:style-name="ce92" table:number-columns-repeated="996"/>
        </table:table-row>
        <table:table-row table:style-name="ro6" table:visibility="collapse" table:number-rows-repeated="3">
          <table:table-cell table:style-name="ce18"/>
          <table:table-cell table:style-name="ce23" table:number-columns-repeated="6"/>
          <table:table-cell table:style-name="ce18" table:number-columns-repeated="3"/>
          <table:table-cell table:style-name="ce65" table:number-columns-repeated="18"/>
          <table:table-cell table:style-name="ce92" table:number-columns-repeated="996"/>
        </table:table-row>
        <table:table-row table:style-name="ro6" table:visibility="collapse">
          <table:table-cell table:style-name="ce18"/>
          <table:table-cell table:style-name="ce23" table:number-columns-repeated="4"/>
          <table:table-cell table:style-name="ce23" office:value-type="string" calcext:value-type="string">
            <text:p>HTKK</text:p>
          </table:table-cell>
          <table:table-cell table:style-name="ce23"/>
          <table:table-cell table:style-name="ce18" table:number-columns-repeated="3"/>
          <table:table-cell table:style-name="ce66" office:value-type="string" calcext:value-type="string">
            <text:p>1</text:p>
          </table:table-cell>
          <table:table-cell table:style-name="ce66" office:value-type="string" calcext:value-type="string">
            <text:p>0</text:p>
          </table:table-cell>
          <table:table-cell table:style-name="ce65" table:number-columns-repeated="5"/>
          <table:table-cell table:style-name="ce49" office:value-type="string" calcext:value-type="string">
            <text:p>Tu <text:s/>ngay</text:p>
          </table:table-cell>
          <table:table-cell table:style-name="ce66" office:value-type="string" calcext:value-type="string">
            <text:p>01/01/2015</text:p>
          </table:table-cell>
          <table:table-cell table:style-name="ce49" office:value-type="string" calcext:value-type="string">
            <text:p>den ngay</text:p>
          </table:table-cell>
          <table:table-cell table:style-name="ce66" office:value-type="string" calcext:value-type="string">
            <text:p>31/12/2015</text:p>
          </table:table-cell>
          <table:table-cell table:style-name="ce65" table:number-columns-repeated="7"/>
          <table:table-cell table:style-name="ce92" table:number-columns-repeated="996"/>
        </table:table-row>
        <table:table-row table:style-name="ro6" table:visibility="collapse" table:number-rows-repeated="6">
          <table:table-cell table:style-name="ce18"/>
          <table:table-cell table:style-name="ce23" table:number-columns-repeated="6"/>
          <table:table-cell table:style-name="ce18" table:number-columns-repeated="3"/>
          <table:table-cell table:style-name="ce65" table:number-columns-repeated="18"/>
          <table:table-cell table:style-name="ce92" table:number-columns-repeated="996"/>
        </table:table-row>
        <table:table-row table:style-name="ro6">
          <table:table-cell table:style-name="ce18"/>
          <table:table-cell table:style-name="ce23" table:number-columns-repeated="2"/>
          <table:table-cell table:style-name="ce52" office:value-type="string" calcext:value-type="string">
            <text:p>0</text:p>
          </table:table-cell>
          <table:table-cell table:style-name="ce55" office:value-type="string" calcext:value-type="string" table:number-columns-spanned="18" table:number-rows-spanned="1">
            <text:p><text:s/>Hỗ trợ lấy dữ liệu từ năm trước</text:p>
          </table:table-cell>
          <table:covered-table-cell table:number-columns-repeated="17"/>
          <table:table-cell table:style-name="ce65" table:number-columns-repeated="6"/>
          <table:table-cell table:style-name="ce92" table:number-columns-repeated="996"/>
        </table:table-row>
        <table:table-row table:style-name="ro6">
          <table:table-cell table:style-name="ce18"/>
          <table:table-cell table:style-name="ce25" table:number-columns-repeated="5"/>
          <table:table-cell table:style-name="ce18" table:number-columns-repeated="4"/>
          <table:table-cell table:style-name="ce65" table:number-columns-repeated="9"/>
          <table:table-cell table:style-name="ce84" table:number-columns-repeated="8"/>
          <table:table-cell table:style-name="ce18"/>
          <table:table-cell table:style-name="ce92" table:number-columns-repeated="996"/>
        </table:table-row>
        <table:table-row table:style-name="ro15">
          <table:table-cell table:style-name="ce18"/>
          <table:table-cell table:style-name="ce26" office:value-type="string" calcext:value-type="string">
            <text:p>STT</text:p>
          </table:table-cell>
          <table:table-cell table:style-name="ce40" office:value-type="string" calcext:value-type="string" table:number-columns-spanned="11" table:number-rows-spanned="1">
            <text:p>TÀI SẢN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Mã</text:p>
            <text:p>số</text:p>
          </table:table-cell>
          <table:covered-table-cell table:style-name="ce53"/>
          <table:table-cell table:style-name="ce41" office:value-type="string" calcext:value-type="string" table:number-columns-spanned="2" table:number-rows-spanned="1">
            <text:p>Thuyết minh</text:p>
          </table:table-cell>
          <table:covered-table-cell table:style-name="ce53"/>
          <table:table-cell table:style-name="ce40" office:value-type="string" calcext:value-type="string" table:number-columns-spanned="5" table:number-rows-spanned="1">
            <text:p>Số cuối năm </text:p>
          </table:table-cell>
          <table:covered-table-cell table:number-columns-repeated="4" table:style-name="ce53"/>
          <table:table-cell table:style-name="ce40" office:value-type="string" calcext:value-type="string" table:number-columns-spanned="5" table:number-rows-spanned="1">
            <text:p>Số đầu năm </text:p>
          </table:table-cell>
          <table:covered-table-cell table:number-columns-repeated="4" table:style-name="ce53"/>
          <table:table-cell table:style-name="ce18"/>
          <table:table-cell table:style-name="ce92" table:number-columns-repeated="996"/>
        </table:table-row>
        <table:table-row table:style-name="ro16">
          <table:table-cell table:style-name="ce18"/>
          <table:table-cell table:style-name="ce27" office:value-type="string" calcext:value-type="string">
            <text:p>(1)</text:p>
          </table:table-cell>
          <table:table-cell table:style-name="ce41" office:value-type="string" calcext:value-type="string" table:number-columns-spanned="11" table:number-rows-spanned="1">
            <text:p>1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</text:p>
          </table:table-cell>
          <table:covered-table-cell table:style-name="ce53"/>
          <table:table-cell table:style-name="ce40" office:value-type="string" calcext:value-type="string" table:number-columns-spanned="2" table:number-rows-spanned="1">
            <text:p>3</text:p>
          </table:table-cell>
          <table:covered-table-cell table:style-name="ce53"/>
          <table:table-cell table:style-name="ce40" office:value-type="string" calcext:value-type="string" table:number-columns-spanned="5" table:number-rows-spanned="1">
            <text:p>4</text:p>
          </table:table-cell>
          <table:covered-table-cell table:number-columns-repeated="4" table:style-name="ce53"/>
          <table:table-cell table:style-name="ce40" office:value-type="string" calcext:value-type="string" table:number-columns-spanned="5" table:number-rows-spanned="1">
            <text:p>5</text:p>
          </table:table-cell>
          <table:covered-table-cell table:number-columns-repeated="4" table:style-name="ce53"/>
          <table:table-cell table:style-name="ce18"/>
          <table:table-cell table:style-name="ce92" table:number-columns-repeated="996"/>
        </table:table-row>
        <table:table-row table:style-name="ro17">
          <table:table-cell table:style-name="ce18"/>
          <table:table-cell table:style-name="ce28"/>
          <table:table-cell table:style-name="ce42" office:value-type="string" calcext:value-type="string" table:number-columns-spanned="11" table:number-rows-spanned="1">
            <text:p>A - TÀI SẢN NGẮN HẠN </text:p>
            <text:p>(100 = 110 + 120 + 130 + 140 + 150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10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29" office:value-type="string" calcext:value-type="string">
            <text:p>A</text:p>
          </table:table-cell>
          <table:table-cell table:style-name="ce42" office:value-type="string" calcext:value-type="string" table:number-columns-spanned="11" table:number-rows-spanned="1">
            <text:p><text:s/>I. Tiền và các khoản tương đương tiền (110 = 111 + 112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11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</text:p>
          </table:table-cell>
          <table:table-cell table:style-name="ce43" office:value-type="string" calcext:value-type="string" table:number-columns-spanned="11" table:number-rows-spanned="1">
            <text:p><text:s/>1. Tiền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1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2. <text:s/>Các khoản tương đương tiề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1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1" office:value-type="float" office:value="2" calcext:value-type="float">
            <text:p>2</text:p>
          </table:table-cell>
          <table:table-cell table:style-name="ce42" office:value-type="string" calcext:value-type="string" table:number-columns-spanned="11" table:number-rows-spanned="1">
            <text:p><text:s/>II. Đầu tư tài chính ngắn hạn (120 = 121 + 122 + 123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12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I</text:p>
          </table:table-cell>
          <table:table-cell table:style-name="ce43" office:value-type="string" calcext:value-type="string" table:number-columns-spanned="11" table:number-rows-spanned="1">
            <text:p><text:s/>1. Chứng khoán kinh doanh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2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2. Dự phòng giảm giá chứng khoán kinh doanh (*)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2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2" calcext:value-type="float">
            <text:p>2</text:p>
          </table:table-cell>
          <table:table-cell table:style-name="ce43" office:value-type="string" calcext:value-type="string" table:number-columns-spanned="11" table:number-rows-spanned="1">
            <text:p><text:s/>3. Đầu tư nắm giữ đến ngày đáo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2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7">
          <table:table-cell table:style-name="ce18"/>
          <table:table-cell table:style-name="ce29" office:value-type="string" calcext:value-type="string">
            <text:p>III</text:p>
          </table:table-cell>
          <table:table-cell table:style-name="ce42" office:value-type="string" calcext:value-type="string" table:number-columns-spanned="11" table:number-rows-spanned="1">
            <text:p><text:s/>III. Các khoản phải thu ngắn hạn (131 + 132 + <text:s/>133 + 134 + 135 + 136 + 137 + 139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13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1. Phải thu ngắn hạn của khách hàng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31" office:value-type="float" office:value="2" calcext:value-type="float">
            <text:p>2</text:p>
          </table:table-cell>
          <table:table-cell table:style-name="ce43" office:value-type="string" calcext:value-type="string" table:number-columns-spanned="11" table:number-rows-spanned="1">
            <text:p><text:s/>2. Trả trước cho người bán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9"/>
          <table:table-cell table:style-name="ce95" table:number-columns-repeated="996"/>
        </table:table-row>
        <table:table-row table:style-name="ro5">
          <table:table-cell table:style-name="ce18"/>
          <table:table-cell table:style-name="ce31" office:value-type="float" office:value="3" calcext:value-type="float">
            <text:p>3</text:p>
          </table:table-cell>
          <table:table-cell table:style-name="ce43" office:value-type="string" calcext:value-type="string" table:number-columns-spanned="11" table:number-rows-spanned="1">
            <text:p><text:s/>3. Phải thu nội bộ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0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/>4. Phải thu theo tiến độ kế hoạch hợp đồng xây dựng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31" office:value-type="float" office:value="5" calcext:value-type="float">
            <text:p>5</text:p>
          </table:table-cell>
          <table:table-cell table:style-name="ce43" office:value-type="string" calcext:value-type="string" table:number-columns-spanned="11" table:number-rows-spanned="1">
            <text:p><text:s/>5. Phải thu về cho vay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9"/>
          <table:table-cell table:style-name="ce95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6</text:p>
          </table:table-cell>
          <table:table-cell table:style-name="ce43" office:value-type="string" calcext:value-type="string" table:number-columns-spanned="11" table:number-rows-spanned="1">
            <text:p><text:s/>6. Phải thu ngắn hạn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6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V</text:p>
          </table:table-cell>
          <table:table-cell table:style-name="ce43" office:value-type="string" calcext:value-type="string" table:number-columns-spanned="11" table:number-rows-spanned="1">
            <text:p><text:s/>7. Dự phòng phải thu ngắn hạn khó đòi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7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8. Tài sản thiếu chờ xử lý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3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2</text:p>
          </table:table-cell>
          <table:table-cell table:style-name="ce42" office:value-type="string" calcext:value-type="string" table:number-columns-spanned="11" table:number-rows-spanned="1">
            <text:p><text:s/>IV. Hàng tồn kho (140 = 141 + 149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14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V</text:p>
          </table:table-cell>
          <table:table-cell table:style-name="ce43" office:value-type="string" calcext:value-type="string" table:number-columns-spanned="11" table:number-rows-spanned="1">
            <text:p><text:s/>1. Hàng tồn kho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4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2. Dự phòng giảm giá hàng tồn kho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4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9"/>
          <table:table-cell table:style-name="ce95" table:number-columns-repeated="996"/>
        </table:table-row>
        <table:table-row table:style-name="ro19">
          <table:table-cell table:style-name="ce18"/>
          <table:table-cell table:style-name="ce30" office:value-type="string" calcext:value-type="string">
            <text:p>2</text:p>
          </table:table-cell>
          <table:table-cell table:style-name="ce42" office:value-type="string" calcext:value-type="string" table:number-columns-spanned="11" table:number-rows-spanned="1">
            <text:p><text:s/>V. Tài sản ngắn hạn khác (150 = 151 + 152 + 153 + 154 + 155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15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/>1. Chi phí trả trước ngắn hạn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5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4" calcext:value-type="float">
            <text:p>4</text:p>
          </table:table-cell>
          <table:table-cell table:style-name="ce43" office:value-type="string" calcext:value-type="string" table:number-columns-spanned="11" table:number-rows-spanned="1">
            <text:p><text:s/>2. Thuế GTGT được khấu trừ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5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B</text:p>
          </table:table-cell>
          <table:table-cell table:style-name="ce43" office:value-type="string" calcext:value-type="string" table:number-columns-spanned="11" table:number-rows-spanned="1">
            <text:p><text:s/>3. Thuế và các khoản khác phải thu Nhà nướ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5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</text:p>
          </table:table-cell>
          <table:table-cell table:style-name="ce43" office:value-type="string" calcext:value-type="string" table:number-columns-spanned="11" table:number-rows-spanned="1">
            <text:p><text:s/>4. Giao dịch mua bán lại trái phiếu Chính phủ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5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5. Tài sản ngắn hạn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15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20">
          <table:table-cell table:style-name="ce18"/>
          <table:table-cell table:style-name="ce30" office:value-type="string" calcext:value-type="string">
            <text:p>2</text:p>
          </table:table-cell>
          <table:table-cell table:style-name="ce42" office:value-type="string" calcext:value-type="string" table:number-columns-spanned="11" table:number-rows-spanned="1">
            <text:p>B - TÀI SẢN DÀI HẠN (200 = 210 + 220 + 230 + 240 + 250 + 260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0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7">
          <table:table-cell table:style-name="ce18"/>
          <table:table-cell table:style-name="ce30" office:value-type="string" calcext:value-type="string">
            <text:p>3</text:p>
          </table:table-cell>
          <table:table-cell table:style-name="ce42" office:value-type="string" calcext:value-type="string" table:number-columns-spanned="11" table:number-rows-spanned="1">
            <text:p><text:s/>I. Các khoản phải thu dài hạn (210 = 211 + 212 + 213 + 214 + 215 + 216 + 219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1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/>1. Phải thu dài hạn của khách hàng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5</text:p>
          </table:table-cell>
          <table:table-cell table:style-name="ce43" office:value-type="string" calcext:value-type="string" table:number-columns-spanned="11" table:number-rows-spanned="1">
            <text:p><text:s/>2. Trả trước cho người bán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I</text:p>
          </table:table-cell>
          <table:table-cell table:style-name="ce43" office:value-type="string" calcext:value-type="string" table:number-columns-spanned="11" table:number-rows-spanned="1">
            <text:p><text:s/>3. Vốn kinh doanh ở đơn vị trực thuộ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4. Phải thu nội bộ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3" office:value-type="string" calcext:value-type="string" table:number-columns-spanned="11" table:number-rows-spanned="1">
            <text:p><text:s/>5. Phải thu về cho vay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3" office:value-type="string" calcext:value-type="string" table:number-columns-spanned="11" table:number-rows-spanned="1">
            <text:p><text:s/>6. Phải thu dài hạn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6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2</text:p>
          </table:table-cell>
          <table:table-cell table:style-name="ce43" office:value-type="string" calcext:value-type="string" table:number-columns-spanned="11" table:number-rows-spanned="1">
            <text:p><text:s/>7. Dự phòng phải thu dài hạn khó đòi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1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2" office:value-type="string" calcext:value-type="string" table:number-columns-spanned="11" table:number-rows-spanned="1">
            <text:p><text:s/>II. Tài sản cố định (220 = 221 + 224 + 227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2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2" office:value-type="string" calcext:value-type="string" table:number-columns-spanned="11" table:number-rows-spanned="1">
            <text:p><text:s/>1. Tài sản cố định hữu hình (221 = 222 + 223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21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2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3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2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0" office:value-type="string" calcext:value-type="string">
            <text:p>-</text:p>
          </table:table-cell>
          <table:table-cell table:style-name="ce42" office:value-type="string" calcext:value-type="string" table:number-columns-spanned="11" table:number-rows-spanned="1">
            <text:p><text:s/>2. Tài sản cố định thuê tài chính (224 = 225 + 226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24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2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2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II</text:p>
          </table:table-cell>
          <table:table-cell table:style-name="ce43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26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2" office:value-type="string" calcext:value-type="string" table:number-columns-spanned="11" table:number-rows-spanned="1">
            <text:p><text:s/>3. Tài sản cố định vô hình (227 = 228 + 229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27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-</text:p>
          </table:table-cell>
          <table:table-cell table:style-name="ce43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28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V</text:p>
          </table:table-cell>
          <table:table-cell table:style-name="ce43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2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2" office:value-type="string" calcext:value-type="string" table:number-columns-spanned="11" table:number-rows-spanned="1">
            <text:p><text:s/>III. Bất động sản đầu tư (230 = 231 + 232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3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2</text:p>
          </table:table-cell>
          <table:table-cell table:style-name="ce43" office:value-type="string" calcext:value-type="string" table:number-columns-spanned="11" table:number-rows-spanned="1">
            <text:p><text:s text:c="6"/>- Nguyên giá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3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 text:c="6"/>- Giá trị hao mòn luỹ kế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3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4</text:p>
          </table:table-cell>
          <table:table-cell table:style-name="ce42" office:value-type="string" calcext:value-type="string" table:number-columns-spanned="11" table:number-rows-spanned="1">
            <text:p><text:s/>IV. Tài sản dở dang dài hạn (240 = 241 + 242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4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V</text:p>
          </table:table-cell>
          <table:table-cell table:style-name="ce43" office:value-type="string" calcext:value-type="string" table:number-columns-spanned="11" table:number-rows-spanned="1">
            <text:p><text:s/>1. Chi phí sản xuất, kinh doanh dở dang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4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2. Chi phí xây dựng cơ bản dở dang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4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7">
          <table:table-cell table:style-name="ce18"/>
          <table:table-cell table:style-name="ce30" office:value-type="string" calcext:value-type="string">
            <text:p>2</text:p>
          </table:table-cell>
          <table:table-cell table:style-name="ce42" office:value-type="string" calcext:value-type="string" table:number-columns-spanned="11" table:number-rows-spanned="1">
            <text:p><text:s/>V. Đầu tư tài chính dài hạn (250 = 251 + 252 + 253 + 254 + 255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5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/>1. Đầu tư vào công ty con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5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/>
          <table:table-cell table:style-name="ce43" office:value-type="string" calcext:value-type="string" table:number-columns-spanned="11" table:number-rows-spanned="1">
            <text:p><text:s/>2. Đầu tư vào công ty liên doanh, liên kết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5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/>
          <table:table-cell table:style-name="ce43" office:value-type="string" calcext:value-type="string" table:number-columns-spanned="11" table:number-rows-spanned="1">
            <text:p><text:s/>3. Đầu tư góp vốn vào đơn vị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5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A</text:p>
          </table:table-cell>
          <table:table-cell table:style-name="ce43" office:value-type="string" calcext:value-type="string" table:number-columns-spanned="11" table:number-rows-spanned="1">
            <text:p><text:s/>4. Dự phòng đầu tư tài chính dài hạn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5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</text:p>
          </table:table-cell>
          <table:table-cell table:style-name="ce43" office:value-type="string" calcext:value-type="string" table:number-columns-spanned="11" table:number-rows-spanned="1">
            <text:p><text:s/>5. Đầu tư nắm giữ đến ngày đáo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5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0" office:value-type="string" calcext:value-type="string">
            <text:p>1</text:p>
          </table:table-cell>
          <table:table-cell table:style-name="ce42" office:value-type="string" calcext:value-type="string" table:number-columns-spanned="11" table:number-rows-spanned="1">
            <text:p><text:s/>VI. Tài sản dài hạn khác (260 = 261 + 262 + 263 + 268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6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2</text:p>
          </table:table-cell>
          <table:table-cell table:style-name="ce43" office:value-type="string" calcext:value-type="string" table:number-columns-spanned="11" table:number-rows-spanned="1">
            <text:p><text:s/>1. Chi phí trả trước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6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3" calcext:value-type="float">
            <text:p>3</text:p>
          </table:table-cell>
          <table:table-cell table:style-name="ce43" office:value-type="string" calcext:value-type="string" table:number-columns-spanned="11" table:number-rows-spanned="1">
            <text:p><text:s/>2. Tài sản thuế thu nhập hoãn lại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6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/>3. Thiết bị, vật tư, phụ tùng thay thế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6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5</text:p>
          </table:table-cell>
          <table:table-cell table:style-name="ce43" office:value-type="string" calcext:value-type="string" table:number-columns-spanned="11" table:number-rows-spanned="1">
            <text:p><text:s/>4. Tài sản dài hạn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268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6</text:p>
          </table:table-cell>
          <table:table-cell table:style-name="ce42" office:value-type="string" calcext:value-type="string" table:number-columns-spanned="11" table:number-rows-spanned="1">
            <text:p>TỔNG CỘNG TÀI SẢN (270 = 100 + 200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27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7</text:p>
          </table:table-cell>
          <table:table-cell table:style-name="ce42" office:value-type="string" calcext:value-type="string" table:number-columns-spanned="11" table:number-rows-spanned="1">
            <text:p>C - NỢ PHẢI TRẢ (300 = 310 + 330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30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0" office:value-type="string" calcext:value-type="string">
            <text:p>8</text:p>
          </table:table-cell>
          <table:table-cell table:style-name="ce42" office:value-type="string" calcext:value-type="string" table:number-columns-spanned="11" table:number-rows-spanned="1">
            <text:p><text:s/>I. Nợ ngắn hạn (310 = 311 + 312 + … + 322 + 323 + 324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31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9</text:p>
          </table:table-cell>
          <table:table-cell table:style-name="ce43" office:value-type="string" calcext:value-type="string" table:number-columns-spanned="11" table:number-rows-spanned="1">
            <text:p><text:s/>1. Phải trả người bán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0</text:p>
          </table:table-cell>
          <table:table-cell table:style-name="ce43" office:value-type="string" calcext:value-type="string" table:number-columns-spanned="11" table:number-rows-spanned="1">
            <text:p><text:s/>2. Người mua trả tiền trước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11" calcext:value-type="float">
            <text:p>11</text:p>
          </table:table-cell>
          <table:table-cell table:style-name="ce43" office:value-type="string" calcext:value-type="string" table:number-columns-spanned="11" table:number-rows-spanned="1">
            <text:p><text:s/>3. Thuế và các khoản phải nộp Nhà nướ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I</text:p>
          </table:table-cell>
          <table:table-cell table:style-name="ce43" office:value-type="string" calcext:value-type="string" table:number-columns-spanned="11" table:number-rows-spanned="1">
            <text:p><text:s/>4. Phải trả người lao động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5. Chi phí phải trả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2</text:p>
          </table:table-cell>
          <table:table-cell table:style-name="ce43" office:value-type="string" calcext:value-type="string" table:number-columns-spanned="11" table:number-rows-spanned="1">
            <text:p><text:s/>6. Phải trả nội bộ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6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0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/>7. Phải trả theo tiến độ kế hoạch hợp đồng xây dựng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7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/>8. Doanh thu chưa thực hiện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8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5</text:p>
          </table:table-cell>
          <table:table-cell table:style-name="ce43" office:value-type="string" calcext:value-type="string" table:number-columns-spanned="11" table:number-rows-spanned="1">
            <text:p><text:s/>9. Phải trả ngắn hạn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1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6</text:p>
          </table:table-cell>
          <table:table-cell table:style-name="ce43" office:value-type="string" calcext:value-type="string" table:number-columns-spanned="11" table:number-rows-spanned="1">
            <text:p><text:s/>10. Vay và nợ thuê tài chính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20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7</text:p>
          </table:table-cell>
          <table:table-cell table:style-name="ce43" office:value-type="string" calcext:value-type="string" table:number-columns-spanned="11" table:number-rows-spanned="1">
            <text:p><text:s/>11. Dự phòng phải trả ngắn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2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8" calcext:value-type="float">
            <text:p>8</text:p>
          </table:table-cell>
          <table:table-cell table:style-name="ce43" office:value-type="string" calcext:value-type="string" table:number-columns-spanned="11" table:number-rows-spanned="1">
            <text:p><text:s/>12. Quỹ khen thưởng, phúc lợi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22</text:p>
          </table:table-cell>
          <table:covered-table-cell table:style-name="ce53"/>
          <table:table-cell table:style-name="ce68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9" calcext:value-type="float">
            <text:p>9</text:p>
          </table:table-cell>
          <table:table-cell table:style-name="ce43" office:value-type="string" calcext:value-type="string" table:number-columns-spanned="11" table:number-rows-spanned="1">
            <text:p><text:s/>13. Quỹ bình ổn giá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23</text:p>
          </table:table-cell>
          <table:covered-table-cell table:style-name="ce53"/>
          <table:table-cell table:style-name="ce68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B</text:p>
          </table:table-cell>
          <table:table-cell table:style-name="ce43" office:value-type="string" calcext:value-type="string" table:number-columns-spanned="11" table:number-rows-spanned="1">
            <text:p><text:s/>14. Giao dịch mua bán lại trái phiếu Chính phủ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2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7">
          <table:table-cell table:style-name="ce18"/>
          <table:table-cell table:style-name="ce29" office:value-type="string" calcext:value-type="string">
            <text:p>I</text:p>
          </table:table-cell>
          <table:table-cell table:style-name="ce42" office:value-type="string" calcext:value-type="string" table:number-columns-spanned="11" table:number-rows-spanned="1">
            <text:p><text:s/>II. Nợ dài hạn (330 = 331 + 332 + … + <text:s/>342 + 343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33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/>1. Phải trả người bán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2</text:p>
          </table:table-cell>
          <table:table-cell table:style-name="ce43" office:value-type="string" calcext:value-type="string" table:number-columns-spanned="11" table:number-rows-spanned="1">
            <text:p><text:s/>2. Người mua trả tiền trước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/>3. Chi phí phải trả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/>4. Phải trả nội bộ về vốn kinh doanh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5</text:p>
          </table:table-cell>
          <table:table-cell table:style-name="ce43" office:value-type="string" calcext:value-type="string" table:number-columns-spanned="11" table:number-rows-spanned="1">
            <text:p><text:s/>5. Phải trả nội bộ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6</text:p>
          </table:table-cell>
          <table:table-cell table:style-name="ce43" office:value-type="string" calcext:value-type="string" table:number-columns-spanned="11" table:number-rows-spanned="1">
            <text:p><text:s/>6. Doanh thu chưa thực hiện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6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7</text:p>
          </table:table-cell>
          <table:table-cell table:style-name="ce43" office:value-type="string" calcext:value-type="string" table:number-columns-spanned="11" table:number-rows-spanned="1">
            <text:p><text:s/>7. Phải trả dài hạn khá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7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8</text:p>
          </table:table-cell>
          <table:table-cell table:style-name="ce43" office:value-type="string" calcext:value-type="string" table:number-columns-spanned="11" table:number-rows-spanned="1">
            <text:p><text:s/>8. Vay và nợ thuê tài chính dài hạ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8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9</text:p>
          </table:table-cell>
          <table:table-cell table:style-name="ce43" office:value-type="string" calcext:value-type="string" table:number-columns-spanned="11" table:number-rows-spanned="1">
            <text:p><text:s/>9. Trái phiếu chuyển đổi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3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0</text:p>
          </table:table-cell>
          <table:table-cell table:style-name="ce43" office:value-type="string" calcext:value-type="string" table:number-columns-spanned="11" table:number-rows-spanned="1">
            <text:p><text:s/>10. Cổ phiếu ưu đãi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40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1</text:p>
          </table:table-cell>
          <table:table-cell table:style-name="ce43" office:value-type="string" calcext:value-type="string" table:number-columns-spanned="11" table:number-rows-spanned="1">
            <text:p><text:s/>11. Thuế thu nhập hoãn lại phải trả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4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12" calcext:value-type="float">
            <text:p>12</text:p>
          </table:table-cell>
          <table:table-cell table:style-name="ce43" office:value-type="string" calcext:value-type="string" table:number-columns-spanned="11" table:number-rows-spanned="1">
            <text:p><text:s/>12. Dự phòng phải trả dài hạn 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42</text:p>
          </table:table-cell>
          <table:covered-table-cell table:style-name="ce53"/>
          <table:table-cell table:style-name="ce68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 office:value-type="string" calcext:value-type="string">
            <text:p>II</text:p>
          </table:table-cell>
          <table:table-cell table:style-name="ce43" office:value-type="string" calcext:value-type="string" table:number-columns-spanned="11" table:number-rows-spanned="1">
            <text:p><text:s/>13. Quỹ phát triển khoa học và công nghệ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34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1" office:value-type="float" office:value="1" calcext:value-type="float">
            <text:p>1</text:p>
          </table:table-cell>
          <table:table-cell table:style-name="ce42" office:value-type="string" calcext:value-type="string" table:number-columns-spanned="11" table:number-rows-spanned="1">
            <text:p>D - VỐN CHỦ SỞ HỮU (400 = 410 + 430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40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21">
          <table:table-cell table:style-name="ce18"/>
          <table:table-cell table:style-name="ce31" office:value-type="float" office:value="2" calcext:value-type="float">
            <text:p>2</text:p>
          </table:table-cell>
          <table:table-cell table:style-name="ce42" office:value-type="string" calcext:value-type="string" table:number-columns-spanned="11" table:number-rows-spanned="1">
            <text:p><text:s/>I. Vốn chủ sở hữu (410 = 411 + 412 + … + 420 + 421 + 422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41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29"/>
          <table:table-cell table:style-name="ce44" office:value-type="string" calcext:value-type="string" table:number-columns-spanned="11" table:number-rows-spanned="1">
            <text:p><text:s/>1. Vốn góp của chủ sở hữu (411 = 411a + 411b)</text:p>
          </table:table-cell>
          <table:covered-table-cell table:number-columns-repeated="10" table:style-name="ce53"/>
          <table:table-cell table:style-name="ce69" office:value-type="string" calcext:value-type="string" table:number-columns-spanned="2" table:number-rows-spanned="1">
            <text:p>411</text:p>
          </table:table-cell>
          <table:covered-table-cell table:style-name="ce53"/>
          <table:table-cell table:style-name="ce44" table:number-columns-spanned="2" table:number-rows-spanned="1"/>
          <table:covered-table-cell table:style-name="ce53"/>
          <table:table-cell table:style-name="ce78" table:number-columns-spanned="5" table:number-rows-spanned="1"/>
          <table:covered-table-cell table:number-columns-repeated="4" table:style-name="ce53"/>
          <table:table-cell table:style-name="ce89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29"/>
          <table:table-cell table:style-name="ce43" office:value-type="string" calcext:value-type="string" table:number-columns-spanned="11" table:number-rows-spanned="1">
            <text:p><text:s text:c="5"/>- Cổ phiếu phổ thông có quyền biểu quyết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1a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1</text:p>
          </table:table-cell>
          <table:table-cell table:style-name="ce43" office:value-type="string" calcext:value-type="string" table:number-columns-spanned="11" table:number-rows-spanned="1">
            <text:p><text:s text:c="5"/>- Cổ phiếu ưu đãi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1b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2</text:p>
          </table:table-cell>
          <table:table-cell table:style-name="ce43" office:value-type="string" calcext:value-type="string" table:number-columns-spanned="11" table:number-rows-spanned="1">
            <text:p><text:s/>2. Thặng dư vốn cổ phầ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3</text:p>
          </table:table-cell>
          <table:table-cell table:style-name="ce43" office:value-type="string" calcext:value-type="string" table:number-columns-spanned="11" table:number-rows-spanned="1">
            <text:p><text:s/>3. Quyền chọn chuyển đổi trái phiếu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3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4</text:p>
          </table:table-cell>
          <table:table-cell table:style-name="ce43" office:value-type="string" calcext:value-type="string" table:number-columns-spanned="11" table:number-rows-spanned="1">
            <text:p><text:s/>4. Vốn khác của chủ sở hữu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4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5</text:p>
          </table:table-cell>
          <table:table-cell table:style-name="ce43" office:value-type="string" calcext:value-type="string" table:number-columns-spanned="11" table:number-rows-spanned="1">
            <text:p><text:s/>5. Cổ phiếu quỹ (*)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5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0" office:value-type="string" calcext:value-type="string">
            <text:p>6</text:p>
          </table:table-cell>
          <table:table-cell table:style-name="ce43" office:value-type="string" calcext:value-type="string" table:number-columns-spanned="11" table:number-rows-spanned="1">
            <text:p><text:s/>6. Chênh lệch đánh giá lại tài sả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6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7. Chênh lệch tỷ giá hối đoái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7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8. Quỹ đầu tư phát triển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8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9. Quỹ hỗ trợ sắp xếp doanh nghiệp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19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10. Quỹ khác thuộc vốn chủ sở hữu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20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7">
          <table:table-cell table:style-name="ce18"/>
          <table:table-cell table:style-name="ce33"/>
          <table:table-cell table:style-name="ce42" office:value-type="string" calcext:value-type="string" table:number-columns-spanned="11" table:number-rows-spanned="1">
            <text:p><text:s/>11. Lợi nhuận sau thuế chưa phân phối (421 = 421a + 421b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421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 text:c="10"/>- LNST chưa phân phối lũy kế đến cuối kỳ trước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21a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 text:c="10"/>- LNST chưa phân phối kỳ này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21b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2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12. Nguồn vốn đầu tư XDCB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2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18">
          <table:table-cell table:style-name="ce18"/>
          <table:table-cell table:style-name="ce33"/>
          <table:table-cell table:style-name="ce42" office:value-type="string" calcext:value-type="string" table:number-columns-spanned="11" table:number-rows-spanned="1">
            <text:p><text:s/>II. Nguồn kinh phí và quỹ khác (430 = <text:s/>431 + 432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43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1. Nguồn kinh phí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31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3" office:value-type="string" calcext:value-type="string" table:number-columns-spanned="11" table:number-rows-spanned="1">
            <text:p><text:s/>2. Nguồn kinh phí đã hình thành TSCĐ</text:p>
          </table:table-cell>
          <table:covered-table-cell table:number-columns-repeated="10" table:style-name="ce53"/>
          <table:table-cell table:style-name="ce68" office:value-type="string" calcext:value-type="string" table:number-columns-spanned="2" table:number-rows-spanned="1">
            <text:p>432</text:p>
          </table:table-cell>
          <table:covered-table-cell table:style-name="ce53"/>
          <table:table-cell table:style-name="ce43" table:number-columns-spanned="2" table:number-rows-spanned="1"/>
          <table:covered-table-cell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77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2">
          <table:table-cell table:style-name="ce18"/>
          <table:table-cell table:style-name="ce33"/>
          <table:table-cell table:style-name="ce42" office:value-type="string" calcext:value-type="string" table:number-columns-spanned="11" table:number-rows-spanned="1">
            <text:p>TỔNG CỘNG NGUỒN VỐN (440 = 300 + 400)</text:p>
          </table:table-cell>
          <table:covered-table-cell table:number-columns-repeated="10" table:style-name="ce53"/>
          <table:table-cell table:style-name="ce41" office:value-type="string" calcext:value-type="string" table:number-columns-spanned="2" table:number-rows-spanned="1">
            <text:p>440</text:p>
          </table:table-cell>
          <table:covered-table-cell table:style-name="ce53"/>
          <table:table-cell table:style-name="ce42" table:number-columns-spanned="2" table:number-rows-spanned="1"/>
          <table:covered-table-cell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76" table:number-columns-spanned="5" table:number-rows-spanned="1"/>
          <table:covered-table-cell table:number-columns-repeated="4" table:style-name="ce53"/>
          <table:table-cell table:style-name="ce18"/>
          <table:table-cell table:style-name="ce94" table:number-columns-repeated="996"/>
        </table:table-row>
        <table:table-row table:style-name="ro5" table:visibility="collapse" table:number-rows-repeated="3">
          <table:table-cell table:style-name="ce18"/>
          <table:table-cell table:style-name="ce33"/>
          <table:table-cell table:style-name="ce18" table:number-columns-repeated="26"/>
          <table:table-cell table:style-name="ce94" table:number-columns-repeated="996"/>
        </table:table-row>
        <table:table-row table:style-name="ro17" table:visibility="collapse">
          <table:table-cell table:style-name="ce18"/>
          <table:table-cell table:style-name="ce33"/>
          <table:table-cell table:style-name="ce27" office:value-type="string" calcext:value-type="string" table:number-columns-spanned="11" table:number-rows-spanned="1">
            <text:p>TÀI SẢN</text:p>
          </table:table-cell>
          <table:covered-table-cell table:number-columns-repeated="10"/>
          <table:table-cell table:style-name="ce26" office:value-type="string" calcext:value-type="string" table:number-columns-spanned="2" table:number-rows-spanned="1">
            <text:p>Mã</text:p>
            <text:p>số</text:p>
          </table:table-cell>
          <table:covered-table-cell/>
          <table:table-cell table:style-name="ce26" office:value-type="string" calcext:value-type="string" table:number-columns-spanned="2" table:number-rows-spanned="1">
            <text:p>Thuyết minh</text:p>
          </table:table-cell>
          <table:covered-table-cell/>
          <table:table-cell table:style-name="ce27" office:value-type="string" calcext:value-type="string" table:number-columns-spanned="5" table:number-rows-spanned="1">
            <text:p>Số cuối năm 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Số đầu năm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26" office:value-type="string" calcext:value-type="string" table:number-columns-spanned="11" table:number-rows-spanned="1">
            <text:p>1</text:p>
          </table:table-cell>
          <table:covered-table-cell table:number-columns-repeated="10"/>
          <table:table-cell table:style-name="ce26" office:value-type="string" calcext:value-type="string" table:number-columns-spanned="2" table:number-rows-spanned="1">
            <text:p>2</text:p>
          </table:table-cell>
          <table:covered-table-cell/>
          <table:table-cell table:style-name="ce27" office:value-type="string" calcext:value-type="string" table:number-columns-spanned="2" table:number-rows-spanned="1">
            <text:p>3</text:p>
          </table:table-cell>
          <table:covered-table-cell/>
          <table:table-cell table:style-name="ce27" office:value-type="string" calcext:value-type="string" table:number-columns-spanned="5" table:number-rows-spanned="1">
            <text:p>4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5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22" table:visibility="collapse">
          <table:table-cell table:style-name="ce18"/>
          <table:table-cell table:style-name="ce33"/>
          <table:table-cell table:style-name="ce45" office:value-type="string" calcext:value-type="string" table:number-columns-spanned="11" table:number-rows-spanned="1">
            <text:p>A - TÀI SẢN (100 = 110 + 120 + 130 + 140 + 150 + 160 + 170 + 180)</text:p>
          </table:table-cell>
          <table:covered-table-cell table:number-columns-repeated="10"/>
          <table:table-cell table:style-name="ce70" office:value-type="string" calcext:value-type="string" table:number-columns-spanned="2" table:number-rows-spanned="1">
            <text:p>100</text:p>
          </table:table-cell>
          <table:covered-table-cell/>
          <table:table-cell table:style-name="ce45" table:number-columns-spanned="2" table:number-rows-spanned="1"/>
          <table:covered-table-cell/>
          <table:table-cell table:style-name="ce79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79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I. Tiền và các khoản tương đương tiền (110 = 111 + 112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11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Tiền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1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<text:s/>Các khoản tương đương tiề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1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II. Đầu tư tài chính (120 = 121 + 122 + 123 + 124 + 125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12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Chứng khoán kinh doa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2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Đầu tư nắm giữ đến ngày đáo hạ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2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3. Đầu tư vào công ty co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2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4. Đầu tư vào công ty liên doanh, liên kết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2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5. Đầu tư góp vốn vào đơn vị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2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7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III. Các khoản phải thu (130 = 131 + 132 + 133 + 134 + 135 + 136 + 137 + 138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13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Phải thu của khách hàng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Trả trước cho người bá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3. Vốn kinh doanh ở đơn vị trực thuộ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4. Phải thu nội bộ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5. Phải thu về cho vay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6. Phải thu theo tiến độ kế hoạch hợp đồng xây dựng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7. Phải thu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7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8. Tài sản thiếu chờ xử lý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8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8" office:value-type="string" calcext:value-type="string" table:number-columns-spanned="11" table:number-rows-spanned="1">
            <text:p><text:s/>IV. Hàng tồn kho</text:p>
          </table:table-cell>
          <table:covered-table-cell table:number-columns-repeated="10"/>
          <table:table-cell table:style-name="ce73" office:value-type="string" calcext:value-type="string" table:number-columns-spanned="2" table:number-rows-spanned="1">
            <text:p>140</text:p>
          </table:table-cell>
          <table:covered-table-cell/>
          <table:table-cell table:style-name="ce48" table:number-columns-spanned="2" table:number-rows-spanned="1"/>
          <table:covered-table-cell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V. Tài sản cố định (150 = 151 + 152 + 153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15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Tài sản cố định hữu hì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5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Tài sản cố định thuê tài chí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5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3. Tài sản cố định vô hì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5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8" office:value-type="string" calcext:value-type="string" table:number-columns-spanned="11" table:number-rows-spanned="1">
            <text:p><text:s/>VI. Bất động sản đầu tư</text:p>
          </table:table-cell>
          <table:covered-table-cell table:number-columns-repeated="10"/>
          <table:table-cell table:style-name="ce73" office:value-type="string" calcext:value-type="string" table:number-columns-spanned="2" table:number-rows-spanned="1">
            <text:p>160</text:p>
          </table:table-cell>
          <table:covered-table-cell/>
          <table:table-cell table:style-name="ce48" table:number-columns-spanned="2" table:number-rows-spanned="1"/>
          <table:covered-table-cell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8" office:value-type="string" calcext:value-type="string" table:number-columns-spanned="11" table:number-rows-spanned="1">
            <text:p><text:s/>VII. Chi phí xây dựng cơ bản dở dang</text:p>
          </table:table-cell>
          <table:covered-table-cell table:number-columns-repeated="10"/>
          <table:table-cell table:style-name="ce73" office:value-type="string" calcext:value-type="string" table:number-columns-spanned="2" table:number-rows-spanned="1">
            <text:p>170</text:p>
          </table:table-cell>
          <table:covered-table-cell/>
          <table:table-cell table:style-name="ce48" table:number-columns-spanned="2" table:number-rows-spanned="1"/>
          <table:covered-table-cell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7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VIII. Tài sản khác (180 = 181 + 182 + 183 + 184 + 185 + 186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18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Chi phí trả trướ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8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Thuế GTGT được khấu trừ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8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3. Thuế và các khoản khác phải thu Nhà nướ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8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4. Giao dịch mua bán lại trái phiếu Chính phủ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8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5. Tài sản thuế thu nhập hoãn lại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8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6. Tài sản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8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22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B - NỢ PHẢI TRẢ (300 = 311 + 312 + 133 + <text:s/>….. + 323 + 324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30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Phải trả người bán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Người mua trả tiền trướ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3. Thuế và các khoản phải nộp Nhà nướ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4. Phải trả người lao động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5. Chi phí phải trả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6. Phải trả nội bộ về vốn kinh doa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3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7. Phải trả nội bộ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8. Phải trả theo tiến độ kế hoạch hợp đồng xây dựng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7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9. Doanh thu chưa thực hiệ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8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0. Phải trả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9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1. Vay và nợ thuê tài chí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20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2. Trái phiếu chuyển đổi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39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3. Cổ phiếu ưu đãi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40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4. Thuế thu nhập hoãn lại phải trả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4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5. Dự phòng phải trả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2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6. Quỹ khen thưởng, phúc lợi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2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7. Quỹ phát triển khoa học và công nghệ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4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8. Quỹ bình ổn giá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2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9. Giao dịch mua bán lại trái phiếu Chính phủ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2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C - VỐN CHỦ SỞ HỮU (400 = 410 + 430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0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7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I. Vốn chủ sở hữu (410 = 411 + 412 + 413 +… + 420 + 421 + 422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1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1. Vốn góp của chủ sở hữu (411 = 411a + 411b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11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 text:c="10"/>- Cổ phiếu phổ thông có quyền biểu quyết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1a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 text:c="10"/>- Cổ phiếu ưu đãi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1b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Thặng dư vốn cổ phầ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3. Quyền chọn chuyển đổi trái phiếu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4. Vốn khác của chủ sở hữu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5. Cổ phiếu quỹ (*)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6. Quỹ đầu tư phát triển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8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7. Quỹ hỗ trợ sắp xếp doanh nghiệp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19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8. Quỹ khác thuộc vốn chủ sở hữu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20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7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9. Lợi nhuận sau thuế chưa phân phối (421 = 421a + 421b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21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 text:c="9"/>- LNST chưa phân phối lũy kế đến cuối kỳ trướ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21a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 text:c="9"/>- LNST chưa phân phối kỳ này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21b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0. Nguồn vốn đầu tư XDCB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2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<text:s/>II. Nguồn kinh phí và quỹ khác (430 = <text:s/>431 + 432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3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1. Nguồn kinh phí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3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7" office:value-type="string" calcext:value-type="string" table:number-columns-spanned="11" table:number-rows-spanned="1">
            <text:p><text:s/>2. Nguồn kinh phí đã hình thành TSCĐ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43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 table:visibility="collapse">
          <table:table-cell table:style-name="ce18"/>
          <table:table-cell table:style-name="ce33"/>
          <table:table-cell table:style-name="ce46" office:value-type="string" calcext:value-type="string" table:number-columns-spanned="11" table:number-rows-spanned="1">
            <text:p>TỔNG CỘNG NGUỒN VỐN (440 = 300 + 400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4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/>
          <table:table-cell table:style-name="ce33"/>
          <table:table-cell table:style-name="ce49" table:number-columns-repeated="25"/>
          <table:table-cell table:style-name="ce18"/>
          <table:table-cell table:style-name="ce94" table:number-columns-repeated="996"/>
        </table:table-row>
        <table:table-row table:style-name="ro9" table:visibility="collapse">
          <table:table-cell table:style-name="ce18"/>
          <table:table-cell table:style-name="ce34"/>
          <table:table-cell table:style-name="ce50" table:number-columns-spanned="7" table:number-rows-spanned="1"/>
          <table:covered-table-cell table:number-columns-repeated="6"/>
          <table:table-cell table:style-name="ce49" table:number-columns-repeated="2"/>
          <table:table-cell table:style-name="ce50" table:number-columns-spanned="8" table:number-rows-spanned="1"/>
          <table:covered-table-cell table:number-columns-repeated="7"/>
          <table:table-cell table:style-name="ce49"/>
          <table:table-cell table:style-name="ce85"/>
          <table:table-cell table:style-name="ce88" table:number-columns-spanned="6" table:number-rows-spanned="1"/>
          <table:covered-table-cell table:number-columns-repeated="5"/>
          <table:table-cell table:style-name="ce18"/>
          <table:table-cell table:style-name="ce92" table:number-columns-repeated="996"/>
        </table:table-row>
        <table:table-row table:style-name="ro6">
          <table:table-cell table:style-name="ce18"/>
          <table:table-cell table:style-name="ce34"/>
          <table:table-cell table:style-name="ce49" office:value-type="string" calcext:value-type="string" table:number-columns-spanned="3" table:number-rows-spanned="1">
            <text:p>Người lập biểu:</text:p>
          </table:table-cell>
          <table:covered-table-cell table:number-columns-repeated="2"/>
          <table:table-cell table:style-name="ce58" table:number-columns-spanned="6" table:number-rows-spanned="1"/>
          <table:covered-table-cell table:number-columns-repeated="5" table:style-name="Default"/>
          <table:table-cell table:style-name="ce18" table:number-columns-repeated="8"/>
          <table:table-cell table:style-name="ce74" office:value-type="string" calcext:value-type="string" table:number-columns-spanned="2" table:number-rows-spanned="1">
            <text:p>Giám đốc:</text:p>
          </table:table-cell>
          <table:covered-table-cell/>
          <table:table-cell table:style-name="ce59" table:number-columns-spanned="6" table:number-rows-spanned="1"/>
          <table:covered-table-cell table:number-columns-repeated="5"/>
          <table:table-cell table:style-name="ce18"/>
          <table:table-cell table:style-name="ce92" table:number-columns-repeated="996"/>
        </table:table-row>
        <table:table-row table:style-name="ro7">
          <table:table-cell table:style-name="ce18" table:number-columns-repeated="12"/>
          <table:table-cell table:style-name="ce34"/>
          <table:table-cell table:style-name="ce74" table:number-columns-spanned="4" table:number-rows-spanned="1"/>
          <table:covered-table-cell table:number-columns-repeated="3"/>
          <table:table-cell table:style-name="ce18" table:number-columns-repeated="5"/>
          <table:table-cell table:style-name="ce90" table:number-columns-repeated="5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49" office:value-type="string" calcext:value-type="string" table:number-columns-spanned="3" table:number-rows-spanned="1">
            <text:p>Kế toán trưởng:</text:p>
          </table:table-cell>
          <table:covered-table-cell table:number-columns-repeated="2"/>
          <table:table-cell table:style-name="ce59" table:number-columns-spanned="6" table:number-rows-spanned="1"/>
          <table:covered-table-cell table:number-columns-repeated="5"/>
          <table:table-cell table:style-name="ce18" table:number-columns-repeated="8"/>
          <table:table-cell table:style-name="ce74" office:value-type="string" calcext:value-type="string" table:number-columns-spanned="2" table:number-rows-spanned="1">
            <text:p>Ngày ký:</text:p>
          </table:table-cell>
          <table:covered-table-cell/>
          <table:table-cell table:style-name="ce58" table:number-columns-spanned="6" table:number-rows-spanned="1"/>
          <table:covered-table-cell table:number-columns-repeated="5"/>
          <table:table-cell table:style-name="ce18"/>
          <table:table-cell table:style-name="ce92" table:number-columns-repeated="996"/>
        </table:table-row>
        <table:table-row table:style-name="ro23">
          <table:table-cell table:style-name="ce18" table:number-columns-repeated="2"/>
          <table:table-cell table:style-name="ce49" table:number-columns-repeated="25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49" office:value-type="string" calcext:value-type="string" table:number-columns-spanned="5" table:number-rows-spanned="1">
            <text:p>Số chứng chỉ hành nghề:</text:p>
          </table:table-cell>
          <table:covered-table-cell table:number-columns-repeated="4"/>
          <table:table-cell table:style-name="ce49"/>
          <table:table-cell table:style-name="ce59" table:number-columns-spanned="6" table:number-rows-spanned="1"/>
          <table:covered-table-cell table:number-columns-repeated="5"/>
          <table:table-cell table:style-name="ce49" table:number-columns-repeated="13"/>
          <table:table-cell table:style-name="ce18"/>
          <table:table-cell table:style-name="ce92" table:number-columns-repeated="996"/>
        </table:table-row>
        <table:table-row table:style-name="ro24">
          <table:table-cell table:style-name="ce18" table:number-columns-repeated="2"/>
          <table:table-cell table:style-name="ce49" table:number-columns-repeated="25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49" office:value-type="string" calcext:value-type="string" table:number-columns-spanned="6" table:number-rows-spanned="1">
            <text:p>Đơn vị cung cấp dịch vụ kế toán:</text:p>
          </table:table-cell>
          <table:covered-table-cell table:number-columns-repeated="5"/>
          <table:table-cell table:style-name="ce59" table:number-columns-spanned="19" table:number-rows-spanned="1"/>
          <table:covered-table-cell table:number-columns-repeated="18"/>
          <table:table-cell table:style-name="ce18"/>
          <table:table-cell table:style-name="ce92" table:number-columns-repeated="996"/>
        </table:table-row>
        <table:table-row table:style-name="ro25">
          <table:table-cell table:style-name="ce18" table:number-columns-repeated="5"/>
          <table:table-cell table:style-name="ce49" table:number-columns-repeated="22"/>
          <table:table-cell table:style-name="ce18"/>
          <table:table-cell table:style-name="ce92" table:number-columns-repeated="996"/>
        </table:table-row>
        <table:table-row table:style-name="ro26" table:number-rows-repeated="104831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LCTTGT" table:style-name="ta3" table:protected="true">
        <loext:table-protection loext:select-protected-cells="true" loext:select-unprotected-cells="true"/>
        <table:table-column table:style-name="co11" table:default-cell-style-name="ce20"/>
        <table:table-column table:style-name="co6" table:visibility="collapse" table:default-cell-style-name="ce20"/>
        <table:table-column table:style-name="co14" table:default-cell-style-name="ce20"/>
        <table:table-column table:style-name="co22" table:number-columns-repeated="2" table:default-cell-style-name="ce20"/>
        <table:table-column table:style-name="co6" table:number-columns-repeated="3" table:default-cell-style-name="ce20"/>
        <table:table-column table:style-name="co13" table:default-cell-style-name="ce20"/>
        <table:table-column table:style-name="co6" table:number-columns-repeated="2" table:default-cell-style-name="ce20"/>
        <table:table-column table:style-name="co5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6" table:number-columns-repeated="10" table:default-cell-style-name="ce20"/>
        <table:table-column table:style-name="co27" table:default-cell-style-name="ce20"/>
        <table:table-column table:style-name="co21" table:visibility="collapse" table:default-cell-style-name="ce20"/>
        <table:table-column table:style-name="co21" table:number-columns-repeated="995" table:default-cell-style-name="ce20"/>
        <table:table-row table:style-name="ro6">
          <table:table-cell table:style-name="ce16"/>
          <table:table-cell table:style-name="ce21" table:number-columns-repeated="2"/>
          <table:table-cell table:style-name="ce22" office:value-type="string" calcext:value-type="string" table:number-columns-spanned="23" table:number-rows-spanned="1">
            <text:p>LƯU CHUYỂN TIỀN TỆ (THEO PHƯƠNG PHÁP GIÁN TIẾP) (Mẫu số B-03/DN)</text:p>
          </table:table-cell>
          <table:covered-table-cell table:number-columns-repeated="22"/>
          <table:table-cell table:style-name="ce21"/>
          <table:table-cell table:style-name="ce16"/>
          <table:table-cell table:number-columns-repeated="996"/>
        </table:table-row>
        <table:table-row table:style-name="ro5">
          <table:table-cell table:style-name="ce16"/>
          <table:table-cell table:style-name="ce23"/>
          <table:table-cell table:style-name="ce36" table:number-columns-spanned="2" table:number-rows-spanned="1"/>
          <table:covered-table-cell/>
          <table:table-cell table:style-name="ce23"/>
          <table:table-cell table:style-name="ce61" office:value-type="string" calcext:value-type="string" table:number-columns-spanned="17" table:number-rows-spanned="1">
            <text:p><text:s text:c="2"/>(Ban hành theo Thông tư số 200/2014/TT-BTC Ngày 22/12/2014 của Bộ Tài chính)</text:p>
          </table:table-cell>
          <table:covered-table-cell table:number-columns-repeated="16"/>
          <table:table-cell table:style-name="ce23" table:number-columns-repeated="5"/>
          <table:table-cell table:style-name="ce91"/>
          <table:table-cell table:number-columns-repeated="996"/>
        </table:table-row>
        <table:table-row table:style-name="ro5">
          <table:table-cell table:style-name="ce17"/>
          <table:table-cell table:style-name="ce23" table:number-columns-repeated="7"/>
          <table:table-cell table:style-name="ce17" table:number-columns-repeated="3"/>
          <table:table-cell table:style-name="ce104" office:value-type="string" calcext:value-type="string" table:number-columns-spanned="4" table:number-rows-spanned="1">
            <text:p>Năm 2015</text:p>
          </table:table-cell>
          <table:covered-table-cell table:number-columns-repeated="3"/>
          <table:table-cell table:style-name="ce17" table:number-columns-repeated="5"/>
          <table:table-cell table:style-name="ce23" table:number-columns-repeated="7"/>
          <table:table-cell table:style-name="ce91"/>
          <table:table-cell table:number-columns-repeated="996"/>
        </table:table-row>
        <table:table-row table:style-name="ro5">
          <table:table-cell table:style-name="ce17"/>
          <table:table-cell table:style-name="ce23" table:number-columns-repeated="7"/>
          <table:table-cell table:style-name="ce103" table:number-columns-repeated="12"/>
          <table:table-cell table:style-name="ce23" table:number-columns-repeated="7"/>
          <table:table-cell table:style-name="ce91"/>
          <table:table-cell table:number-columns-repeated="996"/>
        </table:table-row>
        <table:table-row table:style-name="ro5" table:visibility="collapse">
          <table:table-cell table:style-name="ce17"/>
          <table:table-cell table:style-name="ce23" table:number-columns-repeated="7"/>
          <table:table-cell table:style-name="ce103" table:number-columns-repeated="12"/>
          <table:table-cell table:style-name="ce23" table:number-columns-repeated="7"/>
          <table:table-cell table:style-name="ce91"/>
          <table:table-cell table:number-columns-repeated="996"/>
        </table:table-row>
        <table:table-row table:style-name="ro5">
          <table:table-cell table:style-name="ce17"/>
          <table:table-cell table:style-name="ce24"/>
          <table:table-cell table:style-name="ce24" office:value-type="string" calcext:value-type="string" table:number-columns-spanned="4" table:number-rows-spanned="1">
            <text:p>Người nộp thuế:</text:p>
          </table:table-cell>
          <table:covered-table-cell table:number-columns-repeated="3"/>
          <table:table-cell table:style-name="ce102" office:value-type="string" calcext:value-type="string" table:number-columns-spanned="21" table:number-rows-spanned="1">
            <text:p>LE TRUONG THANH</text:p>
          </table:table-cell>
          <table:covered-table-cell table:number-columns-repeated="20"/>
          <table:table-cell table:style-name="ce91"/>
          <table:table-cell table:number-columns-repeated="996"/>
        </table:table-row>
        <table:table-row table:style-name="ro5">
          <table:table-cell table:style-name="ce18"/>
          <table:table-cell table:style-name="ce24"/>
          <table:table-cell table:style-name="ce24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24" office:value-type="string" calcext:value-type="string" table:number-columns-spanned="8" table:number-rows-spanned="1">
            <text:p>0313171317 <text:s text:c="3"/></text:p>
          </table:table-cell>
          <table:covered-table-cell table:number-columns-repeated="7"/>
          <table:table-cell table:style-name="ce24"/>
          <table:table-cell table:style-name="ce106"/>
          <table:table-cell table:style-name="ce111" table:number-columns-repeated="5"/>
          <table:table-cell table:style-name="ce114"/>
          <table:table-cell table:style-name="ce24" table:number-columns-repeated="5"/>
          <table:table-cell table:style-name="ce18"/>
          <table:table-cell table:style-name="ce92" table:number-columns-repeated="996"/>
        </table:table-row>
        <table:table-row table:style-name="ro24">
          <table:table-cell table:style-name="ce18" table:number-columns-repeated="28"/>
          <table:table-cell table:style-name="ce92" table:number-columns-repeated="996"/>
        </table:table-row>
        <table:table-row table:style-name="ro5">
          <table:table-cell table:style-name="ce16"/>
          <table:table-cell table:style-name="ce17"/>
          <table:table-cell table:style-name="ce24" office:value-type="string" calcext:value-type="string" table:number-columns-spanned="4" table:number-rows-spanned="1">
            <text:p>Tên đại lý thuế (nếu có):</text:p>
          </table:table-cell>
          <table:covered-table-cell table:number-columns-repeated="3"/>
          <table:table-cell table:style-name="ce24" table:number-columns-spanned="21" table:number-rows-spanned="1"/>
          <table:covered-table-cell table:number-columns-repeated="20"/>
          <table:table-cell table:style-name="ce16"/>
          <table:table-cell table:style-name="ce93" table:number-columns-repeated="996"/>
        </table:table-row>
        <table:table-row table:style-name="ro5">
          <table:table-cell table:style-name="ce18"/>
          <table:table-cell table:style-name="ce24"/>
          <table:table-cell table:style-name="ce24" office:value-type="string" calcext:value-type="string" table:number-columns-spanned="4" table:number-rows-spanned="1">
            <text:p>Mã số thuế:</text:p>
          </table:table-cell>
          <table:covered-table-cell table:number-columns-repeated="3"/>
          <table:table-cell table:style-name="ce24" table:number-columns-spanned="8" table:number-rows-spanned="1"/>
          <table:covered-table-cell table:number-columns-repeated="7"/>
          <table:table-cell table:style-name="ce18" table:number-columns-spanned="4" table:number-rows-spanned="1"/>
          <table:covered-table-cell table:number-columns-repeated="3"/>
          <table:table-cell table:style-name="ce18" table:number-columns-spanned="9" table:number-rows-spanned="1"/>
          <table:covered-table-cell table:number-columns-repeated="8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18" table:number-columns-spanned="6" table:number-rows-spanned="1"/>
          <table:covered-table-cell table:number-columns-repeated="5"/>
          <table:table-cell table:style-name="ce18"/>
          <table:table-cell table:style-name="ce17"/>
          <table:table-cell table:style-name="ce18" table:number-columns-spanned="7" table:number-rows-spanned="1"/>
          <table:covered-table-cell table:number-columns-repeated="6"/>
          <table:table-cell table:style-name="ce63" table:number-columns-spanned="2" table:number-rows-spanned="1"/>
          <table:covered-table-cell/>
          <table:table-cell table:style-name="ce18" table:number-columns-spanned="6" table:number-rows-spanned="1"/>
          <table:covered-table-cell table:number-columns-repeated="5"/>
          <table:table-cell table:style-name="ce16"/>
          <table:table-cell table:style-name="ce93" table:number-columns-repeated="996"/>
        </table:table-row>
        <table:table-row table:style-name="ro8" table:visibility="collapse">
          <table:table-cell table:style-name="ce18" table:number-columns-repeated="27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18" table:number-columns-spanned="3" table:number-rows-spanned="1"/>
          <table:covered-table-cell table:number-columns-repeated="2"/>
          <table:table-cell table:style-name="ce18"/>
          <table:table-cell table:style-name="ce63" table:number-columns-spanned="4" table:number-rows-spanned="1"/>
          <table:covered-table-cell table:number-columns-repeated="3"/>
          <table:table-cell table:style-name="ce18" table:number-columns-spanned="4" table:number-rows-spanned="1"/>
          <table:covered-table-cell table:number-columns-repeated="3"/>
          <table:table-cell table:style-name="ce18"/>
          <table:table-cell table:style-name="ce63" table:number-columns-spanned="4" table:number-rows-spanned="1"/>
          <table:covered-table-cell table:number-columns-repeated="3"/>
          <table:table-cell table:style-name="ce86" table:number-columns-spanned="6" table:number-rows-spanned="1"/>
          <table:covered-table-cell table:number-columns-repeated="5"/>
          <table:table-cell table:style-name="ce16"/>
          <table:table-cell table:style-name="ce93" table:number-columns-repeated="996"/>
        </table:table-row>
        <table:table-row table:style-name="ro10" table:visibility="collapse">
          <table:table-cell table:style-name="ce18" table:number-columns-repeated="12"/>
          <table:table-cell table:style-name="ce34" table:number-columns-spanned="4" table:number-rows-spanned="1"/>
          <table:covered-table-cell table:number-columns-repeated="3"/>
          <table:table-cell table:style-name="ce18" table:number-columns-repeated="11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54" table:number-columns-spanned="3" table:number-rows-spanned="1"/>
          <table:covered-table-cell table:number-columns-repeated="2"/>
          <table:table-cell table:style-name="ce18" table:number-columns-repeated="2"/>
          <table:table-cell table:style-name="ce63" table:number-columns-spanned="3" table:number-rows-spanned="1"/>
          <table:covered-table-cell table:number-columns-repeated="2"/>
          <table:table-cell table:style-name="ce54" table:number-columns-spanned="4" table:number-rows-spanned="1"/>
          <table:covered-table-cell table:number-columns-repeated="3"/>
          <table:table-cell table:style-name="ce18"/>
          <table:table-cell table:style-name="ce63" table:number-columns-spanned="4" table:number-rows-spanned="1"/>
          <table:covered-table-cell table:number-columns-repeated="3"/>
          <table:table-cell table:style-name="ce87" table:number-columns-spanned="6" table:number-rows-spanned="1"/>
          <table:covered-table-cell table:number-columns-repeated="5"/>
          <table:table-cell table:style-name="ce16"/>
          <table:table-cell table:style-name="ce93" table:number-columns-repeated="996"/>
        </table:table-row>
        <table:table-row table:style-name="ro11" table:visibility="collapse">
          <table:table-cell table:style-name="ce18" table:number-columns-repeated="12"/>
          <table:table-cell table:style-name="ce34"/>
          <table:table-cell table:style-name="ce18" table:number-columns-repeated="14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/>
          <table:table-cell table:style-name="ce17" table:number-columns-spanned="3" table:number-rows-spanned="1"/>
          <table:covered-table-cell table:number-columns-repeated="2"/>
          <table:table-cell table:style-name="ce18" table:number-columns-repeated="5"/>
          <table:table-cell table:style-name="ce63" table:number-columns-spanned="3" table:number-rows-spanned="1"/>
          <table:covered-table-cell table:number-columns-repeated="2"/>
          <table:table-cell table:style-name="ce18" table:number-columns-spanned="15" table:number-rows-spanned="1"/>
          <table:covered-table-cell table:number-columns-repeated="14"/>
          <table:table-cell table:style-name="ce16"/>
          <table:table-cell table:style-name="ce93" table:number-columns-repeated="996"/>
        </table:table-row>
        <table:table-row table:style-name="ro9" table:visibility="collapse">
          <table:table-cell table:style-name="ce18" table:number-columns-repeated="27"/>
          <table:table-cell table:style-name="ce16"/>
          <table:table-cell table:style-name="ce93" table:number-columns-repeated="996"/>
        </table:table-row>
        <table:table-row table:style-name="ro12" table:visibility="collapse">
          <table:table-cell table:style-name="ce16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3" table:number-rows-spanned="1"/>
          <table:covered-table-cell table:number-columns-repeated="2"/>
          <table:table-cell table:style-name="ce17" table:number-columns-spanned="2" table:number-rows-spanned="1"/>
          <table:covered-table-cell/>
          <table:table-cell table:style-name="ce16" table:number-columns-repeated="16"/>
          <table:table-cell table:style-name="ce93" table:number-columns-repeated="996"/>
        </table:table-row>
        <table:table-row table:style-name="ro13" table:visibility="collapse">
          <table:table-cell table:style-name="ce16" table:number-columns-repeated="28"/>
          <table:table-cell table:style-name="ce93" table:number-columns-repeated="996"/>
        </table:table-row>
        <table:table-row table:style-name="ro9" table:visibility="collapse" table:number-rows-repeated="19">
          <table:table-cell table:style-name="ce16" table:number-columns-repeated="28"/>
          <table:table-cell table:style-name="ce93" table:number-columns-repeated="996"/>
        </table:table-row>
        <table:table-row table:style-name="ro6" table:visibility="collapse" table:number-rows-repeated="2">
          <table:table-cell table:style-name="ce18" table:number-columns-repeated="10"/>
          <table:table-cell table:style-name="ce65" table:number-columns-repeated="17"/>
          <table:table-cell table:style-name="ce18"/>
          <table:table-cell table:style-name="ce92" table:number-columns-repeated="996"/>
        </table:table-row>
        <table:table-row table:style-name="ro27">
          <table:table-cell table:style-name="ce18" table:number-columns-repeated="10"/>
          <table:table-cell table:style-name="ce65" table:number-columns-repeated="17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96" office:value-type="string" calcext:value-type="string">
            <text:p>0</text:p>
          </table:table-cell>
          <table:table-cell table:style-name="ce100" office:value-type="string" calcext:value-type="string" table:number-columns-spanned="19" table:number-rows-spanned="1">
            <text:p><text:s/>Hỗ trợ lấy dự liệu từ năm trước</text:p>
          </table:table-cell>
          <table:covered-table-cell table:number-columns-repeated="18"/>
          <table:table-cell table:style-name="ce65" table:number-columns-repeated="5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97" table:number-columns-repeated="4"/>
          <table:table-cell table:style-name="ce18" table:number-columns-repeated="4"/>
          <table:table-cell table:style-name="ce65" table:number-columns-repeated="9"/>
          <table:table-cell table:style-name="ce113" office:value-type="string" calcext:value-type="string" table:number-columns-spanned="8" table:number-rows-spanned="1">
            <text:p><text:s/>Đơn vị tính: Việt Nam Đồng</text:p>
          </table:table-cell>
          <table:covered-table-cell table:number-columns-repeated="7"/>
          <table:table-cell table:style-name="ce18"/>
          <table:table-cell table:style-name="ce92" table:number-columns-repeated="996"/>
        </table:table-row>
        <table:table-row table:style-name="ro28">
          <table:table-cell table:style-name="ce18" table:number-columns-repeated="2"/>
          <table:table-cell table:style-name="ce27" office:value-type="string" calcext:value-type="string" table:number-columns-spanned="11" table:number-rows-spanned="1">
            <text:p>Chỉ tiêu</text:p>
          </table:table-cell>
          <table:covered-table-cell table:number-columns-repeated="10"/>
          <table:table-cell table:style-name="ce26" office:value-type="string" calcext:value-type="string" table:number-columns-spanned="2" table:number-rows-spanned="1">
            <text:p>Mã</text:p>
            <text:p>số</text:p>
          </table:table-cell>
          <table:covered-table-cell/>
          <table:table-cell table:style-name="ce26" office:value-type="string" calcext:value-type="string" table:number-columns-spanned="2" table:number-rows-spanned="1">
            <text:p>Thuyết minh</text:p>
          </table:table-cell>
          <table:covered-table-cell/>
          <table:table-cell table:style-name="ce27" office:value-type="string" calcext:value-type="string" table:number-columns-spanned="5" table:number-rows-spanned="1">
            <text:p>Năm nay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Năm trước</text:p>
          </table:table-cell>
          <table:covered-table-cell table:number-columns-repeated="4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98" office:value-type="string" calcext:value-type="string" table:number-columns-spanned="11" table:number-rows-spanned="1">
            <text:p>1</text:p>
          </table:table-cell>
          <table:covered-table-cell table:number-columns-repeated="10"/>
          <table:table-cell table:style-name="ce98" office:value-type="string" calcext:value-type="string" table:number-columns-spanned="2" table:number-rows-spanned="1">
            <text:p>2</text:p>
          </table:table-cell>
          <table:covered-table-cell/>
          <table:table-cell table:style-name="ce107" office:value-type="string" calcext:value-type="string" table:number-columns-spanned="2" table:number-rows-spanned="1">
            <text:p>3</text:p>
          </table:table-cell>
          <table:covered-table-cell/>
          <table:table-cell table:style-name="ce107" office:value-type="string" calcext:value-type="string" table:number-columns-spanned="5" table:number-rows-spanned="1">
            <text:p>4</text:p>
          </table:table-cell>
          <table:covered-table-cell table:number-columns-repeated="4"/>
          <table:table-cell table:style-name="ce107" office:value-type="string" calcext:value-type="string" table:number-columns-spanned="5" table:number-rows-spanned="1">
            <text:p>5</text:p>
          </table:table-cell>
          <table:covered-table-cell table:number-columns-repeated="4"/>
          <table:table-cell table:style-name="ce18"/>
          <table:table-cell table:style-name="ce92" table:number-columns-repeated="996"/>
        </table:table-row>
        <table:table-row table:style-name="ro5">
          <table:table-cell table:style-name="ce18" table:number-columns-repeated="2"/>
          <table:table-cell table:style-name="ce45" office:value-type="string" calcext:value-type="string" table:number-columns-spanned="11" table:number-rows-spanned="1">
            <text:p><text:s/>I. Lưu chuyển tiền từ hoạt động kinh doanh</text:p>
          </table:table-cell>
          <table:covered-table-cell table:number-columns-repeated="10"/>
          <table:table-cell table:style-name="ce70" table:number-columns-spanned="2" table:number-rows-spanned="1"/>
          <table:covered-table-cell/>
          <table:table-cell table:style-name="ce108" table:number-columns-spanned="2" table:number-rows-spanned="1"/>
          <table:covered-table-cell/>
          <table:table-cell table:style-name="ce79" table:number-columns-spanned="5" table:number-rows-spanned="1"/>
          <table:covered-table-cell table:number-columns-repeated="4"/>
          <table:table-cell table:style-name="ce79" table:number-columns-spanned="5" table:number-rows-spanned="1"/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1. Lợi nhuận trước thuế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6" office:value-type="string" calcext:value-type="string" table:number-columns-spanned="11" table:number-rows-spanned="1">
            <text:p><text:s/>2. Điều chỉnh cho các khoản</text:p>
          </table:table-cell>
          <table:covered-table-cell table:number-columns-repeated="10"/>
          <table:table-cell table:style-name="ce71" table:number-columns-spanned="2" table:number-rows-spanned="1"/>
          <table:covered-table-cell/>
          <table:table-cell table:style-name="ce109" table:number-columns-spanned="2" table:number-rows-spanned="1"/>
          <table:covered-table-cell/>
          <table:table-cell table:style-name="ce80" table:number-columns-spanned="5" table:number-rows-spanned="1"/>
          <table:covered-table-cell table:number-columns-repeated="4"/>
          <table:table-cell table:style-name="ce80" table:number-columns-spanned="5" table:number-rows-spanned="1"/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Khấu hao TSCĐ và BĐSĐT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Các khoản dự phòng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7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Lãi, lỗ chênh lệch tỷ giá hối đoái do đánh giá lại các khoản mục tiền tệ có gốc ngoại tệ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Lãi, lỗ từ hoạt động đầu tư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Chi phí lãi vay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29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Các khoản điều chỉnh khác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7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30">
          <table:table-cell table:style-name="ce18" table:number-columns-repeated="2"/>
          <table:table-cell table:style-name="ce46" office:value-type="string" calcext:value-type="string" table:number-columns-spanned="11" table:number-rows-spanned="1">
            <text:p> 3. Lợi nhuận từ hoạt động kinh doanh trước thay đổi vốn lưu động </text:p>
            <text:p>(08 = 01 + 02 + 03 + 04 + 05 + 06 + 07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08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 text:c="4"/>- Tăng, giảm các khoản phải thu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09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22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Tăng, giảm hàng tồn kho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0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7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Tăng, giảm các khoản phải trả (Không kể lãi vay phải trả, thuế thu nhập doanh nghiệp phải nộp)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 text:c="4"/>- Tăng, giảm chi phí trả trước 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Tăng, giảm chứng khoán kinh doa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Tiền lãi vay đã trả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 text:c="4"/>- Thuế thu nhập doanh nghiệp đã nộp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 text:c="4"/>- Tiền thu khác từ hoạt động kinh doa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 text:c="4"/>- Tiền chi khác cho hoạt động kinh doa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17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22">
          <table:table-cell table:style-name="ce19"/>
          <table:table-cell table:style-name="ce18"/>
          <table:table-cell table:style-name="ce46" office:value-type="string" calcext:value-type="string" table:number-columns-spanned="11" table:number-rows-spanned="1">
            <text:p> Lưu chuyển tiền thuần từ hoạt động kinh doanh </text:p>
            <text:p>(20 = 08 + 09 + 10 + … + 16 + 17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2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31">
          <table:table-cell table:style-name="ce18" table:number-columns-repeated="2"/>
          <table:table-cell table:style-name="ce46" office:value-type="string" calcext:value-type="string" table:number-columns-spanned="11" table:number-rows-spanned="1">
            <text:p>II. Lưu chuyển tiền từ hoạt động đầu tư</text:p>
          </table:table-cell>
          <table:covered-table-cell table:number-columns-repeated="10"/>
          <table:table-cell table:style-name="ce71" table:number-columns-spanned="2" table:number-rows-spanned="1"/>
          <table:covered-table-cell/>
          <table:table-cell table:style-name="ce46" table:number-columns-spanned="2" table:number-rows-spanned="1"/>
          <table:covered-table-cell/>
          <table:table-cell table:style-name="ce80" table:number-columns-spanned="5" table:number-rows-spanned="1"/>
          <table:covered-table-cell table:number-columns-repeated="4"/>
          <table:table-cell table:style-name="ce80" table:number-columns-spanned="5" table:number-rows-spanned="1"/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31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1.Tiền chi để mua sắm, xây dựng TSCĐ và các tài sản dài hạn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32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2.Tiền thu từ thanh lý, nhượng bán TSCĐ và các tài sản dài hạn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3.Tiền chi cho vay, mua các công cụ nợ của đơn vị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4.Tiền thu hồi cho vay, bán lại các công cụ nợ của đơn vị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5.Tiền chi đầu tư góp vốn vào đơn vị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/>6.Tiền thu hồi đầu tư góp vốn vào đơn vị khác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/>7.Tiền thu lãi cho vay, cổ tức và lợi nhuận được chia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27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17">
          <table:table-cell table:style-name="ce18" table:number-columns-repeated="2"/>
          <table:table-cell table:style-name="ce46" office:value-type="string" calcext:value-type="string" table:number-columns-spanned="11" table:number-rows-spanned="1">
            <text:p> Lưu chuyển tiền thuần từ hoạt động đầu tư</text:p>
            <text:p> (30 = 21 + 22 + …+ 26 + 27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3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33">
          <table:table-cell table:style-name="ce18" table:number-columns-repeated="2"/>
          <table:table-cell table:style-name="ce46" office:value-type="string" calcext:value-type="string" table:number-columns-spanned="11" table:number-rows-spanned="1">
            <text:p><text:s/>III. Lưu chuyển tiền từ hoạt động tài chính</text:p>
          </table:table-cell>
          <table:covered-table-cell table:number-columns-repeated="10"/>
          <table:table-cell table:style-name="ce71" table:number-columns-spanned="2" table:number-rows-spanned="1"/>
          <table:covered-table-cell/>
          <table:table-cell table:style-name="ce46" table:number-columns-spanned="2" table:number-rows-spanned="1"/>
          <table:covered-table-cell/>
          <table:table-cell table:style-name="ce80" table:number-columns-spanned="5" table:number-rows-spanned="1"/>
          <table:covered-table-cell table:number-columns-repeated="4"/>
          <table:table-cell table:style-name="ce80" table:number-columns-spanned="5" table:number-rows-spanned="1"/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1.Tiền thu từ phát hành cổ phiếu, nhận vốn góp của chủ sở hữu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19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2. Tiền trả lại vốn góp cho các chủ sở hữu, mua lại cổ phiếu <text:s/>của doanh nghiệp đã phát hà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2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3. Tiền thu từ đi vay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3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<text:s/>4. Tiền trả nợ gốc vay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4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/>5. Tiền trả nợ gốc thuê tài chính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5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/>6. Cổ tức, lợi nhuận đã trả cho chủ sở hữu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36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17">
          <table:table-cell table:style-name="ce19"/>
          <table:table-cell table:style-name="ce18"/>
          <table:table-cell table:style-name="ce46" office:value-type="string" calcext:value-type="string" table:number-columns-spanned="11" table:number-rows-spanned="1">
            <text:p> Lưu chuyển tiền thuần từ hoạt động tài chính </text:p>
            <text:p>(40 = 31 + 32 + 33 + 34 + 35 + 36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4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9"/>
          <table:table-cell table:style-name="ce18"/>
          <table:table-cell table:style-name="ce46" office:value-type="string" calcext:value-type="string" table:number-columns-spanned="11" table:number-rows-spanned="1">
            <text:p><text:s/>Lưu chuyển tiền thuần trong kỳ (50=20+30+40)</text:p>
          </table:table-cell>
          <table:covered-table-cell table:number-columns-repeated="10"/>
          <table:table-cell table:style-name="ce71" office:value-type="string" calcext:value-type="string" table:number-columns-spanned="2" table:number-rows-spanned="1">
            <text:p>50</text:p>
          </table:table-cell>
          <table:covered-table-cell/>
          <table:table-cell table:style-name="ce46" table:number-columns-spanned="2" table:number-rows-spanned="1"/>
          <table:covered-table-cell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0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9"/>
          <table:table-cell table:style-name="ce18"/>
          <table:table-cell table:style-name="ce47" office:value-type="string" calcext:value-type="string" table:number-columns-spanned="11" table:number-rows-spanned="1">
            <text:p><text:s/>Tiền và tương đương tiền đầu kỳ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60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5">
          <table:table-cell table:style-name="ce18" table:number-columns-repeated="2"/>
          <table:table-cell table:style-name="ce47" office:value-type="string" calcext:value-type="string" table:number-columns-spanned="11" table:number-rows-spanned="1">
            <text:p>Ảnh hưởng của thay đổi tỷ giá hối đoái quy đổi ngoại tệ</text:p>
          </table:table-cell>
          <table:covered-table-cell table:number-columns-repeated="10"/>
          <table:table-cell table:style-name="ce72" office:value-type="string" calcext:value-type="string" table:number-columns-spanned="2" table:number-rows-spanned="1">
            <text:p>61</text:p>
          </table:table-cell>
          <table:covered-table-cell/>
          <table:table-cell table:style-name="ce47" table:number-columns-spanned="2" table:number-rows-spanned="1"/>
          <table:covered-table-cell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81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8"/>
          <table:table-cell table:style-name="ce94" table:number-columns-repeated="996"/>
        </table:table-row>
        <table:table-row table:style-name="ro5">
          <table:table-cell table:style-name="ce19"/>
          <table:table-cell table:style-name="ce18"/>
          <table:table-cell table:style-name="ce99" office:value-type="string" calcext:value-type="string" table:number-columns-spanned="11" table:number-rows-spanned="1">
            <text:p>Tiền và tương đương tiền cuối kỳ (70=50+60+61)</text:p>
          </table:table-cell>
          <table:covered-table-cell table:number-columns-repeated="10"/>
          <table:table-cell table:style-name="ce105" office:value-type="string" calcext:value-type="string" table:number-columns-spanned="2" table:number-rows-spanned="1">
            <text:p>70</text:p>
          </table:table-cell>
          <table:covered-table-cell/>
          <table:table-cell table:style-name="ce110" table:number-columns-spanned="2" table:number-rows-spanned="1"/>
          <table:covered-table-cell/>
          <table:table-cell table:style-name="ce11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12" office:value-type="float" office:value="0" calcext:value-type="float" table:number-columns-spanned="5" table:number-rows-spanned="1">
            <text:p>0 </text:p>
          </table:table-cell>
          <table:covered-table-cell table:number-columns-repeated="4"/>
          <table:table-cell table:style-name="ce19"/>
          <table:table-cell table:style-name="ce95" table:number-columns-repeated="996"/>
        </table:table-row>
        <table:table-row table:style-name="ro25">
          <table:table-cell table:style-name="ce18"/>
          <table:table-cell table:style-name="ce34"/>
          <table:table-cell table:style-name="ce49" table:number-columns-repeated="19"/>
          <table:table-cell table:style-name="ce34"/>
          <table:table-cell table:style-name="ce115" table:number-columns-repeated="5"/>
          <table:table-cell table:style-name="ce18"/>
          <table:table-cell table:style-name="ce92" table:number-columns-repeated="996"/>
        </table:table-row>
        <table:table-row table:style-name="ro6">
          <table:table-cell table:style-name="ce18"/>
          <table:table-cell table:style-name="ce34"/>
          <table:table-cell table:style-name="ce49" office:value-type="string" calcext:value-type="string" table:number-columns-spanned="3" table:number-rows-spanned="1">
            <text:p>Người lập biểu:</text:p>
          </table:table-cell>
          <table:covered-table-cell table:number-columns-repeated="2"/>
          <table:table-cell table:style-name="ce101" table:number-columns-spanned="8" table:number-rows-spanned="1"/>
          <table:covered-table-cell table:number-columns-repeated="7"/>
          <table:table-cell table:style-name="ce18" table:number-columns-repeated="3"/>
          <table:table-cell table:style-name="ce18" office:value-type="string" calcext:value-type="string" table:number-columns-spanned="3" table:number-rows-spanned="1">
            <text:p>Giám đốc:</text:p>
          </table:table-cell>
          <table:covered-table-cell table:number-columns-repeated="2"/>
          <table:table-cell table:style-name="ce101" office:value-type="string" calcext:value-type="string" table:number-columns-spanned="8" table:number-rows-spanned="1">
            <text:p>LE TRUONG THANH</text:p>
          </table:table-cell>
          <table:covered-table-cell table:number-columns-repeated="7"/>
          <table:table-cell table:style-name="ce18"/>
          <table:table-cell table:style-name="ce92" table:number-columns-repeated="996"/>
        </table:table-row>
        <table:table-row table:style-name="ro7">
          <table:table-cell table:style-name="ce18"/>
          <table:table-cell table:style-name="ce34"/>
          <table:table-cell table:style-name="ce49" table:number-columns-repeated="11"/>
          <table:table-cell table:style-name="ce74" table:number-columns-spanned="4" table:number-rows-spanned="1"/>
          <table:covered-table-cell table:number-columns-repeated="3"/>
          <table:table-cell table:style-name="ce18" table:number-columns-repeated="5"/>
          <table:table-cell table:style-name="ce90" table:number-columns-repeated="3"/>
          <table:table-cell table:style-name="ce34"/>
          <table:table-cell table:style-name="ce116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49" office:value-type="string" calcext:value-type="string" table:number-columns-spanned="3" table:number-rows-spanned="1">
            <text:p>Kế toán trưởng:</text:p>
          </table:table-cell>
          <table:covered-table-cell table:number-columns-repeated="2"/>
          <table:table-cell table:style-name="ce101" table:number-columns-spanned="8" table:number-rows-spanned="1"/>
          <table:covered-table-cell table:number-columns-repeated="7"/>
          <table:table-cell table:style-name="ce18" table:number-columns-repeated="3"/>
          <table:table-cell table:style-name="ce18" office:value-type="string" calcext:value-type="string" table:number-columns-spanned="3" table:number-rows-spanned="1">
            <text:p>Ngày ký:</text:p>
          </table:table-cell>
          <table:covered-table-cell table:number-columns-repeated="2"/>
          <table:table-cell table:style-name="ce101" office:value-type="string" calcext:value-type="string" table:number-columns-spanned="8" table:number-rows-spanned="1">
            <text:p>23/08/2016</text:p>
          </table:table-cell>
          <table:covered-table-cell table:number-columns-repeated="7"/>
          <table:table-cell table:style-name="ce18"/>
          <table:table-cell table:style-name="ce92" table:number-columns-repeated="996"/>
        </table:table-row>
        <table:table-row table:style-name="ro24">
          <table:table-cell table:style-name="ce18" table:number-columns-repeated="2"/>
          <table:table-cell table:style-name="ce49" table:number-columns-repeated="25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49" office:value-type="string" calcext:value-type="string" table:number-columns-spanned="5" table:number-rows-spanned="1">
            <text:p>Số chứng chỉ hành nghề:</text:p>
          </table:table-cell>
          <table:covered-table-cell table:number-columns-repeated="4"/>
          <table:table-cell table:style-name="ce101" table:number-columns-spanned="6" table:number-rows-spanned="1"/>
          <table:covered-table-cell table:number-columns-repeated="5"/>
          <table:table-cell table:style-name="ce18" table:number-columns-repeated="15"/>
          <table:table-cell table:style-name="ce92" table:number-columns-repeated="996"/>
        </table:table-row>
        <table:table-row table:style-name="ro7">
          <table:table-cell table:style-name="ce18" table:number-columns-repeated="2"/>
          <table:table-cell table:style-name="ce49" table:number-columns-repeated="25"/>
          <table:table-cell table:style-name="ce18"/>
          <table:table-cell table:style-name="ce92" table:number-columns-repeated="996"/>
        </table:table-row>
        <table:table-row table:style-name="ro6">
          <table:table-cell table:style-name="ce18" table:number-columns-repeated="2"/>
          <table:table-cell table:style-name="ce49" office:value-type="string" calcext:value-type="string" table:number-columns-spanned="5" table:number-rows-spanned="1">
            <text:p>Đơn vị cung cấp dịch vụ kế toán:</text:p>
          </table:table-cell>
          <table:covered-table-cell table:number-columns-repeated="4"/>
          <table:table-cell table:style-name="ce101" table:number-columns-spanned="20" table:number-rows-spanned="1"/>
          <table:covered-table-cell table:number-columns-repeated="19"/>
          <table:table-cell table:style-name="ce18"/>
          <table:table-cell table:style-name="ce92" table:number-columns-repeated="996"/>
        </table:table-row>
        <table:table-row table:style-name="ro27">
          <table:table-cell table:style-name="ce18" table:number-columns-repeated="12"/>
          <table:table-cell table:style-name="ce34"/>
          <table:table-cell table:style-name="ce18" table:number-columns-repeated="2"/>
          <table:table-cell table:style-name="ce34"/>
          <table:table-cell table:style-name="ce18" table:number-columns-repeated="5"/>
          <table:table-cell table:style-name="ce34"/>
          <table:table-cell table:style-name="ce18" table:number-columns-repeated="6"/>
          <table:table-cell table:style-name="ce92" table:number-columns-repeated="996"/>
        </table:table-row>
        <table:table-row table:style-name="ro26" table:number-rows-repeated="1048479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Header" table:style-name="ta4" table:protected="true">
        <loext:table-protection loext:select-protected-cells="true" loext:select-unprotected-cells="true"/>
        <table:table-column table:style-name="co21" table:default-cell-style-name="ce20"/>
        <table:table-column table:style-name="co28" table:default-cell-style-name="ce20"/>
        <table:table-column table:style-name="co6" table:default-cell-style-name="ce20"/>
        <table:table-column table:style-name="co13" table:default-cell-style-name="ce20"/>
        <table:table-column table:style-name="co11" table:number-columns-repeated="12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1" table:number-columns-repeated="1004" table:default-cell-style-name="ce20"/>
        <table:table-row table:style-name="ro5">
          <table:table-cell table:number-columns-repeated="1024"/>
        </table:table-row>
        <table:table-row table:style-name="ro5">
          <table:table-cell/>
          <table:table-cell table:style-name="ce117" office:value-type="string" calcext:value-type="string">
            <text:p>Mã số thuế</text:p>
          </table:table-cell>
          <table:table-cell table:style-name="ce122" office:value-type="string" calcext:value-type="string">
            <text:p>0</text:p>
          </table:table-cell>
          <table:table-cell table:style-name="ce122" office:value-type="string" calcext:value-type="string">
            <text:p>3</text:p>
          </table:table-cell>
          <table:table-cell table:style-name="ce122" office:value-type="string" calcext:value-type="string">
            <text:p>1</text:p>
          </table:table-cell>
          <table:table-cell table:style-name="ce122" office:value-type="string" calcext:value-type="string">
            <text:p>3</text:p>
          </table:table-cell>
          <table:table-cell table:style-name="ce122" office:value-type="string" calcext:value-type="string">
            <text:p>1</text:p>
          </table:table-cell>
          <table:table-cell table:style-name="ce122" office:value-type="string" calcext:value-type="string">
            <text:p>7</text:p>
          </table:table-cell>
          <table:table-cell table:style-name="ce122" office:value-type="string" calcext:value-type="string">
            <text:p>1</text:p>
          </table:table-cell>
          <table:table-cell table:style-name="ce122" office:value-type="string" calcext:value-type="string">
            <text:p>3</text:p>
          </table:table-cell>
          <table:table-cell table:style-name="ce122" office:value-type="string" calcext:value-type="string">
            <text:p>1</text:p>
          </table:table-cell>
          <table:table-cell table:style-name="ce122" office:value-type="string" calcext:value-type="string">
            <text:p>7</text:p>
          </table:table-cell>
          <table:table-cell table:style-name="ce129" office:value-type="string" calcext:value-type="string">
            <text:p><text:s/></text:p>
          </table:table-cell>
          <table:table-cell table:style-name="ce122" table:number-columns-repeated="3"/>
          <table:table-cell table:style-name="ce117"/>
          <table:table-cell/>
          <table:table-cell table:style-name="ce117" office:value-type="string" calcext:value-type="string">
            <text:p>Year</text:p>
          </table:table-cell>
          <table:table-cell table:style-name="ce132" office:value-type="string" calcext:value-type="string">
            <text:p>2015</text:p>
          </table:table-cell>
          <table:table-cell table:style-name="ce135" office:value-type="string" calcext:value-type="string">
            <text:p>SoTK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Người nộp thuế</text:p>
          </table:table-cell>
          <table:table-cell table:style-name="ce122" office:value-type="string" calcext:value-type="string" table:number-columns-spanned="15" table:number-rows-spanned="1">
            <text:p>LE TRUONG THANH</text:p>
          </table:table-cell>
          <table:covered-table-cell table:number-columns-repeated="14"/>
          <table:table-cell/>
          <table:table-cell table:style-name="ce117" office:value-type="string" calcext:value-type="string">
            <text:p>Month</text:p>
          </table:table-cell>
          <table:table-cell table:style-name="ce132"/>
          <table:table-cell table:style-name="ce136" office:value-type="string" calcext:value-type="string">
            <text:p>Tên đơn vị chủ quản: <text:s/>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Địa chỉ trụ sở</text:p>
          </table:table-cell>
          <table:table-cell table:style-name="ce122" office:value-type="string" calcext:value-type="string" table:number-columns-spanned="15" table:number-rows-spanned="1">
            <text:p>DUONG QUANG HAM</text:p>
          </table:table-cell>
          <table:covered-table-cell table:number-columns-repeated="14"/>
          <table:table-cell/>
          <table:table-cell table:style-name="ce117" office:value-type="string" calcext:value-type="string">
            <text:p>ThreeMonths</text:p>
          </table:table-cell>
          <table:table-cell table:style-name="ce133"/>
          <table:table-cell table:style-name="ce136" office:value-type="string" calcext:value-type="string">
            <text:p>Mã số thuế đơn vị chủ quản: 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Quận/ huyện</text:p>
          </table:table-cell>
          <table:table-cell table:style-name="ce122" office:value-type="string" calcext:value-type="string" table:number-columns-spanned="15" table:number-rows-spanned="1">
            <text:p>GO VAP</text:p>
          </table:table-cell>
          <table:covered-table-cell table:number-columns-repeated="14"/>
          <table:table-cell/>
          <table:table-cell table:style-name="ce117" office:value-type="string" calcext:value-type="string">
            <text:p>Nguoi Ky</text:p>
          </table:table-cell>
          <table:table-cell table:style-name="ce132"/>
          <table:table-cell table:style-name="ce135" office:value-type="string" calcext:value-type="string">
            <text:p>Mã số thuế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Tỉnh/ Thành phố</text:p>
          </table:table-cell>
          <table:table-cell table:style-name="ce122" office:value-type="string" calcext:value-type="string" table:number-columns-spanned="15" table:number-rows-spanned="1">
            <text:p>HCM</text:p>
          </table:table-cell>
          <table:covered-table-cell table:number-columns-repeated="14"/>
          <table:table-cell office:value-type="string" calcext:value-type="string">
            <text:p>70100</text:p>
          </table:table-cell>
          <table:table-cell table:style-name="ce117" office:value-type="string" calcext:value-type="string">
            <text:p>TuNgay</text:p>
          </table:table-cell>
          <table:table-cell table:style-name="ce132" office:value-type="string" calcext:value-type="string">
            <text:p>01/01/2015</text:p>
          </table:table-cell>
          <table:table-cell table:style-name="ce135" office:value-type="string" calcext:value-type="string">
            <text:p>Tên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Điện thoại</text:p>
          </table:table-cell>
          <table:table-cell table:style-name="ce122" table:number-columns-spanned="15" table:number-rows-spanned="1"/>
          <table:covered-table-cell table:number-columns-repeated="14"/>
          <table:table-cell office:value-type="string" calcext:value-type="string">
            <text:p>70125</text:p>
          </table:table-cell>
          <table:table-cell table:style-name="ce117" office:value-type="string" calcext:value-type="string">
            <text:p>DenNgay</text:p>
          </table:table-cell>
          <table:table-cell table:style-name="ce132" office:value-type="string" calcext:value-type="string">
            <text:p>31/12/2015</text:p>
          </table:table-cell>
          <table:table-cell table:style-name="ce135" office:value-type="string" calcext:value-type="string">
            <text:p>Địa chỉ trụ sở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Fax</text:p>
          </table:table-cell>
          <table:table-cell table:style-name="ce122" table:number-columns-spanned="15" table:number-rows-spanned="1"/>
          <table:covered-table-cell table:number-columns-repeated="14"/>
          <table:table-cell office:value-type="string" calcext:value-type="string">
            <text:p>HCM - Cục Thuế Thành phố Hồ Chí Minh</text:p>
          </table:table-cell>
          <table:table-cell/>
          <table:table-cell office:value-type="string" calcext:value-type="string">
            <text:p>1</text:p>
          </table:table-cell>
          <table:table-cell table:style-name="ce135" office:value-type="string" calcext:value-type="string">
            <text:p>Quận / huyện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 office:value-type="string" calcext:value-type="string">
            <text:p>Email</text:p>
          </table:table-cell>
          <table:table-cell table:style-name="ce122" table:number-columns-spanned="15" table:number-rows-spanned="1"/>
          <table:covered-table-cell table:number-columns-repeated="14"/>
          <table:table-cell office:value-type="string" calcext:value-type="string">
            <text:p>Chi cục Thuế Quận Gò Vấp</text:p>
          </table:table-cell>
          <table:table-cell table:style-name="ce93" office:value-type="string" calcext:value-type="string">
            <text:p>Nganh nghe</text:p>
          </table:table-cell>
          <table:table-cell table:style-name="ce132"/>
          <table:table-cell table:style-name="ce135" office:value-type="string" calcext:value-type="string">
            <text:p>Tỉnh/ thành phố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7"/>
          <table:table-cell table:style-name="ce123" table:number-columns-spanned="15" table:number-rows-spanned="1"/>
          <table:covered-table-cell table:number-columns-repeated="14"/>
          <table:table-cell/>
          <table:table-cell table:style-name="ce117"/>
          <table:table-cell table:style-name="ce93" office:value-type="string" calcext:value-type="string">
            <text:p>01/01</text:p>
          </table:table-cell>
          <table:table-cell table:style-name="ce135" office:value-type="string" calcext:value-type="string">
            <text:p>Điện thoại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5">
          <table:table-cell/>
          <table:table-cell table:style-name="ce118" office:value-type="string" calcext:value-type="string">
            <text:p>Function</text:p>
          </table:table-cell>
          <table:table-cell table:style-name="ce124" office:value-type="string" calcext:value-type="string" table:number-columns-spanned="2" table:number-rows-spanned="1">
            <text:p>Cell</text:p>
          </table:table-cell>
          <table:covered-table-cell/>
          <table:table-cell table:style-name="ce124" office:value-type="string" calcext:value-type="string" table:number-columns-spanned="14" table:number-rows-spanned="1">
            <text:p>Infor Message</text:p>
          </table:table-cell>
          <table:covered-table-cell table:number-columns-repeated="13"/>
          <table:table-cell table:style-name="ce124" office:value-type="string" calcext:value-type="string">
            <text:p>Warning</text:p>
          </table:table-cell>
          <table:table-cell table:style-name="ce124" office:value-type="string" calcext:value-type="string">
            <text:p>Order (not repeat)</text:p>
          </table:table-cell>
          <table:table-cell table:style-name="ce135" office:value-type="string" calcext:value-type="string">
            <text:p>Fax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4">
          <table:table-cell/>
          <table:table-cell table:style-name="ce119" office:value-type="float" office:value="1" calcext:value-type="float">
            <text:p>1</text:p>
          </table:table-cell>
          <table:table-cell table:style-name="ce125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Mã số thuế bắt buộc phải nhập và nhập đầy đủ 10 số đầu. Bạn vui lòng vào mục Thông tin chung để điều chỉnh Mã số thuế.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" calcext:value-type="float">
            <text:p>1.00000</text:p>
          </table:table-cell>
          <table:table-cell table:style-name="ce135" office:value-type="string" calcext:value-type="string">
            <text:p>Email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4">
          <table:table-cell/>
          <table:table-cell table:style-name="ce119" office:value-type="float" office:value="1" calcext:value-type="float">
            <text:p>1</text:p>
          </table:table-cell>
          <table:table-cell table:style-name="ce125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Mã số thuế không hợp lệ. Bạn vui lòng vào mục Thông tin chung để điều chỉnh Mã số thuế.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2" calcext:value-type="float">
            <text:p>2.00000</text:p>
          </table:table-cell>
          <table:table-cell table:style-name="ce135" office:value-type="string" calcext:value-type="string">
            <text:p>Hợp đồng 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4">
          <table:table-cell/>
          <table:table-cell table:style-name="ce119" office:value-type="float" office:value="1" calcext:value-type="float">
            <text:p>1</text:p>
          </table:table-cell>
          <table:table-cell table:style-name="ce125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3 số sau của Mã số thuế hoặc là không có, hoặc là điền đủ. <text:s/>Bạn vui lòng vào mục Thông tin chung để điều chỉnh Mã số thuế.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3" calcext:value-type="float">
            <text:p>3.00000</text:p>
          </table:table-cell>
          <table:table-cell table:style-name="ce135" office:value-type="string" calcext:value-type="string">
            <text:p>Ngày HĐĐL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35">
          <table:table-cell/>
          <table:table-cell table:style-name="ce53" office:value-type="string" calcext:value-type="string">
            <text:p>1</text:p>
          </table:table-cell>
          <table:table-cell table:style-name="ce126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Đề nghị nhập tất cả các trường: Tên cơ sở kinh doanh, Địa chỉ trụ sở, Quận/ huyện, Tỉnh/ Thành phố, Ngày bắt đầu năm tài chính (dd/mm) trong chức năng thông tin doanh nghiệp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4" calcext:value-type="float">
            <text:p>4.00000</text:p>
          </table:table-cell>
          <table:table-cell table:style-name="ce135" office:value-type="string" calcext:value-type="string">
            <text:p>Họ và tên nhân viên ĐL</text:p>
          </table:table-cell>
          <table:table-cell table:style-name="ce137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7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Thông tin ngày ký bắt buộc nhập. Đề nghị hãy nhập thông tin này.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5" calcext:value-type="float">
            <text:p>5.00000</text:p>
          </table:table-cell>
          <table:table-cell table:style-name="ce135" office:value-type="string" calcext:value-type="string">
            <text:p>Chứng chỉ hành nghề số</text:p>
          </table:table-cell>
          <table:table-cell table:style-name="ce130" table:number-columns-spanned="14" table:number-rows-spanned="1"/>
          <table:covered-table-cell table:number-columns-repeated="13"/>
          <table:table-cell table:number-columns-repeated="989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6" calcext:value-type="float">
            <text:p>6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7" calcext:value-type="float">
            <text:p>7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8" calcext:value-type="float">
            <text:p>8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9" calcext:value-type="float">
            <text:p>9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0" calcext:value-type="float">
            <text:p>10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1" calcext:value-type="float">
            <text:p>11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2" calcext:value-type="float">
            <text:p>12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3" calcext:value-type="float">
            <text:p>13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4" calcext:value-type="float">
            <text:p>14.00000</text:p>
          </table:table-cell>
          <table:table-cell table:number-columns-repeated="1004"/>
        </table:table-row>
        <table:table-row table:style-name="ro17">
          <table:table-cell/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ngắn hạn [100] và Tài sản dài hạn [200] phải bằng tổng nợ phải trả [300] và vốn chủ sở hữu [40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5" calcext:value-type="float">
            <text:p>15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6" calcext:value-type="float">
            <text:p>16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17" calcext:value-type="float">
            <text:p>17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0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30" office:value-type="string" calcext:value-type="string">
            <text:p>N</text:p>
          </table:table-cell>
          <table:table-cell table:style-name="ce134" office:value-type="float" office:value="18" calcext:value-type="float">
            <text:p>18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0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30" office:value-type="string" calcext:value-type="string">
            <text:p>N</text:p>
          </table:table-cell>
          <table:table-cell table:style-name="ce134" office:value-type="float" office:value="19" calcext:value-type="float">
            <text:p>19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20" calcext:value-type="float">
            <text:p>20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21" calcext:value-type="float">
            <text:p>21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30" office:value-type="string" calcext:value-type="string">
            <text:p>N</text:p>
          </table:table-cell>
          <table:table-cell table:style-name="ce134" office:value-type="float" office:value="22" calcext:value-type="float">
            <text:p>22.00000</text:p>
          </table:table-cell>
          <table:table-cell table:number-columns-repeated="1004"/>
        </table:table-row>
        <table:table-row table:style-name="ro17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hỉ tiêu Vốn góp của chủ sở hữu [411] phải lớn hơn 0</text:p>
          </table:table-cell>
          <table:covered-table-cell table:number-columns-repeated="13"/>
          <table:table-cell table:style-name="ce130" office:value-type="string" calcext:value-type="string">
            <text:p>N</text:p>
          </table:table-cell>
          <table:table-cell table:style-name="ce134" office:value-type="float" office:value="23" calcext:value-type="float">
            <text:p>23.00000</text:p>
          </table:table-cell>
          <table:table-cell table:number-columns-repeated="1004"/>
        </table:table-row>
        <table:table-row table:style-name="ro21">
          <table:table-cell/>
          <table:table-cell table:style-name="ce120" office:value-type="string" calcext:value-type="string">
            <text:p>1</text:p>
          </table:table-cell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ác khoản giảm trừ chỉ tiêu [02] phải nhỏ hơn Doanh thu từ bán hàng và cung cấp dịch vụ chỉ tiêu [01]</text:p>
          </table:table-cell>
          <table:covered-table-cell table:number-columns-repeated="13"/>
          <table:table-cell table:style-name="ce131" office:value-type="string" calcext:value-type="string">
            <text:p>Y</text:p>
          </table:table-cell>
          <table:table-cell table:style-name="ce134" office:value-type="float" office:value="24" calcext:value-type="float">
            <text:p>24.00000</text:p>
          </table:table-cell>
          <table:table-cell table:number-columns-repeated="1004"/>
        </table:table-row>
        <table:table-row table:style-name="ro28">
          <table:table-cell/>
          <table:table-cell table:style-name="ce120" office:value-type="string" calcext:value-type="string">
            <text:p>1</text:p>
          </table:table-cell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ác khoản giảm trừ chỉ tiêu [02] phải nhỏ hơn Doanh thu từ bán hàng và cung cấp dịch vụ chỉ tiêu [01]</text:p>
          </table:table-cell>
          <table:covered-table-cell table:number-columns-repeated="13"/>
          <table:table-cell table:style-name="ce131" office:value-type="string" calcext:value-type="string">
            <text:p>Y</text:p>
          </table:table-cell>
          <table:table-cell table:style-name="ce134" office:value-type="float" office:value="25" calcext:value-type="float">
            <text:p>25.00000</text:p>
          </table:table-cell>
          <table:table-cell table:number-columns-repeated="1004"/>
        </table:table-row>
        <table:table-row table:style-name="ro28">
          <table:table-cell/>
          <table:table-cell table:style-name="ce121" office:value-type="float" office:value="1" calcext:value-type="float">
            <text:p>1</text:p>
          </table:table-cell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hi phí lãi vay chỉ tiêu [23] phải nhỏ hơn hoặc bằng chi phí tài chính chỉ tiêu [22]</text:p>
          </table:table-cell>
          <table:covered-table-cell table:number-columns-repeated="13"/>
          <table:table-cell table:style-name="ce131" office:value-type="string" calcext:value-type="string">
            <text:p>Y</text:p>
          </table:table-cell>
          <table:table-cell table:style-name="ce134" office:value-type="float" office:value="26" calcext:value-type="float">
            <text:p>26.00000</text:p>
          </table:table-cell>
          <table:table-cell table:number-columns-repeated="1004"/>
        </table:table-row>
        <table:table-row table:style-name="ro28">
          <table:table-cell/>
          <table:table-cell table:style-name="ce121" office:value-type="float" office:value="1" calcext:value-type="float">
            <text:p>1</text:p>
          </table:table-cell>
          <table:table-cell table:style-name="ce127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Chi phí lãi vay chỉ tiêu [23] phải nhỏ hơn hoặc bằng chi phí tài chính chỉ tiêu [22]</text:p>
          </table:table-cell>
          <table:covered-table-cell table:number-columns-repeated="13"/>
          <table:table-cell table:style-name="ce131" office:value-type="string" calcext:value-type="string">
            <text:p>Y</text:p>
          </table:table-cell>
          <table:table-cell table:style-name="ce134" office:value-type="float" office:value="27" calcext:value-type="float">
            <text:p>27.00000</text:p>
          </table:table-cell>
          <table:table-cell table:number-columns-repeated="1004"/>
        </table:table-row>
        <table:table-row table:style-name="ro28">
          <table:table-cell/>
          <table:table-cell table:style-name="ce121" office:value-type="float" office:value="1" calcext:value-type="float">
            <text:p>1</text:p>
          </table:table-cell>
          <table:table-cell table:style-name="ce127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Dữ liệu bắt buộc nhập</text:p>
          </table:table-cell>
          <table:covered-table-cell table:number-columns-repeated="13"/>
          <table:table-cell table:style-name="ce131" office:value-type="string" calcext:value-type="string">
            <text:p>Y</text:p>
          </table:table-cell>
          <table:table-cell table:style-name="ce134" office:value-type="float" office:value="28" calcext:value-type="float">
            <text:p>28.00000</text:p>
          </table:table-cell>
          <table:table-cell table:number-columns-repeated="1004"/>
        </table:table-row>
        <table:table-row table:style-name="ro28">
          <table:table-cell/>
          <table:table-cell table:style-name="ce120" office:value-type="string" calcext:value-type="string">
            <text:p>1</text:p>
          </table:table-cell>
          <table:table-cell table:style-name="ce53" office:value-type="string" calcext:value-type="string" table:number-columns-spanned="2" table:number-rows-spanned="1">
            <text:p>LE TRUONG THANH</text:p>
          </table:table-cell>
          <table:covered-table-cell/>
          <table:table-cell table:style-name="ce128" office:value-type="string" calcext:value-type="string" table:number-columns-spanned="14" table:number-rows-spanned="1">
            <text:p>Dữ liệu bắt buộc nhập</text:p>
          </table:table-cell>
          <table:covered-table-cell table:number-columns-repeated="13"/>
          <table:table-cell table:style-name="ce131" office:value-type="string" calcext:value-type="string">
            <text:p>Y</text:p>
          </table:table-cell>
          <table:table-cell table:style-name="ce134" office:value-type="float" office:value="29" calcext:value-type="float">
            <text:p>29.00000</text:p>
          </table:table-cell>
          <table:table-cell table:number-columns-repeated="1004"/>
        </table:table-row>
        <table:table-row table:style-name="ro28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30" calcext:value-type="float">
            <text:p>30.00000</text:p>
          </table:table-cell>
          <table:table-cell table:number-columns-repeated="1004"/>
        </table:table-row>
        <table:table-row table:style-name="ro28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27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31" calcext:value-type="float">
            <text:p>31.00000</text:p>
          </table:table-cell>
          <table:table-cell table:number-columns-repeated="1004"/>
        </table:table-row>
        <table:table-row table:style-name="ro28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32" calcext:value-type="float">
            <text:p>32.00000</text:p>
          </table:table-cell>
          <table:table-cell table:number-columns-repeated="1004"/>
        </table:table-row>
        <table:table-row table:style-name="ro28">
          <table:table-cell/>
          <table:table-cell table:style-name="ce53" office:value-type="string" calcext:value-type="string">
            <text:p>1</text:p>
          </table:table-cell>
          <table:table-cell table:style-name="ce126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8" office:value-type="string" calcext:value-type="string" table:number-columns-spanned="14" table:number-rows-spanned="1">
            <text:p>Tổng tài sản [100] phải bằng Tổng nguồn vốn [440]</text:p>
          </table:table-cell>
          <table:covered-table-cell table:number-columns-repeated="13"/>
          <table:table-cell table:style-name="ce130" office:value-type="string" calcext:value-type="string">
            <text:p>Y</text:p>
          </table:table-cell>
          <table:table-cell table:style-name="ce134" office:value-type="float" office:value="33" calcext:value-type="float">
            <text:p>33.00000</text:p>
          </table:table-cell>
          <table:table-cell table:number-columns-repeated="1004"/>
        </table:table-row>
        <table:table-row table:style-name="ro28">
          <table:table-cell/>
          <table:table-cell table:style-name="ce119" office:value-type="float" office:value="1" calcext:value-type="float">
            <text:p>1</text:p>
          </table:table-cell>
          <table:table-cell table:style-name="ce127" table:number-columns-spanned="2" table:number-rows-spanned="1"/>
          <table:covered-table-cell/>
          <table:table-cell table:style-name="ce128" office:value-type="string" calcext:value-type="string" table:number-columns-spanned="14" table:number-rows-spanned="1">
            <text:p>Giá trị khác với giá trị lấy từ năm trước</text:p>
          </table:table-cell>
          <table:covered-table-cell table:number-columns-repeated="13"/>
          <table:table-cell table:style-name="ce130" office:value-type="string" calcext:value-type="string">
            <text:p>N</text:p>
          </table:table-cell>
          <table:table-cell table:style-name="ce134" office:value-type="float" office:value="34" calcext:value-type="float">
            <text:p>34.00000</text:p>
          </table:table-cell>
          <table:table-cell table:number-columns-repeated="1004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KQKD" table:style-name="ta1">
        <table:table-column table:style-name="co33" table:default-cell-style-name="ce20"/>
        <table:table-column table:style-name="co15" table:default-cell-style-name="ce20"/>
        <table:table-column table:style-name="co34" table:default-cell-style-name="ce20"/>
        <table:table-column table:style-name="co35" table:default-cell-style-name="ce20"/>
        <table:table-column table:style-name="co21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21" table:number-columns-repeated="1012" table:default-cell-style-name="ce20"/>
        <table:table-row table:style-name="ro6">
          <table:table-cell table:style-name="ce138"/>
          <table:table-cell table:style-name="ce139"/>
          <table:table-cell table:style-name="ce143" office:value-type="string" calcext:value-type="string" table:number-columns-spanned="8" table:number-rows-spanned="1">
            <text:p>BÁO CÁO KẾT QỦA HOẠT ĐỘNG SẢN XUẤT KINH DOANH (Mẫu số B-02/DN)</text:p>
          </table:table-cell>
          <table:covered-table-cell table:number-columns-repeated="7"/>
          <table:table-cell table:style-name="ce138"/>
          <table:table-cell table:number-columns-repeated="1013"/>
        </table:table-row>
        <table:table-row table:style-name="ro36">
          <table:table-cell table:style-name="ce138"/>
          <table:table-cell table:style-name="ce140"/>
          <table:table-cell table:style-name="ce144"/>
          <table:table-cell table:style-name="ce146" office:value-type="string" calcext:value-type="string" table:number-columns-spanned="6" table:number-rows-spanned="1">
            <text:p><text:s text:c="26"/>(Ban hành theo Thông tư số 200/2014/TT-BTC Ngày 22/12/2014 của Bộ Tài chính)</text:p>
          </table:table-cell>
          <table:covered-table-cell table:number-columns-repeated="5"/>
          <table:table-cell table:style-name="ce140"/>
          <table:table-cell table:style-name="ce138"/>
          <table:table-cell table:number-columns-repeated="1013"/>
        </table:table-row>
        <table:table-row table:style-name="ro5">
          <table:table-cell table:style-name="ce17" table:number-columns-repeated="6"/>
          <table:table-cell table:style-name="ce17" office:value-type="string" calcext:value-type="string" table:number-columns-spanned="2" table:number-rows-spanned="1">
            <text:p> Năm <text:span text:style-name="T3"><text:a xlink:href="python://get_year(o)" xlink:type="simple">get_year</text:a></text:span></text:p>
          </table:table-cell>
          <table:covered-table-cell/>
          <table:table-cell table:style-name="ce17" table:number-columns-repeated="2"/>
          <table:table-cell table:style-name="ce18"/>
          <table:table-cell table:style-name="ce94" table:number-columns-repeated="1013"/>
        </table:table-row>
        <table:table-row table:style-name="ro5">
          <table:table-cell table:style-name="ce17" table:number-columns-repeated="10"/>
          <table:table-cell table:style-name="ce18"/>
          <table:table-cell table:style-name="ce94" table:number-columns-repeated="1013"/>
        </table:table-row>
        <table:table-row table:style-name="ro5">
          <table:table-cell table:style-name="ce17" table:number-columns-repeated="2"/>
          <table:table-cell table:style-name="ce24" office:value-type="string" calcext:value-type="string">
            <text:p>Người nộp thuế: </text:p>
          </table:table-cell>
          <table:table-cell table:style-name="ce147"/>
          <table:table-cell table:style-name="ce149" office:value-type="string" calcext:value-type="string" table:number-columns-spanned="6" table:number-rows-spanned="1">
            <text:p><text:span text:style-name="T4"><text:a xlink:href="python://get_company_name(o)" xlink:type="simple">company_name</text:a></text:span></text:p>
          </table:table-cell>
          <table:covered-table-cell table:number-columns-repeated="5"/>
          <table:table-cell table:style-name="ce18"/>
          <table:table-cell table:style-name="ce94" table:number-columns-repeated="1013"/>
        </table:table-row>
        <table:table-row table:style-name="ro5">
          <table:table-cell table:style-name="ce17" table:number-columns-repeated="2"/>
          <table:table-cell table:style-name="ce24" office:value-type="string" calcext:value-type="string" table:number-columns-spanned="2" table:number-rows-spanned="1">
            <text:p>Mã số thuế:</text:p>
          </table:table-cell>
          <table:covered-table-cell/>
          <table:table-cell table:style-name="ce24" office:value-type="string" calcext:value-type="string" table:number-columns-spanned="6" table:number-rows-spanned="1">
            <text:p><text:span text:style-name="T5"><text:a xlink:href="python://get_company_vat()" xlink:type="simple">vat</text:a></text:span></text:p>
          </table:table-cell>
          <table:covered-table-cell table:number-columns-repeated="5"/>
          <table:table-cell table:style-name="ce18"/>
          <table:table-cell table:style-name="ce94" table:number-columns-repeated="1013"/>
        </table:table-row>
        <table:table-row table:style-name="ro23">
          <table:table-cell table:style-name="ce17" table:number-columns-repeated="2"/>
          <table:table-cell table:style-name="ce24"/>
          <table:table-cell table:style-name="ce148" table:number-columns-repeated="7"/>
          <table:table-cell table:style-name="ce18"/>
          <table:table-cell table:style-name="ce94" table:number-columns-repeated="1013"/>
        </table:table-row>
        <table:table-row table:style-name="ro5">
          <table:table-cell table:style-name="ce17" table:number-columns-repeated="2"/>
          <table:table-cell table:style-name="ce24" office:value-type="string" calcext:value-type="string" table:number-columns-spanned="2" table:number-rows-spanned="1">
            <text:p>Tên đại lý thuế (nếu có):</text:p>
          </table:table-cell>
          <table:covered-table-cell/>
          <table:table-cell table:style-name="ce24" table:number-columns-spanned="6" table:number-rows-spanned="1"/>
          <table:covered-table-cell table:number-columns-repeated="5"/>
          <table:table-cell table:style-name="ce18"/>
          <table:table-cell table:style-name="ce94" table:number-columns-repeated="1013"/>
        </table:table-row>
        <table:table-row table:style-name="ro5">
          <table:table-cell table:style-name="ce17" table:number-columns-repeated="2"/>
          <table:table-cell table:style-name="ce24" office:value-type="string" calcext:value-type="string" table:number-columns-spanned="2" table:number-rows-spanned="1">
            <text:p>Mã số thuế:</text:p>
          </table:table-cell>
          <table:covered-table-cell/>
          <table:table-cell table:style-name="ce24" table:number-columns-spanned="6" table:number-rows-spanned="1"/>
          <table:covered-table-cell table:number-columns-repeated="5"/>
          <table:table-cell table:style-name="ce18"/>
          <table:table-cell table:style-name="ce94" table:number-columns-repeated="1013"/>
        </table:table-row>
        <table:table-row table:style-name="ro26" table:number-rows-repeated="6">
          <table:table-cell table:style-name="ce17" table:number-columns-repeated="2"/>
          <table:table-cell table:style-name="ce24"/>
          <table:table-cell table:style-name="ce148" table:number-columns-repeated="7"/>
          <table:table-cell table:style-name="ce18"/>
          <table:table-cell table:style-name="ce94" table:number-columns-repeated="1013"/>
        </table:table-row>
        <table:table-row table:style-name="ro5">
          <table:table-cell table:style-name="ce17" table:number-columns-repeated="2"/>
          <table:table-cell table:style-name="ce24"/>
          <table:table-cell table:style-name="ce148" table:number-columns-repeated="7"/>
          <table:table-cell table:style-name="ce18"/>
          <table:table-cell table:style-name="ce94" table:number-columns-repeated="1013"/>
        </table:table-row>
        <table:table-row table:style-name="ro5">
          <table:table-cell table:style-name="ce17"/>
          <table:table-cell table:style-name="ce52" office:value-type="string" calcext:value-type="string">
            <text:p>0</text:p>
          </table:table-cell>
          <table:table-cell table:style-name="ce55" office:value-type="string" calcext:value-type="string" table:number-columns-spanned="7" table:number-rows-spanned="1">
            <text:p><text:s/>Hỗ trợ lấy dữ liệu từ năm trước</text:p>
          </table:table-cell>
          <table:covered-table-cell table:number-columns-repeated="6"/>
          <table:table-cell table:style-name="ce148"/>
          <table:table-cell table:style-name="ce18"/>
          <table:table-cell table:style-name="ce94" table:number-columns-repeated="1013"/>
        </table:table-row>
        <table:table-row table:style-name="ro26">
          <table:table-cell table:style-name="ce17" table:number-columns-repeated="2"/>
          <table:table-cell table:style-name="ce24"/>
          <table:table-cell table:style-name="ce148" table:number-columns-repeated="7"/>
          <table:table-cell table:style-name="ce18"/>
          <table:table-cell table:style-name="ce94" table:number-columns-repeated="1013"/>
        </table:table-row>
        <table:table-row table:style-name="ro5">
          <table:table-cell table:style-name="ce138" table:number-columns-repeated="8"/>
          <table:table-cell table:style-name="ce151" office:value-type="string" calcext:value-type="string" table:number-columns-spanned="2" table:number-rows-spanned="1">
            <text:p>Đơn vị tính: <text:span text:style-name="T3"><text:a xlink:href="python://o.company_id.currency_id.name%20or%20''" xlink:type="simple">cur_comp</text:a></text:span></text:p>
          </table:table-cell>
          <table:covered-table-cell/>
          <table:table-cell table:style-name="ce138"/>
          <table:table-cell table:number-columns-repeated="1013"/>
        </table:table-row>
        <table:table-row table:style-name="ro36">
          <table:table-cell table:style-name="ce138" table:number-columns-repeated="2"/>
          <table:table-cell table:style-name="ce41" office:value-type="string" calcext:value-type="string" table:number-columns-spanned="4" table:number-rows-spanned="1">
            <text:p>Chỉ tiêu</text:p>
          </table:table-cell>
          <table:covered-table-cell table:number-columns-repeated="3" table:style-name="ce53"/>
          <table:table-cell table:style-name="ce41" office:value-type="string" calcext:value-type="string">
            <text:p>Mã số</text:p>
          </table:table-cell>
          <table:table-cell table:style-name="ce41" office:value-type="string" calcext:value-type="string">
            <text:p>Thuyết minh</text:p>
          </table:table-cell>
          <table:table-cell table:style-name="ce41" office:value-type="string" calcext:value-type="string">
            <text:p>Năm nay</text:p>
          </table:table-cell>
          <table:table-cell table:style-name="ce41" office:value-type="string" calcext:value-type="string">
            <text:p>Năm trước</text:p>
          </table:table-cell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145" office:value-type="string" calcext:value-type="string" table:number-columns-spanned="4" table:number-rows-spanned="1">
            <text:p>1</text:p>
          </table:table-cell>
          <table:covered-table-cell table:number-columns-repeated="3" table:style-name="ce53"/>
          <table:table-cell table:style-name="ce145" office:value-type="string" calcext:value-type="string">
            <text:p>2</text:p>
          </table:table-cell>
          <table:table-cell table:style-name="ce145" office:value-type="string" calcext:value-type="string">
            <text:p>3</text:p>
          </table:table-cell>
          <table:table-cell table:style-name="ce145" office:value-type="string" calcext:value-type="string">
            <text:p>4</text:p>
          </table:table-cell>
          <table:table-cell table:style-name="ce145" office:value-type="string" calcext:value-type="string">
            <text:p>5</text:p>
          </table:table-cell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. Doanh thu bán hàng và cung cấp dịch vụ</text:p>
          </table:table-cell>
          <table:covered-table-cell table:number-columns-repeated="3" table:style-name="ce53"/>
          <table:table-cell table:style-name="ce69" office:value-type="string" calcext:value-type="string">
            <text:p>01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 text:c="2"/>2. Các khoản giảm trừ doanh thu</text:p>
          </table:table-cell>
          <table:covered-table-cell table:number-columns-repeated="3" table:style-name="ce53"/>
          <table:table-cell table:style-name="ce69" office:value-type="string" calcext:value-type="string">
            <text:p>02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18">
          <table:table-cell table:style-name="ce138" table:number-columns-repeated="2"/>
          <table:table-cell table:style-name="ce42" office:value-type="string" calcext:value-type="string" table:number-columns-spanned="4" table:number-rows-spanned="1">
            <text:p><text:s/>3. Doanh thu thuần về bán hàng và cung cấp dịch vụ (10= 01-02)</text:p>
          </table:table-cell>
          <table:covered-table-cell table:number-columns-repeated="3" table:style-name="ce53"/>
          <table:table-cell table:style-name="ce41" office:value-type="string" calcext:value-type="string">
            <text:p>10</text:p>
          </table:table-cell>
          <table:table-cell table:style-name="ce42"/>
          <table:table-cell table:style-name="ce152"/>
          <table:table-cell table:style-name="ce76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4. Giá vốn hàng bán</text:p>
          </table:table-cell>
          <table:covered-table-cell table:number-columns-repeated="3" table:style-name="ce53"/>
          <table:table-cell table:style-name="ce69" office:value-type="string" calcext:value-type="string">
            <text:p>11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37">
          <table:table-cell table:style-name="ce138" table:number-columns-repeated="2"/>
          <table:table-cell table:style-name="ce42" office:value-type="string" calcext:value-type="string" table:number-columns-spanned="4" table:number-rows-spanned="1">
            <text:p> 5. Lợi nhuận gộp về bán hàng và cung cấp dịch vụ</text:p>
            <text:p> (20=10 - 11)</text:p>
          </table:table-cell>
          <table:covered-table-cell table:number-columns-repeated="3" table:style-name="ce53"/>
          <table:table-cell table:style-name="ce41" office:value-type="string" calcext:value-type="string">
            <text:p>20</text:p>
          </table:table-cell>
          <table:table-cell table:style-name="ce42"/>
          <table:table-cell table:style-name="ce152"/>
          <table:table-cell table:style-name="ce76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6. Doanh thu hoạt động tài chính</text:p>
          </table:table-cell>
          <table:covered-table-cell table:number-columns-repeated="3" table:style-name="ce53"/>
          <table:table-cell table:style-name="ce69" office:value-type="string" calcext:value-type="string">
            <text:p>21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7. Chi phí tài chính</text:p>
          </table:table-cell>
          <table:covered-table-cell table:number-columns-repeated="3" table:style-name="ce53"/>
          <table:table-cell table:style-name="ce69" office:value-type="string" calcext:value-type="string">
            <text:p>22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3" office:value-type="string" calcext:value-type="string" table:number-columns-spanned="4" table:number-rows-spanned="1">
            <text:p><text:s text:c="4"/>- Trong đó: Chi phí lãi vay </text:p>
          </table:table-cell>
          <table:covered-table-cell table:number-columns-repeated="3" table:style-name="ce53"/>
          <table:table-cell table:style-name="ce68" office:value-type="string" calcext:value-type="string">
            <text:p>23</text:p>
          </table:table-cell>
          <table:table-cell table:style-name="ce43"/>
          <table:table-cell table:style-name="ce152"/>
          <table:table-cell table:style-name="ce77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8. Chi phí bán hàng</text:p>
          </table:table-cell>
          <table:covered-table-cell table:number-columns-repeated="3" table:style-name="ce53"/>
          <table:table-cell table:style-name="ce69" office:value-type="string" calcext:value-type="string">
            <text:p>25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9. Chi phí quản lý doanh nghiệp </text:p>
          </table:table-cell>
          <table:covered-table-cell table:number-columns-repeated="3" table:style-name="ce53"/>
          <table:table-cell table:style-name="ce69" office:value-type="string" calcext:value-type="string">
            <text:p>26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18">
          <table:table-cell table:style-name="ce138" table:number-columns-repeated="2"/>
          <table:table-cell table:style-name="ce42" office:value-type="string" calcext:value-type="string" table:number-columns-spanned="4" table:number-rows-spanned="1">
            <text:p> 10 Lợi nhuận thuần từ hoạt động kinh doanh</text:p>
            <text:p>   (30 = 20 + (21 – 22) – 25 - 26)</text:p>
          </table:table-cell>
          <table:covered-table-cell table:number-columns-repeated="3" table:style-name="ce53"/>
          <table:table-cell table:style-name="ce41" office:value-type="string" calcext:value-type="string">
            <text:p>30</text:p>
          </table:table-cell>
          <table:table-cell table:style-name="ce42"/>
          <table:table-cell table:style-name="ce152"/>
          <table:table-cell table:style-name="ce76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1. Thu nhập khác </text:p>
          </table:table-cell>
          <table:covered-table-cell table:number-columns-repeated="3" table:style-name="ce53"/>
          <table:table-cell table:style-name="ce69" office:value-type="string" calcext:value-type="string">
            <text:p>31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2. Chi phí khác</text:p>
          </table:table-cell>
          <table:covered-table-cell table:number-columns-repeated="3" table:style-name="ce53"/>
          <table:table-cell table:style-name="ce69" office:value-type="string" calcext:value-type="string">
            <text:p>32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2" office:value-type="string" calcext:value-type="string" table:number-columns-spanned="4" table:number-rows-spanned="1">
            <text:p><text:s/>13. Lợi nhuận khác (40 = 31 - 32)</text:p>
          </table:table-cell>
          <table:covered-table-cell table:number-columns-repeated="3" table:style-name="ce53"/>
          <table:table-cell table:style-name="ce41" office:value-type="string" calcext:value-type="string">
            <text:p>40</text:p>
          </table:table-cell>
          <table:table-cell table:style-name="ce42"/>
          <table:table-cell table:style-name="ce152"/>
          <table:table-cell table:style-name="ce76"/>
          <table:table-cell table:style-name="ce138"/>
          <table:table-cell table:number-columns-repeated="1013"/>
        </table:table-row>
        <table:table-row table:style-name="ro18">
          <table:table-cell table:style-name="ce138" table:number-columns-repeated="2"/>
          <table:table-cell table:style-name="ce42" office:value-type="string" calcext:value-type="string" table:number-columns-spanned="4" table:number-rows-spanned="1">
            <text:p><text:s/>14. Tổng lợi nhuận kế toán trước thuế (50 = 30 + 40)</text:p>
          </table:table-cell>
          <table:covered-table-cell table:number-columns-repeated="3" table:style-name="ce53"/>
          <table:table-cell table:style-name="ce41" office:value-type="string" calcext:value-type="string">
            <text:p>50</text:p>
          </table:table-cell>
          <table:table-cell table:style-name="ce42"/>
          <table:table-cell table:style-name="ce152"/>
          <table:table-cell table:style-name="ce76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5. Chi phí thuế TNDN hiện hành</text:p>
          </table:table-cell>
          <table:covered-table-cell table:number-columns-repeated="3" table:style-name="ce53"/>
          <table:table-cell table:style-name="ce69" office:value-type="string" calcext:value-type="string">
            <text:p>51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6. Chi phí thuế TNDN hoãn lại</text:p>
          </table:table-cell>
          <table:covered-table-cell table:number-columns-repeated="3" table:style-name="ce53"/>
          <table:table-cell table:style-name="ce69" office:value-type="string" calcext:value-type="string">
            <text:p>52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37">
          <table:table-cell table:style-name="ce138" table:number-columns-repeated="2"/>
          <table:table-cell table:style-name="ce42" office:value-type="string" calcext:value-type="string" table:number-columns-spanned="4" table:number-rows-spanned="1">
            <text:p> 17. Lợi nhuận sau thuế thu nhập doanh nghiệp </text:p>
            <text:p>(60=50 – 51 - 52)</text:p>
          </table:table-cell>
          <table:covered-table-cell table:number-columns-repeated="3" table:style-name="ce53"/>
          <table:table-cell table:style-name="ce41" office:value-type="string" calcext:value-type="string">
            <text:p>60</text:p>
          </table:table-cell>
          <table:table-cell table:style-name="ce42"/>
          <table:table-cell table:style-name="ce152"/>
          <table:table-cell table:style-name="ce76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8. Lãi cơ bản trên cổ phiếu (*)</text:p>
          </table:table-cell>
          <table:covered-table-cell table:number-columns-repeated="3" table:style-name="ce53"/>
          <table:table-cell table:style-name="ce69" office:value-type="string" calcext:value-type="string">
            <text:p>70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2">
          <table:table-cell table:style-name="ce138" table:number-columns-repeated="2"/>
          <table:table-cell table:style-name="ce44" office:value-type="string" calcext:value-type="string" table:number-columns-spanned="4" table:number-rows-spanned="1">
            <text:p><text:s/>19. Lãi suy giảm trên cổ phiếu (*)</text:p>
          </table:table-cell>
          <table:covered-table-cell table:number-columns-repeated="3" table:style-name="ce53"/>
          <table:table-cell table:style-name="ce69" office:value-type="string" calcext:value-type="string">
            <text:p>71</text:p>
          </table:table-cell>
          <table:table-cell table:style-name="ce44"/>
          <table:table-cell table:style-name="ce152"/>
          <table:table-cell table:style-name="ce153"/>
          <table:table-cell table:style-name="ce138"/>
          <table:table-cell table:number-columns-repeated="1013"/>
        </table:table-row>
        <table:table-row table:style-name="ro13">
          <table:table-cell table:style-name="ce138"/>
          <table:table-cell table:style-name="ce141"/>
          <table:table-cell table:style-name="ce138" table:number-columns-repeated="9"/>
          <table:table-cell table:number-columns-repeated="1013"/>
        </table:table-row>
        <table:table-row table:style-name="ro5">
          <table:table-cell table:style-name="ce138"/>
          <table:table-cell table:style-name="ce142"/>
          <table:table-cell table:style-name="ce138" table:number-columns-repeated="9"/>
          <table:table-cell table:number-columns-repeated="1013"/>
        </table:table-row>
        <table:table-row table:style-name="ro5">
          <table:table-cell table:style-name="ce18"/>
          <table:table-cell table:style-name="ce142"/>
          <table:table-cell table:style-name="ce18" office:value-type="string" calcext:value-type="string">
            <text:p>Người lập biểu:</text:p>
          </table:table-cell>
          <table:table-cell table:style-name="ce59" table:number-columns-spanned="2" table:number-rows-spanned="1"/>
          <table:covered-table-cell/>
          <table:table-cell table:style-name="ce18" table:number-columns-repeated="2"/>
          <table:table-cell table:style-name="ce150"/>
          <table:table-cell table:style-name="ce74" office:value-type="string" calcext:value-type="string">
            <text:p>Giám đốc:</text:p>
          </table:table-cell>
          <table:table-cell table:style-name="ce59"/>
          <table:table-cell table:style-name="ce18"/>
          <table:table-cell table:style-name="ce94" table:number-columns-repeated="1013"/>
        </table:table-row>
        <table:table-row table:style-name="ro11">
          <table:table-cell table:style-name="ce18" table:number-columns-repeated="2"/>
          <table:table-cell table:style-name="ce34"/>
          <table:table-cell table:style-name="ce18" table:number-columns-repeated="8"/>
          <table:table-cell table:style-name="ce94" table:number-columns-repeated="1013"/>
        </table:table-row>
        <table:table-row table:style-name="ro5">
          <table:table-cell table:style-name="ce18" table:number-columns-repeated="2"/>
          <table:table-cell table:style-name="ce18" office:value-type="string" calcext:value-type="string">
            <text:p>Kế toán trưởng:</text:p>
          </table:table-cell>
          <table:table-cell table:style-name="ce59" table:number-columns-spanned="2" table:number-rows-spanned="1"/>
          <table:covered-table-cell/>
          <table:table-cell table:style-name="ce74" table:number-columns-spanned="2" table:number-rows-spanned="1"/>
          <table:covered-table-cell/>
          <table:table-cell table:style-name="ce74"/>
          <table:table-cell table:style-name="ce74" office:value-type="string" calcext:value-type="string">
            <text:p>Ngày ký:</text:p>
          </table:table-cell>
          <table:table-cell table:style-name="ce59"/>
          <table:table-cell table:style-name="ce18"/>
          <table:table-cell table:style-name="ce94" table:number-columns-repeated="1013"/>
        </table:table-row>
        <table:table-row table:style-name="ro7">
          <table:table-cell table:style-name="ce18" table:number-columns-repeated="2"/>
          <table:table-cell table:style-name="ce34" table:number-columns-repeated="8"/>
          <table:table-cell table:style-name="ce18"/>
          <table:table-cell table:style-name="ce94" table:number-columns-repeated="1013"/>
        </table:table-row>
        <table:table-row table:style-name="ro5">
          <table:table-cell table:style-name="ce18" table:number-columns-repeated="2"/>
          <table:table-cell table:style-name="ce18" office:value-type="string" calcext:value-type="string" table:number-columns-spanned="2" table:number-rows-spanned="1">
            <text:p>Số chứng chỉ hành nghề:</text:p>
          </table:table-cell>
          <table:covered-table-cell/>
          <table:table-cell table:style-name="ce59" table:number-columns-spanned="4" table:number-rows-spanned="1"/>
          <table:covered-table-cell table:number-columns-repeated="3"/>
          <table:table-cell table:style-name="ce74" table:number-columns-repeated="2"/>
          <table:table-cell table:style-name="ce18"/>
          <table:table-cell table:style-name="ce94" table:number-columns-repeated="1013"/>
        </table:table-row>
        <table:table-row table:style-name="ro7">
          <table:table-cell table:style-name="ce18" table:number-columns-repeated="2"/>
          <table:table-cell table:style-name="ce34" table:number-columns-repeated="3"/>
          <table:table-cell table:style-name="ce74" table:number-columns-repeated="5"/>
          <table:table-cell table:style-name="ce18"/>
          <table:table-cell table:style-name="ce94" table:number-columns-repeated="1013"/>
        </table:table-row>
        <table:table-row table:style-name="ro5">
          <table:table-cell table:style-name="ce18" table:number-columns-repeated="2"/>
          <table:table-cell table:style-name="ce18" office:value-type="string" calcext:value-type="string" table:number-columns-spanned="2" table:number-rows-spanned="1">
            <text:p>Đơn vị cung cấp dịch vụ kế toán:</text:p>
          </table:table-cell>
          <table:covered-table-cell/>
          <table:table-cell table:style-name="ce59" table:number-columns-spanned="6" table:number-rows-spanned="1"/>
          <table:covered-table-cell table:number-columns-repeated="5"/>
          <table:table-cell table:style-name="ce18"/>
          <table:table-cell table:style-name="ce94" table:number-columns-repeated="1013"/>
        </table:table-row>
        <table:table-row table:style-name="ro13">
          <table:table-cell table:style-name="ce138" table:number-columns-repeated="11"/>
          <table:table-cell table:number-columns-repeated="1013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CTTTT" table:style-name="ta1"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column table:style-name="co47" table:default-cell-style-name="ce158"/>
        <table:table-column table:style-name="co48" table:default-cell-style-name="ce158"/>
        <table:table-column table:style-name="co44" table:default-cell-style-name="ce158"/>
        <table:table-column table:style-name="co49" table:default-cell-style-name="ce158"/>
        <table:table-column table:style-name="co44" table:number-columns-repeated="3" table:default-cell-style-name="ce158"/>
        <table:table-column table:style-name="co43" table:default-cell-style-name="ce158"/>
        <table:table-column table:style-name="co50" table:default-cell-style-name="ce158"/>
        <table:table-column table:style-name="co43" table:default-cell-style-name="ce158"/>
        <table:table-column table:style-name="co23" table:default-cell-style-name="ce158"/>
        <table:table-column table:style-name="co51" table:default-cell-style-name="ce158"/>
        <table:table-column table:style-name="co52" table:default-cell-style-name="ce158"/>
        <table:table-column table:style-name="co44" table:number-columns-repeated="3" table:default-cell-style-name="ce158"/>
        <table:table-column table:style-name="co51" table:default-cell-style-name="ce158"/>
        <table:table-column table:style-name="co53" table:default-cell-style-name="ce158"/>
        <table:table-column table:style-name="co54" table:number-columns-repeated="5" table:default-cell-style-name="ce158"/>
        <table:table-column table:style-name="co55" table:default-cell-style-name="ce158"/>
        <table:table-column table:style-name="co55" table:number-columns-repeated="228" table:default-cell-style-name="ce213"/>
        <table:table-column table:style-name="co55" table:number-columns-repeated="768" table:default-cell-style-name="Default"/>
        <table:table-row table:style-name="ro29">
          <table:table-cell table:style-name="ce154"/>
          <table:table-cell table:style-name="ce159" table:number-columns-repeated="2"/>
          <table:table-cell table:style-name="ce173" office:value-type="string" calcext:value-type="string" table:number-columns-spanned="22" table:number-rows-spanned="1">
            <text:p>LƯU CHUYỂN TIỀN TỆ (THEO PHƯƠNG PHÁP TRỰC TIẾP) (Mẫu số B-03/DN)</text:p>
          </table:table-cell>
          <table:covered-table-cell table:number-columns-repeated="21" table:style-name="ce176"/>
          <table:table-cell table:style-name="ce159" table:number-columns-repeated="2"/>
          <table:table-cell/>
          <table:table-cell table:style-name="ce158" table:number-columns-repeated="995"/>
          <table:table-cell/>
        </table:table-row>
        <table:table-row table:style-name="ro5">
          <table:table-cell table:style-name="ce154"/>
          <table:table-cell table:style-name="ce160"/>
          <table:table-cell table:style-name="ce163" table:number-columns-spanned="2" table:number-rows-spanned="1"/>
          <table:covered-table-cell table:style-name="ce174"/>
          <table:table-cell table:style-name="ce160"/>
          <table:table-cell table:style-name="ce177" office:value-type="string" calcext:value-type="string" table:number-columns-spanned="18" table:number-rows-spanned="1">
            <text:p>(Ban hành theo Thông tư số 200/2014/TT-BTC Ngày 22/12/2014 của Bộ Tài chính)</text:p>
          </table:table-cell>
          <table:covered-table-cell table:number-columns-repeated="17" table:style-name="ce179"/>
          <table:table-cell table:style-name="ce160" table:number-columns-repeated="4"/>
          <table:table-cell/>
          <table:table-cell table:style-name="ce158" table:number-columns-repeated="995"/>
          <table:table-cell/>
        </table:table-row>
        <table:table-row table:style-name="ro33">
          <table:table-cell table:style-name="ce155"/>
          <table:table-cell table:style-name="ce160" table:number-columns-repeated="7"/>
          <table:table-cell table:style-name="ce155" table:number-columns-repeated="2"/>
          <table:table-cell table:style-name="ce184" office:value-type="string" calcext:value-type="string" table:number-columns-spanned="4" table:number-rows-spanned="1">
            <text:p>Năm 2015</text:p>
          </table:table-cell>
          <table:covered-table-cell table:number-columns-repeated="3" table:style-name="ce186"/>
          <table:table-cell table:style-name="ce155" table:number-columns-repeated="5"/>
          <table:table-cell table:style-name="ce160" table:number-columns-repeated="8"/>
          <table:table-cell/>
          <table:table-cell table:style-name="ce158" table:number-columns-repeated="995"/>
          <table:table-cell/>
        </table:table-row>
        <table:table-row table:style-name="ro33">
          <table:table-cell table:style-name="ce155"/>
          <table:table-cell table:style-name="ce160"/>
          <table:table-cell table:style-name="ce164" office:value-type="string" calcext:value-type="string" table:number-columns-spanned="3" table:number-rows-spanned="1">
            <text:p>Người nộp thuế:</text:p>
          </table:table-cell>
          <table:covered-table-cell table:number-columns-repeated="2" table:style-name="ce161"/>
          <table:table-cell table:style-name="ce160"/>
          <table:table-cell table:style-name="ce180" office:value-type="string" calcext:value-type="string" table:number-columns-spanned="21" table:number-rows-spanned="1">
            <text:p><text:span text:style-name="T6"><text:a xlink:href="python://get_company_name(o)" xlink:type="simple">company_name</text:a></text:span></text:p>
          </table:table-cell>
          <table:covered-table-cell table:number-columns-repeated="20" table:style-name="ce183"/>
          <table:table-cell/>
          <table:table-cell table:style-name="ce158" table:number-columns-repeated="995"/>
          <table:table-cell/>
        </table:table-row>
        <table:table-row table:style-name="ro5">
          <table:table-cell table:style-name="ce156"/>
          <table:table-cell table:style-name="ce161"/>
          <table:table-cell table:style-name="ce164" office:value-type="string" calcext:value-type="string" table:number-columns-spanned="3" table:number-rows-spanned="1">
            <text:p>Mã số thuế:</text:p>
          </table:table-cell>
          <table:covered-table-cell table:number-columns-repeated="2" table:style-name="ce161"/>
          <table:table-cell table:style-name="ce161"/>
          <table:table-cell table:style-name="ce181" office:value-type="string" calcext:value-type="string" table:number-columns-spanned="8" table:number-rows-spanned="1">
            <text:p><text:span text:style-name="T7"><text:a xlink:href="python://get_company_vat()" xlink:type="simple">vat</text:a></text:span></text:p>
          </table:table-cell>
          <table:covered-table-cell table:number-columns-repeated="7" table:style-name="ce161"/>
          <table:table-cell table:style-name="ce161"/>
          <table:table-cell table:style-name="ce193"/>
          <table:table-cell table:style-name="ce197" table:number-columns-repeated="5"/>
          <table:table-cell table:style-name="ce204"/>
          <table:table-cell table:style-name="ce161" table:number-columns-repeated="5"/>
          <table:table-cell table:style-name="ce209" table:number-columns-repeated="996"/>
          <table:table-cell/>
        </table:table-row>
        <table:table-row table:style-name="ro7">
          <table:table-cell table:style-name="ce156"/>
          <table:table-cell table:style-name="ce161"/>
          <table:table-cell table:style-name="ce156" table:number-columns-repeated="25"/>
          <table:table-cell table:style-name="ce209" table:number-columns-repeated="996"/>
          <table:table-cell/>
        </table:table-row>
        <table:table-row table:style-name="ro5">
          <table:table-cell table:style-name="ce154"/>
          <table:table-cell table:style-name="ce155"/>
          <table:table-cell table:style-name="ce164" office:value-type="string" calcext:value-type="string" table:number-columns-spanned="4" table:number-rows-spanned="1">
            <text:p>Tên đại lý thuế (nếu có):</text:p>
          </table:table-cell>
          <table:covered-table-cell table:number-columns-repeated="3" table:style-name="ce161"/>
          <table:table-cell table:style-name="ce164" table:number-columns-spanned="21" table:number-rows-spanned="1"/>
          <table:covered-table-cell table:number-columns-repeated="20" table:style-name="ce183"/>
          <table:table-cell table:style-name="ce210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64" office:value-type="string" calcext:value-type="string" table:number-columns-spanned="4" table:number-rows-spanned="1">
            <text:p>Mã số thuế:</text:p>
          </table:table-cell>
          <table:covered-table-cell table:number-columns-repeated="3" table:style-name="ce161"/>
          <table:table-cell table:style-name="ce164" table:number-columns-spanned="8" table:number-rows-spanned="1"/>
          <table:covered-table-cell table:number-columns-repeated="7" table:style-name="ce161"/>
          <table:table-cell table:style-name="ce191" table:number-columns-spanned="4" table:number-rows-spanned="1"/>
          <table:covered-table-cell table:number-columns-repeated="3" table:style-name="ce156"/>
          <table:table-cell table:style-name="ce191" table:number-columns-spanned="9" table:number-rows-spanned="1"/>
          <table:covered-table-cell table:number-columns-repeated="8" table:style-name="ce156"/>
          <table:table-cell table:style-name="ce210" table:number-columns-repeated="996"/>
          <table:table-cell/>
        </table:table-row>
        <table:table-row table:style-name="ro6">
          <table:table-cell table:style-name="ce156" table:number-columns-repeated="2"/>
          <table:table-cell table:style-name="ce165" office:value-type="string" calcext:value-type="string">
            <text:p>0</text:p>
          </table:table-cell>
          <table:table-cell table:style-name="ce175" office:value-type="string" calcext:value-type="string" table:number-columns-spanned="19" table:number-rows-spanned="1">
            <text:p><text:s/>Hỗ trợ lấy dữ liệu năm trước</text:p>
          </table:table-cell>
          <table:covered-table-cell table:number-columns-repeated="18" table:style-name="ce161"/>
          <table:table-cell table:style-name="ce185" table:number-columns-repeated="5"/>
          <table:table-cell table:style-name="ce209" table:number-columns-repeated="996"/>
          <table:table-cell/>
        </table:table-row>
        <table:table-row table:style-name="ro6">
          <table:table-cell table:style-name="ce156" table:number-columns-repeated="2"/>
          <table:table-cell table:style-name="ce166" table:number-columns-repeated="4"/>
          <table:table-cell table:style-name="ce156" table:number-columns-repeated="4"/>
          <table:table-cell table:style-name="ce185" table:number-columns-repeated="9"/>
          <table:table-cell table:style-name="ce201" office:value-type="string" calcext:value-type="string" table:number-columns-spanned="8" table:number-rows-spanned="1">
            <text:p>Đơn vị tính: </text:p>
          </table:table-cell>
          <table:covered-table-cell table:number-columns-repeated="7" table:style-name="ce202"/>
          <table:table-cell table:style-name="ce209" table:number-columns-repeated="996"/>
          <table:table-cell/>
        </table:table-row>
        <table:table-row table:style-name="ro28">
          <table:table-cell table:style-name="ce156" table:number-columns-repeated="2"/>
          <table:table-cell table:style-name="ce167" office:value-type="string" calcext:value-type="string" table:number-columns-spanned="11" table:number-rows-spanned="1">
            <text:p>CHỈ TIÊU</text:p>
          </table:table-cell>
          <table:covered-table-cell table:number-columns-repeated="10" table:style-name="ce167"/>
          <table:table-cell table:style-name="ce188" office:value-type="string" calcext:value-type="string" table:number-columns-spanned="2" table:number-rows-spanned="1">
            <text:p>Mã số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Thuyết minh</text:p>
          </table:table-cell>
          <table:covered-table-cell table:style-name="ce188"/>
          <table:table-cell table:style-name="ce167" office:value-type="string" calcext:value-type="string" table:number-columns-spanned="5" table:number-rows-spanned="1">
            <text:p>Năm nay</text:p>
          </table:table-cell>
          <table:covered-table-cell table:number-columns-repeated="4" table:style-name="ce167"/>
          <table:table-cell table:style-name="ce167" office:value-type="string" calcext:value-type="string" table:number-columns-spanned="5" table:number-rows-spanned="1">
            <text:p>Năm trước</text:p>
          </table:table-cell>
          <table:covered-table-cell table:number-columns-repeated="4" table:style-name="ce167"/>
          <table:table-cell table:style-name="ce209" table:number-columns-repeated="996"/>
          <table:table-cell/>
        </table:table-row>
        <table:table-row table:style-name="ro16">
          <table:table-cell table:style-name="ce156" table:number-columns-repeated="2"/>
          <table:table-cell table:style-name="ce168" office:value-type="string" calcext:value-type="string" table:number-columns-spanned="11" table:number-rows-spanned="1">
            <text:p>1</text:p>
          </table:table-cell>
          <table:covered-table-cell table:number-columns-repeated="10" table:style-name="ce168"/>
          <table:table-cell table:style-name="ce168" office:value-type="string" calcext:value-type="string" table:number-columns-spanned="2" table:number-rows-spanned="1">
            <text:p>2</text:p>
          </table:table-cell>
          <table:covered-table-cell table:style-name="ce168"/>
          <table:table-cell table:style-name="ce194" office:value-type="string" calcext:value-type="string" table:number-columns-spanned="2" table:number-rows-spanned="1">
            <text:p>3</text:p>
          </table:table-cell>
          <table:covered-table-cell table:style-name="ce194"/>
          <table:table-cell table:style-name="ce194" office:value-type="string" calcext:value-type="string" table:number-columns-spanned="5" table:number-rows-spanned="1">
            <text:p>4</text:p>
          </table:table-cell>
          <table:covered-table-cell table:number-columns-repeated="4" table:style-name="ce194"/>
          <table:table-cell table:style-name="ce194" office:value-type="string" calcext:value-type="string" table:number-columns-spanned="5" table:number-rows-spanned="1">
            <text:p>5</text:p>
          </table:table-cell>
          <table:covered-table-cell table:number-columns-repeated="4" table:style-name="ce194"/>
          <table:table-cell table:style-name="ce209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<text:s/>I. Lưu chuyển tiền từ hoạt động kinh doanh</text:p>
          </table:table-cell>
          <table:covered-table-cell table:number-columns-repeated="10" table:style-name="ce169"/>
          <table:table-cell table:style-name="ce188" table:number-columns-spanned="2" table:number-rows-spanned="1"/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31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1. Tiền thu từ bán hàng, cung cấp dịch vụ và doanh thu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1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2. Tiền chi trả cho người cung cấp hàng hóa và dịch vụ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2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3. Tiền chi trả cho người lao động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3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4. Tiền lãi vay đã trả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4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5. Thuế thu nhập doanh nghiệp đã nộp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5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6. Tiền thu khác từ hoạt động kinh doanh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6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7. Tiền chi khác cho hoạt động kinh doanh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07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17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 Lưu chuyển tiền thuần từ hoạt động kinh doanh</text:p>
            <text:p> (20 = 01 + 02 + 03 + 04 + 05 + 06 + 07)</text:p>
          </table:table-cell>
          <table:covered-table-cell table:number-columns-repeated="10" table:style-name="ce169"/>
          <table:table-cell table:style-name="ce188" office:value-type="string" calcext:value-type="string" table:number-columns-spanned="2" table:number-rows-spanned="1">
            <text:p>20</text:p>
          </table:table-cell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<text:s/>II. Lưu chuyển tiền từ hoạt động đầu tư</text:p>
          </table:table-cell>
          <table:covered-table-cell table:number-columns-repeated="10" table:style-name="ce169"/>
          <table:table-cell table:style-name="ce188" table:number-columns-spanned="2" table:number-rows-spanned="1"/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31">
          <table:table-cell table:style-name="ce157"/>
          <table:table-cell table:style-name="ce156"/>
          <table:table-cell table:style-name="ce170" office:value-type="string" calcext:value-type="string" table:number-columns-spanned="11" table:number-rows-spanned="1">
            <text:p><text:s/>1.Tiền chi để mua sắm, xây dựng TSCĐ và các tài sản dài hạn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1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2" table:number-columns-repeated="996"/>
          <table:table-cell/>
        </table:table-row>
        <table:table-row table:style-name="ro32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2.Tiền thu từ thanh lý, nhượng bán TSCĐ và các tài sản dài hạn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2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3.Tiền chi cho vay, mua các công cụ nợ của đơn vị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3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32">
          <table:table-cell table:style-name="ce157"/>
          <table:table-cell table:style-name="ce156"/>
          <table:table-cell table:style-name="ce170" office:value-type="string" calcext:value-type="string" table:number-columns-spanned="11" table:number-rows-spanned="1">
            <text:p><text:s/>4.Tiền thu hồi cho vay, bán lại các công cụ nợ của đơn vị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4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2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5.Tiền chi đầu tư góp vốn vào đơn vị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5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6.Tiền thu hồi đầu tư góp vốn vào đơn vị khác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6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7.Tiền thu lãi cho vay, cổ tức và lợi nhuận được chia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27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38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 Lưu chuyển tiền thuần từ hoạt động đầu tư </text:p>
            <text:p>(30 = 21 + 22 + 23 + 24 + 25 + 26 + 27)</text:p>
          </table:table-cell>
          <table:covered-table-cell table:number-columns-repeated="10" table:style-name="ce169"/>
          <table:table-cell table:style-name="ce188" office:value-type="string" calcext:value-type="string" table:number-columns-spanned="2" table:number-rows-spanned="1">
            <text:p>30</text:p>
          </table:table-cell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<text:s/>III. Lưu chuyển tiền từ hoạt động tài chính</text:p>
          </table:table-cell>
          <table:covered-table-cell table:number-columns-repeated="10" table:style-name="ce169"/>
          <table:table-cell table:style-name="ce188" table:number-columns-spanned="2" table:number-rows-spanned="1"/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32">
          <table:table-cell table:style-name="ce157"/>
          <table:table-cell table:style-name="ce156"/>
          <table:table-cell table:style-name="ce170" office:value-type="string" calcext:value-type="string" table:number-columns-spanned="11" table:number-rows-spanned="1">
            <text:p><text:s/>1. Tiền thu từ phát hành cổ phiếu, nhận vốn góp của chủ sở hữu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31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2" table:number-columns-repeated="996"/>
          <table:table-cell/>
        </table:table-row>
        <table:table-row table:style-name="ro17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2. Tiền trả lại vốn góp cho các chủ sở hữu, mua lại cổ phiếu <text:s/>của doanh nghiệp đã phát hành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32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3. Tiền thu từ đi vay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33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4. Tiền trả nợ gốc vay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34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5. Tiền trả nợ gốc thuê tài chính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35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6. Cổ tức, lợi nhuận đã trả cho chủ sở hữu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36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17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 Lưu chuyển tiền thuần từ hoạt động tài chính</text:p>
            <text:p> (40 = 31 + 32 + 33 + 34 + 35 + 36)</text:p>
          </table:table-cell>
          <table:covered-table-cell table:number-columns-repeated="10" table:style-name="ce169"/>
          <table:table-cell table:style-name="ce188" office:value-type="string" calcext:value-type="string" table:number-columns-spanned="2" table:number-rows-spanned="1">
            <text:p>40</text:p>
          </table:table-cell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39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<text:s/>Lưu chuyển tiền thuần trong kỳ (50 = 20+30+40)</text:p>
          </table:table-cell>
          <table:covered-table-cell table:number-columns-repeated="10" table:style-name="ce169"/>
          <table:table-cell table:style-name="ce188" office:value-type="string" calcext:value-type="string" table:number-columns-spanned="2" table:number-rows-spanned="1">
            <text:p>50</text:p>
          </table:table-cell>
          <table:covered-table-cell table:style-name="ce188"/>
          <table:table-cell table:style-name="ce169" table:number-columns-spanned="2" table:number-rows-spanned="1"/>
          <table:covered-table-cell table:style-name="ce169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Tiền và tương đương tiền đầu kỳ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60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5">
          <table:table-cell table:style-name="ce156" table:number-columns-repeated="2"/>
          <table:table-cell table:style-name="ce170" office:value-type="string" calcext:value-type="string" table:number-columns-spanned="11" table:number-rows-spanned="1">
            <text:p><text:s/>Ảnh hưởng của thay đổi tỷ giá hối đoái quy đổi ngoại tệ</text:p>
          </table:table-cell>
          <table:covered-table-cell table:number-columns-repeated="10" table:style-name="ce170"/>
          <table:table-cell table:style-name="ce189" office:value-type="string" calcext:value-type="string" table:number-columns-spanned="2" table:number-rows-spanned="1">
            <text:p>61</text:p>
          </table:table-cell>
          <table:covered-table-cell table:style-name="ce189"/>
          <table:table-cell table:style-name="ce170" table:number-columns-spanned="2" table:number-rows-spanned="1"/>
          <table:covered-table-cell table:style-name="ce170"/>
          <table:table-cell table:style-name="ce199" table:number-columns-spanned="5" table:number-rows-spanned="1"/>
          <table:covered-table-cell table:number-columns-repeated="4" table:style-name="ce199"/>
          <table:table-cell table:style-name="ce199" table:number-columns-spanned="5" table:number-rows-spanned="1"/>
          <table:covered-table-cell table:number-columns-repeated="4" table:style-name="ce199"/>
          <table:table-cell table:style-name="ce211" table:number-columns-repeated="996"/>
          <table:table-cell/>
        </table:table-row>
        <table:table-row table:style-name="ro39">
          <table:table-cell table:style-name="ce156" table:number-columns-repeated="2"/>
          <table:table-cell table:style-name="ce169" office:value-type="string" calcext:value-type="string" table:number-columns-spanned="11" table:number-rows-spanned="1">
            <text:p><text:s/>Tiền và tương đương tiền cuối kỳ (70 = 50+60+61)</text:p>
          </table:table-cell>
          <table:covered-table-cell table:number-columns-repeated="10" table:style-name="ce169"/>
          <table:table-cell table:style-name="ce188" office:value-type="string" calcext:value-type="string" table:number-columns-spanned="2" table:number-rows-spanned="1">
            <text:p>70</text:p>
          </table:table-cell>
          <table:covered-table-cell table:style-name="ce188"/>
          <table:table-cell table:style-name="ce195" table:number-columns-spanned="2" table:number-rows-spanned="1"/>
          <table:covered-table-cell table:style-name="ce195"/>
          <table:table-cell table:style-name="ce198" table:number-columns-spanned="5" table:number-rows-spanned="1"/>
          <table:covered-table-cell table:number-columns-repeated="4" table:style-name="ce198"/>
          <table:table-cell table:style-name="ce198" table:number-columns-spanned="5" table:number-rows-spanned="1"/>
          <table:covered-table-cell table:number-columns-repeated="4" table:style-name="ce198"/>
          <table:table-cell table:style-name="ce211" table:number-columns-repeated="996"/>
          <table:table-cell/>
        </table:table-row>
        <table:table-row table:style-name="ro14">
          <table:table-cell table:style-name="ce156"/>
          <table:table-cell table:style-name="ce162"/>
          <table:table-cell table:style-name="ce171" table:number-columns-repeated="19"/>
          <table:table-cell table:style-name="ce162"/>
          <table:table-cell table:style-name="ce205" table:number-columns-repeated="5"/>
          <table:table-cell table:style-name="ce209" table:number-columns-repeated="996"/>
          <table:table-cell/>
        </table:table-row>
        <table:table-row table:style-name="ro6">
          <table:table-cell table:style-name="ce156"/>
          <table:table-cell table:style-name="ce162"/>
          <table:table-cell table:style-name="ce172" office:value-type="string" calcext:value-type="string" table:number-columns-spanned="3" table:number-rows-spanned="1">
            <text:p>Người lập biểu:</text:p>
          </table:table-cell>
          <table:covered-table-cell table:number-columns-repeated="2" table:style-name="ce171"/>
          <table:table-cell table:style-name="ce178" table:number-columns-spanned="8" table:number-rows-spanned="1"/>
          <table:covered-table-cell table:number-columns-repeated="6" table:style-name="ce182"/>
          <table:covered-table-cell table:style-name="ce187"/>
          <table:table-cell table:style-name="ce156" table:number-columns-repeated="2"/>
          <table:table-cell table:style-name="ce196" office:value-type="string" calcext:value-type="string" table:number-columns-spanned="4" table:number-rows-spanned="1">
            <text:p>Giám đốc:</text:p>
          </table:table-cell>
          <table:covered-table-cell table:number-columns-repeated="2" table:style-name="ce162"/>
          <table:covered-table-cell table:style-name="ce200"/>
          <table:table-cell table:style-name="ce178" table:number-columns-spanned="8" table:number-rows-spanned="1"/>
          <table:covered-table-cell table:number-columns-repeated="6" table:style-name="ce203"/>
          <table:covered-table-cell table:style-name="ce207"/>
          <table:table-cell table:style-name="ce209" table:number-columns-repeated="996"/>
          <table:table-cell/>
        </table:table-row>
        <table:table-row table:style-name="ro7">
          <table:table-cell table:style-name="ce156"/>
          <table:table-cell table:style-name="ce162"/>
          <table:table-cell table:style-name="ce171" table:number-columns-repeated="11"/>
          <table:table-cell table:style-name="ce190" table:number-columns-spanned="4" table:number-rows-spanned="1"/>
          <table:covered-table-cell table:number-columns-repeated="3" table:style-name="ce192"/>
          <table:table-cell table:style-name="ce156" table:number-columns-repeated="5"/>
          <table:table-cell table:style-name="ce206" table:number-columns-repeated="3"/>
          <table:table-cell table:style-name="ce162"/>
          <table:table-cell table:style-name="ce208"/>
          <table:table-cell table:style-name="ce209" table:number-columns-repeated="996"/>
          <table:table-cell/>
        </table:table-row>
        <table:table-row table:style-name="ro6">
          <table:table-cell table:style-name="ce156" table:number-columns-repeated="2"/>
          <table:table-cell table:style-name="ce172" office:value-type="string" calcext:value-type="string" table:number-columns-spanned="3" table:number-rows-spanned="1">
            <text:p>Kế toán trưởng:</text:p>
          </table:table-cell>
          <table:covered-table-cell table:number-columns-repeated="2" table:style-name="ce171"/>
          <table:table-cell table:style-name="ce178" table:number-columns-spanned="8" table:number-rows-spanned="1"/>
          <table:covered-table-cell table:number-columns-repeated="6" table:style-name="ce182"/>
          <table:covered-table-cell table:style-name="ce187"/>
          <table:table-cell table:style-name="ce156" table:number-columns-repeated="2"/>
          <table:table-cell table:style-name="ce196" office:value-type="string" calcext:value-type="string" table:number-columns-spanned="4" table:number-rows-spanned="1">
            <text:p>Ngày ký:</text:p>
          </table:table-cell>
          <table:covered-table-cell table:number-columns-repeated="2" table:style-name="ce162"/>
          <table:covered-table-cell table:style-name="ce200"/>
          <table:table-cell table:style-name="ce178" table:number-columns-spanned="8" table:number-rows-spanned="1"/>
          <table:covered-table-cell table:number-columns-repeated="6" table:style-name="ce203"/>
          <table:covered-table-cell table:style-name="ce207"/>
          <table:table-cell table:style-name="ce209" table:number-columns-repeated="996"/>
          <table:table-cell/>
        </table:table-row>
        <table:table-row table:style-name="ro23">
          <table:table-cell table:style-name="ce156" table:number-columns-repeated="2"/>
          <table:table-cell table:style-name="ce171" table:number-columns-repeated="25"/>
          <table:table-cell table:style-name="ce209" table:number-columns-repeated="996"/>
          <table:table-cell/>
        </table:table-row>
        <table:table-row table:style-name="ro6">
          <table:table-cell table:style-name="ce156" table:number-columns-repeated="2"/>
          <table:table-cell table:style-name="ce172" office:value-type="string" calcext:value-type="string" table:number-columns-spanned="5" table:number-rows-spanned="1">
            <text:p>Số chứng chỉ hành nghề:</text:p>
          </table:table-cell>
          <table:covered-table-cell table:number-columns-repeated="4" table:style-name="ce171"/>
          <table:table-cell table:style-name="ce178" table:number-columns-spanned="6" table:number-rows-spanned="1"/>
          <table:covered-table-cell table:number-columns-repeated="4" table:style-name="ce182"/>
          <table:covered-table-cell table:style-name="ce187"/>
          <table:table-cell table:style-name="ce156" table:number-columns-repeated="2"/>
          <table:table-cell table:style-name="ce162" table:number-columns-repeated="12"/>
          <table:table-cell table:style-name="ce209" table:number-columns-repeated="996"/>
          <table:table-cell/>
        </table:table-row>
        <table:table-row table:style-name="ro7">
          <table:table-cell table:style-name="ce156" table:number-columns-repeated="2"/>
          <table:table-cell table:style-name="ce171" table:number-columns-repeated="25"/>
          <table:table-cell table:style-name="ce209" table:number-columns-repeated="996"/>
          <table:table-cell/>
        </table:table-row>
        <table:table-row table:style-name="ro6">
          <table:table-cell table:style-name="ce156" table:number-columns-repeated="2"/>
          <table:table-cell table:style-name="ce172" office:value-type="string" calcext:value-type="string" table:number-columns-spanned="5" table:number-rows-spanned="1">
            <text:p>Đơn vị cung cấp dịch vụ kế toán:</text:p>
          </table:table-cell>
          <table:covered-table-cell table:number-columns-repeated="4" table:style-name="ce171"/>
          <table:table-cell table:style-name="ce178" table:number-columns-spanned="20" table:number-rows-spanned="1"/>
          <table:covered-table-cell table:number-columns-repeated="18" table:style-name="ce182"/>
          <table:covered-table-cell table:style-name="ce187"/>
          <table:table-cell table:style-name="ce209" table:number-columns-repeated="996"/>
          <table:table-cell/>
        </table:table-row>
        <table:table-row table:style-name="ro6">
          <table:table-cell table:style-name="ce156" table:number-columns-repeated="12"/>
          <table:table-cell table:style-name="ce162"/>
          <table:table-cell table:style-name="ce156" table:number-columns-repeated="2"/>
          <table:table-cell table:style-name="ce162"/>
          <table:table-cell table:style-name="ce156" table:number-columns-repeated="5"/>
          <table:table-cell table:style-name="ce162"/>
          <table:table-cell table:style-name="ce156" table:number-columns-repeated="5"/>
          <table:table-cell table:style-name="ce209" table:number-columns-repeated="996"/>
          <table:table-cell/>
        </table:table-row>
        <table:table-row table:style-name="ro26" table:number-rows-repeated="1048495">
          <table:table-cell table:number-columns-repeated="1024"/>
        </table:table-row>
        <table:table-row table:style-name="ro40" table:number-rows-repeated="29">
          <table:table-cell table:number-columns-repeated="1024"/>
        </table:table-row>
        <table:table-row table:style-name="ro4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loext:min-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2">
      <number:number number:decimal-places="2" loext:min-decimal-places="2" number:min-integer-digits="1" number:grouping="true"/>
      <number:text> </number:text>
    </number:number-style>
    <number:number-style style:name="N123">
      <number:text> (</number:text>
      <number:number number:decimal-places="2" loext:min-decimal-places="2" number:min-integer-digits="1" number:grouping="true"/>
      <number:text>)</number:text>
    </number:number-style>
    <number:number-style style:name="N124">
      <number:text> -</number:text>
      <number:number number:decimal-places="0" loext:min-decimal-places="0" number:min-integer-digits="2"/>
      <number:text> </number:text>
    </number:number-style>
    <number:number-style style:name="N126">
      <number:number number:decimal-places="0" loext:min-decimal-places="0" number:min-integer-digits="1"/>
      <number:text> </number:text>
    </number:number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number:text>(</number:text>
      <number:number number:decimal-places="0" loext:min-decimal-places="0" number:min-integer-digits="1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8P0"/>
    </number:number-style>
    <number:date-style style:name="N129"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number number:decimal-places="2" loext:min-decimal-places="2" number:min-integer-digits="1"/>
    </number:number-style>
    <number:number-style style:name="N130">
      <number:text>(</number:text>
      <number:number number:decimal-places="2" loext:min-decimal-places="2" number:min-integer-digits="1"/>
      <number:text>)</number:text>
      <style:map style:condition="value()&gt;=0" style:apply-style-name="N130P0"/>
    </number:number-style>
    <number:number-style style:name="N131">
      <number:number number:decimal-places="0" loext:min-decimal-places="0" number:min-integer-digits="0"/>
    </number:number-style>
    <number:number-style style:name="N132P0" style:volatile="true">
      <number:number number:decimal-places="0" loext:min-decimal-places="0" number:min-integer-digits="0"/>
    </number:number-style>
    <number:number-style style:name="N132">
      <number:text>(</number:text>
      <number:number number:decimal-places="0" loext:min-decimal-places="0" number:min-integer-digits="0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0"/>
    </number:number-style>
    <number:number-style style:name="N134">
      <number:text>-</number:text>
      <number:number number:decimal-places="0" loext:min-decimal-places="0" number:min-integer-digits="0"/>
      <style:map style:condition="value()&gt;=0" style:apply-style-name="N134P0"/>
    </number:number-style>
    <number:number-style style:name="N135">
      <number:number number:decimal-places="5" loext:min-decimal-places="5" number:min-integer-digits="1"/>
    </number:number-style>
    <number:number-style style:name="N136P0" style:volatile="true">
      <number:number number:decimal-places="5" loext:min-decimal-places="5" number:min-integer-digits="1"/>
    </number:number-style>
    <number:number-style style:name="N136">
      <number:text>-</number:text>
      <number:number number:decimal-places="5" loext:min-decimal-places="5" number:min-integer-digits="1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/>
    </number:number-style>
    <number:number-style style:name="N137">
      <style:text-properties fo:color="#ff0000"/>
      <number:text>-</number:text>
      <number:number number:decimal-places="0" loext:min-decimal-places="0" number:min-integer-digits="1"/>
      <style:map style:condition="value()&gt;=0" style:apply-style-name="N137P0"/>
    </number:number-style>
    <number:number-style style:name="N141P0" style:volatile="true">
      <number:number number:decimal-places="2" loext:min-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loext:min-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2" loext:min-decimal-places="2" number:min-integer-digits="1" number:grouping="true"/>
      <number:text>   </number:text>
    </number:number-style>
    <number:number-style style:name="N170">
      <number:text>-</number:text>
      <number:number number:decimal-places="2" loext:min-decimal-places="2" number:min-integer-digits="1" number:grouping="true"/>
      <number:text>   </number:text>
    </number:number-style>
    <number:number-style style:name="N171">
      <number:text> -</number:text>
      <number:number number:decimal-places="0" loext:min-decimal-places="0" number:min-integer-digits="2"/>
      <number:text>   </number:text>
    </number:number-style>
    <number:number-style style:name="N172P0" style:volatile="true">
      <number:number number:decimal-places="2" loext:min-decimal-places="2" number:min-integer-digits="1" number:grouping="true"/>
      <number:text>   </number:text>
    </number:number-style>
    <number:number-style style:name="N17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72P2" style:volatile="true">
      <number:text> -</number:text>
      <number:number number:decimal-places="0" loext:min-decimal-places="0" number:min-integer-digits="2"/>
      <number:text>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text> (</number:text>
      <number:number number:decimal-places="0" loext:min-decimal-places="0" number:min-integer-digits="1"/>
      <number:text>)</number:text>
    </number:number-style>
    <number:number-style style:name="N174P0" style:volatile="true">
      <number:number number:decimal-places="0" loext:min-decimal-places="0" number:min-integer-digits="1"/>
      <number:text> </number:text>
    </number:number-style>
    <number:number-style style:name="N174P1" style:volatile="true">
      <number:text> (</number:text>
      <number:number number:decimal-places="0" loext:min-decimal-places="0" number:min-integer-digits="1"/>
      <number:text>)</number:text>
    </number:number-style>
    <number:number-style style:name="N174P2" style:volatile="true">
      <number:text> -</number:text>
      <number:number number:decimal-places="0" loext:min-decimal-places="0" number:min-integer-digits="2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1" loext:min-decimal-places="1" number:min-integer-digits="1" number:grouping="true"/>
      <number:text> </number:text>
    </number:number-style>
    <number:number-style style:name="N17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number:text> 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9P0" style:volatile="true">
      <number:number number:decimal-places="0" loext:min-decimal-places="0" number:min-integer-digits="1" number:grouping="true"/>
    </number:number-style>
    <number:number-style style:name="N179">
      <style:text-properties fo:color="#ff0000"/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2" loext:min-decimal-places="2" number:min-integer-digits="1" number:grouping="true"/>
      <number:text> </number:text>
    </number:number-style>
    <number:number-style style:name="N18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number-style style:name="N194">
      <number:number number:decimal-places="1" loext:min-decimal-places="1" number:min-integer-digits="1" number:grouping="true"/>
    </number:number-style>
    <number:date-style style:name="N19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5">
      <number:text-content/>
      <style:map style:condition="value()&lt;=1.79769313486232E+308" style:apply-style-name="N195P0"/>
    </number:text-style>
    <number:number-style style:name="N196">
      <number:number number:decimal-places="0" loext:min-decimal-places="0" number:min-integer-digits="0" number:grouping="true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">
      <number:text>(-</number:text>
      <number:number number:decimal-places="0" loext:min-decimal-places="0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number:text>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£</number:text>
      <number:number number:decimal-places="0" loext:min-decimal-places="0" number:min-integer-digits="1" number:grouping="true"/>
    </number:number-style>
    <number:number-style style:name="N206">
      <number:text>-£</number:text>
      <number:number number:decimal-places="0" loext:min-decimal-places="0" number:min-integer-digits="1" number:grouping="true"/>
      <style:map style:condition="value()&gt;=0" style:apply-style-name="N206P0"/>
    </number:number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9P0" style:volatile="true">
      <number:text>£</number:text>
      <number:number number:decimal-places="2" loext:min-decimal-places="2" number:min-integer-digits="1" number:grouping="true"/>
    </number:number-style>
    <number:number-style style:name="N209">
      <number:text>-£</number:text>
      <number:number number:decimal-places="2" loext:min-decimal-places="2" number:min-integer-digits="1" number:grouping="true"/>
      <style:map style:condition="value()&gt;=0" style:apply-style-name="N209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4P2" style:volatile="true">
      <loext:fill-character> </loext:fill-character>
      <number:text>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8P2" style:volatile="true">
      <loext:text> £</loext:text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day number:style="long"/>
      <number:text>-</number:text>
      <number:month number:style="long"/>
      <number:text>-</number:text>
      <number:year/>
    </number:date-style>
    <number:number-style style:name="N2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240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240P2" style:volatile="true">
      <loext:fill-character> </loext:fill-character>
      <number:text>- 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number number:decimal-places="0" loext:min-decimal-places="0" number:min-integer-digits="1">
        <number:embedded-text number:position="12"> </number:embedded-text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244P0" style:volatile="true">
      <number:number number:decimal-places="0" loext:min-decimal-places="0" number:min-integer-digits="2" number:grouping="true"/>
    </number:number-style>
    <number:number-style style:name="N244P1" style:volatile="true">
      <style:text-properties fo:color="#ff0000"/>
      <number:text>-</number:text>
      <number:number number:decimal-places="0" loext:min-decimal-places="0" number:min-integer-digits="2" number:grouping="true"/>
    </number:number-style>
    <number:number-style style:name="N244">
      <number:text>   -</number:text>
      <style:map style:condition="value()&gt;0" style:apply-style-name="N244P0"/>
      <style:map style:condition="value()&lt;0" style:apply-style-name="N244P1"/>
    </number:number-style>
    <number:date-style style:name="N245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46">
      <number:text>Từ ngày </number:text>
      <number:day number:style="long"/>
    </number:date-style>
    <number:date-style style:name="N247">
      <number:text>đến ngày  </number:text>
      <number:day number:style="long"/>
      <number:text> / </number:text>
      <number:month number:style="long"/>
      <number:text> / </number:text>
      <number:year number:style="long"/>
    </number:date-style>
    <number:date-style style:name="N248">
      <number:text>đến </number:text>
      <number:day number:style="long"/>
      <number:text>/</number:text>
      <number:month number:style="long"/>
      <number:text>/</number:text>
      <number:year number:style="long"/>
    </number:date-style>
    <number:date-style style:name="N249">
      <number:text>TP.HCM,ngày 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0">
      <number:number number:decimal-places="0" loext:min-decimal-places="0" number:min-integer-digits="3"/>
    </number:number-style>
    <number:date-style style:name="N251">
      <number:text>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52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5P0" style:volatile="true">
      <number:number number:decimal-places="0" loext:min-decimal-places="0" number:min-integer-digits="1"/>
    </number:number-style>
    <number:number-style style:name="N255P1" style:volatile="true">
      <number:text>-</number:text>
      <number:number number:decimal-places="0" loext:min-decimal-places="0" number:min-integer-digits="1"/>
    </number:number-style>
    <number:number-style style:name="N255P2" style:volatile="true">
      <number:text/>
    </number:number-style>
    <number:text-style style:name="N255">
      <number:text-content/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number number:decimal-places="0" loext:min-decimal-places="0" number:min-integer-digits="1"/>
    </number:number-style>
    <number:number-style style:name="N257P1" style:volatile="true">
      <number:text>-</number:text>
    </number:number-style>
    <number:number-style style:name="N257P2" style:volatile="true">
      <number:number number:decimal-places="0" loext:min-decimal-places="0" number:min-integer-digits="1"/>
    </number:number-style>
    <number:text-style style:name="N257">
      <number:text-content/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date-style style:name="N258">
      <number:text>TP.HCM, 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59P0" style:volatile="true">
      <number:number number:decimal-places="0" loext:min-decimal-places="0" number:min-integer-digits="1"/>
    </number:number-style>
    <number:number-style style:name="N259P1" style:volatile="true">
      <number:text>-</number:text>
      <number:number number:decimal-places="0" loext:min-decimal-places="0" number:min-integer-digits="1"/>
    </number:number-style>
    <number:text-style style:name="N259">
      <number:text-content/>
      <style:map style:condition="value()&gt;=0" style:apply-style-name="N259P0"/>
      <style:map style:condition="value()&lt;0" style:apply-style-name="N259P1"/>
    </number:text-style>
    <number:date-style style:name="N260">
      <number:text>Lập, ngày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61">
      <number:text> Vµo ngµy </number:text>
      <number:day number:style="long"/>
      <number:text>/</number:text>
      <number:month number:style="long"/>
      <number:text>/</number:text>
      <number:year number:style="long"/>
    </number:date-style>
    <number:date-style style:name="N262">
      <number:text>TP. HCM, ngày  </number:text>
      <number:day number:style="long"/>
      <number:text> tháng </number:text>
      <number:month number:style="long"/>
      <number:text> năm </number:text>
      <number:year number:style="long"/>
    </number:date-style>
    <number:date-style style:name="N263">
      <number:text>Ngày </number:text>
      <number:day number:style="long"/>
      <number:text> tháng </number:text>
      <number:month number:style="long"/>
      <number:text> tăm </number:text>
      <number:year number:style="long"/>
    </number:date-style>
    <number:date-style style:name="N264">
      <number:text>Từ ngày </number:text>
      <number:day number:style="long"/>
      <number:text> / </number:text>
      <number:month number:style="long"/>
      <number:text> / </number:text>
      <number:year number:style="long"/>
    </number:date-style>
    <number:date-style style:name="N265">
      <number:text>đến </number:text>
      <number:day number:style="long"/>
      <number:text> / </number:text>
      <number:month number:style="long"/>
      <number:text> / </number:text>
      <number:year number:style="long"/>
    </number:date-style>
    <number:number-style style:name="N26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68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2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">
      <number:number number:decimal-places="0" loext:min-decimal-places="0" number:min-integer-digits="2"/>
    </number:number-style>
    <number:date-style style:name="N270">
      <number:month number:textual="true"/>
      <number:text>-</number:text>
      <number:year number:style="long"/>
    </number:date-style>
    <number:date-style style:name="N271">
      <number:day number:style="long"/>
      <number:text>/</number:text>
      <number:month number:style="long"/>
    </number:date-style>
    <number:time-style style:name="N27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73">
      <number:day number:style="long"/>
      <number:text>-</number:text>
      <number:month number:textual="true"/>
      <number:text>-</number:text>
      <number:year/>
    </number:date-style>
    <number:number-style style:name="N274P0" style:volatile="true">
      <number:number number:decimal-places="0" loext:min-decimal-places="0" number:min-integer-digits="1" number:grouping="true"/>
      <number:text> </number:text>
    </number:number-style>
    <number:number-style style:name="N274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74P2" style:volatile="true">
      <number:text>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date-style style:name="N275">
      <number:day number:style="long"/>
      <number:text>-</number:text>
      <number:month number:style="long"/>
      <number:text>-</number:text>
      <number:year number:style="long"/>
    </number:date-style>
    <number:number-style style:name="N276P0" style:volatile="true">
      <number:number number:decimal-places="0" loext:min-decimal-places="0" number:min-integer-digits="1" number:grouping="true"/>
    </number:number-style>
    <number:number-style style:name="N276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276P2" style:volatile="true">
      <number:text>- </number:text>
    </number:number-style>
    <number:text-style style:name="N276">
      <number:text-content/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78P0" style:volatile="true">
      <number:number number:decimal-places="0" loext:min-decimal-places="0" number:min-integer-digits="1"/>
    </number:number-style>
    <number:number-style style:name="N27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78P0"/>
    </number:number-style>
    <number:date-style style:name="N279">
      <number:day number:style="long"/>
      <number:text>/</number:text>
      <number:month number:style="long"/>
      <number:text>/</number:text>
      <number:year number:style="long"/>
    </number:date-style>
    <number:number-style style:name="N280P0" style:volatile="true">
      <number:number number:decimal-places="2" loext:min-decimal-places="2" number:min-integer-digits="1"/>
    </number:number-style>
    <number:number-style style:name="N280">
      <number:text>(</number:text>
      <number:number number:decimal-places="2" loext:min-decimal-places="2" number:min-integer-digits="1"/>
      <number:text>)</number:text>
      <style:map style:condition="value()&gt;=0" style:apply-style-name="N280P0"/>
    </number:number-style>
    <number:number-style style:name="N281P0" style:volatile="true">
      <number:number number:decimal-places="0" loext:min-decimal-places="0" number:min-integer-digits="0"/>
    </number:number-style>
    <number:number-style style:name="N281">
      <number:text>(</number:text>
      <number:number number:decimal-places="0" loext:min-decimal-places="0" number:min-integer-digits="0"/>
      <number:text>)</number:text>
      <style:map style:condition="value()&gt;=0" style:apply-style-name="N281P0"/>
    </number:number-style>
    <number:number-style style:name="N282P0" style:volatile="true">
      <number:number number:decimal-places="0" loext:min-decimal-places="0" number:min-integer-digits="0"/>
    </number:number-style>
    <number:number-style style:name="N282">
      <number:text>-</number:text>
      <number:number number:decimal-places="0" loext:min-decimal-places="0" number:min-integer-digits="0"/>
      <style:map style:condition="value()&gt;=0" style:apply-style-name="N282P0"/>
    </number:number-style>
    <number:number-style style:name="N283P0" style:volatile="true">
      <number:number number:decimal-places="5" loext:min-decimal-places="5" number:min-integer-digits="1"/>
    </number:number-style>
    <number:number-style style:name="N283">
      <number:text>-</number:text>
      <number:number number:decimal-places="5" loext:min-decimal-places="5" number:min-integer-digits="1"/>
      <style:map style:condition="value()&gt;=0" style:apply-style-name="N283P0"/>
    </number:number-style>
    <number:number-style style:name="N284P0" style:volatile="true">
      <number:number number:decimal-places="0" loext:min-decimal-places="0" number:min-integer-digits="1"/>
    </number:number-style>
    <number:number-style style:name="N284">
      <style:text-properties fo:color="#ff0000"/>
      <number:text>-</number:text>
      <number:number number:decimal-places="0" loext:min-decimal-places="0" number:min-integer-digits="1"/>
      <style:map style:condition="value()&gt;=0" style:apply-style-name="N284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0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number:currency-style style:name="N1016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3P0"/>
    </number:currency-style>
    <number:currency-style style:name="N1016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4P0"/>
    </number:currency-style>
    <number:currency-style style:name="N1016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5P0"/>
    </number:currency-style>
    <number:currency-style style:name="N1016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6P0"/>
    </number:currency-style>
    <style:style style:name="Default" style:family="table-cell" style:data-style-name="N0">
      <style:table-cell-properties style:cell-protect="none" style:print-content="true" fo:background-color="transparent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54pt" fo:margin-right="54pt" style:print-page-order="ttb" style:first-page-number="continue" style:scale-to="100%" style:print="charts drawings objects"/>
      <style:header-style>
        <style:header-footer-properties fo:min-height="72pt" fo:margin-left="0pt" fo:margin-right="0pt" fo:margin-bottom="0pt"/>
      </style:header-style>
      <style:footer-style>
        <style:header-footer-properties fo:min-height="0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18pt" fo:margin-right="18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5">
      <style:page-layout-properties fo:margin-top="0pt" fo:margin-bottom="0pt" fo:margin-left="54pt" fo:margin-right="54pt" style:print="charts drawings objects"/>
      <style:header-style>
        <style:header-footer-properties fo:min-height="72pt" fo:margin-left="0pt" fo:margin-right="0pt" fo:margin-bottom="0pt"/>
      </style:header-style>
      <style:footer-style>
        <style:header-footer-properties fo:min-height="0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4:33:55.086006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The King</meta:initial-creator>
    <meta:creation-date>2016-09-28T10:39:57Z</meta:creation-date>
    <dc:date>2017-01-11T14:42:26.452619144</dc:date>
    <meta:editing-duration>PT46M54S</meta:editing-duration>
    <meta:editing-cycles>79</meta:editing-cycles>
    <meta:document-statistic meta:table-count="6" meta:cell-count="1245" meta:object-count="0"/>
  </office:meta>
</office:document-meta>
</file>